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5334775" calcext:value-type="float">
            <text:p>0.0853347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05815375" calcext:value-type="float">
            <text:p>0.1705815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5671675" calcext:value-type="float">
            <text:p>0.2556716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05661625" calcext:value-type="float">
            <text:p>0.3405661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25253025" calcext:value-type="float">
            <text:p>0.4252530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97361125" calcext:value-type="float">
            <text:p>0.50973611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940218875" calcext:value-type="float">
            <text:p>0.59402188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78111425" calcext:value-type="float">
            <text:p>0.6781114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620015125" calcext:value-type="float">
            <text:p>0.76200151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45691825" calcext:value-type="float">
            <text:p>0.8456918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918205" calcext:value-type="float">
            <text:p>0.929182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012215" calcext:value-type="float">
            <text:p>1.01221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958366375" calcext:value-type="float">
            <text:p>1.0958366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1793852625" calcext:value-type="float">
            <text:p>1.1793852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630027625" calcext:value-type="float">
            <text:p>1.26300276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467563125" calcext:value-type="float">
            <text:p>1.34675631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4306913125" calcext:value-type="float">
            <text:p>1.43069131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148399875" calcext:value-type="float">
            <text:p>1.51483998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5992224375" calcext:value-type="float">
            <text:p>1.59922243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68384305" calcext:value-type="float">
            <text:p>1.683843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686853" calcext:value-type="float">
            <text:p>1.768685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537084875" calcext:value-type="float">
            <text:p>1.85370848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9388489375" calcext:value-type="float">
            <text:p>1.93884893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240265" calcext:value-type="float">
            <text:p>2.024026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1091551" calcext:value-type="float">
            <text:p>2.109155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941542375" calcext:value-type="float">
            <text:p>2.19415423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789574125" calcext:value-type="float">
            <text:p>2.27895741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635147875" calcext:value-type="float">
            <text:p>2.36351478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4477903375" calcext:value-type="float">
            <text:p>2.44779033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317568125" calcext:value-type="float">
            <text:p>2.53175681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6153920125" calcext:value-type="float">
            <text:p>2.61539201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986753375" calcext:value-type="float">
            <text:p>2.69867533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7815720875" calcext:value-type="float">
            <text:p>2.7815720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63941475" calcext:value-type="float">
            <text:p>2.8639414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9444332625" calcext:value-type="float">
            <text:p>2.94443326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029894575" calcext:value-type="float">
            <text:p>3.0298945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1138643875" calcext:value-type="float">
            <text:p>3.113864387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976588" calcext:value-type="float">
            <text:p>3.197658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2815226125" calcext:value-type="float">
            <text:p>3.28152261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3655617625" calcext:value-type="float">
            <text:p>3.36556176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449833575" calcext:value-type="float">
            <text:p>3.4498335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5343672" calcext:value-type="float">
            <text:p>3.534367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6191674875" calcext:value-type="float">
            <text:p>3.61916748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7042144375" calcext:value-type="float">
            <text:p>3.70421443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78946425" calcext:value-type="float">
            <text:p>3.7894642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748540125" calcext:value-type="float">
            <text:p>3.874854012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960309675" calcext:value-type="float">
            <text:p>3.9603096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0457562375" calcext:value-type="float">
            <text:p>4.045756237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1311293375" calcext:value-type="float">
            <text:p>4.13112933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2163863" calcext:value-type="float">
            <text:p>4.216386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3015115375" calcext:value-type="float">
            <text:p>4.30151153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3865099125" calcext:value-type="float">
            <text:p>4.38650991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.4713847125" calcext:value-type="float">
            <text:p>4.471384712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55610485" calcext:value-type="float">
            <text:p>4.5561048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6405703625" calcext:value-type="float">
            <text:p>4.64057036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724572375" calcext:value-type="float">
            <text:p>4.7245723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8076521125" calcext:value-type="float">
            <text:p>4.80765211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88750525" calcext:value-type="float">
            <text:p>4.8875052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977154575" calcext:value-type="float">
            <text:p>4.9771545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06244135" calcext:value-type="float">
            <text:p>5.0624413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14679105" calcext:value-type="float">
            <text:p>5.1467910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230791175" calcext:value-type="float">
            <text:p>5.23079117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3147431125" calcext:value-type="float">
            <text:p>5.31474311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3988325625" calcext:value-type="float">
            <text:p>5.39883256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.483157275" calcext:value-type="float">
            <text:p>5.4831572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5677443125" calcext:value-type="float">
            <text:p>5.567744312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6525717375" calcext:value-type="float">
            <text:p>5.652571737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.7375894125" calcext:value-type="float">
            <text:p>5.737589412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8227327875" calcext:value-type="float">
            <text:p>5.822732787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907929225" calcext:value-type="float">
            <text:p>5.90792922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993100825" calcext:value-type="float">
            <text:p>5.9931008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.078168475" calcext:value-type="float">
            <text:p>6.07816847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.1630586625" calcext:value-type="float">
            <text:p>6.163058662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.2477111625" calcext:value-type="float">
            <text:p>6.247711162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33208455" calcext:value-type="float">
            <text:p>6.3320845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.41615695" calcext:value-type="float">
            <text:p>6.4161569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499921075" calcext:value-type="float">
            <text:p>6.49992107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5833732" calcext:value-type="float">
            <text:p>6.583373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6664914625" calcext:value-type="float">
            <text:p>6.66649146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26782" calcext:value-type="float">
            <text:p>6.826782</text:p>
          </table:table-cell>
          <table:table-cell office:value-type="float" office:value="6.749169525" calcext:value-type="float">
            <text:p>6.749169525</text:p>
          </table:table-cell>
          <table:table-cell table:formula="of:=POWER([.C81]-6.75;2)" office:value-type="float" office:value="0.000000689688725624811" calcext:value-type="float">
            <text:p>6.89688725624811E-007</text:p>
          </table:table-cell>
          <table:table-cell table:formula="of:=SQRT(SUM([.D81:.D180])/100)" office:value-type="float" office:value="0.0190301732487844" calcext:value-type="float">
            <text:p>0.01903017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819741" calcext:value-type="float">
            <text:p>6.819741</text:p>
          </table:table-cell>
          <table:table-cell office:value-type="float" office:value="6.7453998" calcext:value-type="float">
            <text:p>6.7453998</text:p>
          </table:table-cell>
          <table:table-cell table:formula="of:=POWER([.C82]-6.75;2)" office:value-type="float" office:value="0.0000211618400400046" calcext:value-type="float">
            <text:p>2.11618400400046E-00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807211" calcext:value-type="float">
            <text:p>6.807211</text:p>
          </table:table-cell>
          <table:table-cell office:value-type="float" office:value="6.748821725" calcext:value-type="float">
            <text:p>6.748821725</text:p>
          </table:table-cell>
          <table:table-cell table:formula="of:=POWER([.C83]-6.75;2)" office:value-type="float" office:value="0.00000138833197562502" calcext:value-type="float">
            <text:p>1.38833197562502E-00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91559" calcext:value-type="float">
            <text:p>6.791559</text:p>
          </table:table-cell>
          <table:table-cell office:value-type="float" office:value="6.7480361875" calcext:value-type="float">
            <text:p>6.7480361875</text:p>
          </table:table-cell>
          <table:table-cell table:formula="of:=POWER([.C84]-6.75;2)" office:value-type="float" office:value="0.00000385655953515492" calcext:value-type="float">
            <text:p>3.85655953515492E-0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74949" calcext:value-type="float">
            <text:p>6.774949</text:p>
          </table:table-cell>
          <table:table-cell office:value-type="float" office:value="6.747059525" calcext:value-type="float">
            <text:p>6.747059525</text:p>
          </table:table-cell>
          <table:table-cell table:formula="of:=POWER([.C85]-6.75;2)" office:value-type="float" office:value="0.00000864639322562466" calcext:value-type="float">
            <text:p>8.64639322562466E-00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58647" calcext:value-type="float">
            <text:p>6.758647</text:p>
          </table:table-cell>
          <table:table-cell office:value-type="float" office:value="6.7462803125" calcext:value-type="float">
            <text:p>6.7462803125</text:p>
          </table:table-cell>
          <table:table-cell table:formula="of:=POWER([.C86]-6.75;2)" office:value-type="float" office:value="0.0000138360750976584" calcext:value-type="float">
            <text:p>1.38360750976584E-00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42862" calcext:value-type="float">
            <text:p>6.742862</text:p>
          </table:table-cell>
          <table:table-cell office:value-type="float" office:value="6.7458542125" calcext:value-type="float">
            <text:p>6.7458542125</text:p>
          </table:table-cell>
          <table:table-cell table:formula="of:=POWER([.C87]-6.75;2)" office:value-type="float" office:value="0.0000171875539951539" calcext:value-type="float">
            <text:p>1.71875539951539E-00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27163" calcext:value-type="float">
            <text:p>6.727163</text:p>
          </table:table-cell>
          <table:table-cell office:value-type="float" office:value="6.7458590375" calcext:value-type="float">
            <text:p>6.7458590375</text:p>
          </table:table-cell>
          <table:table-cell table:formula="of:=POWER([.C88]-6.75;2)" office:value-type="float" office:value="0.0000171475704264077" calcext:value-type="float">
            <text:p>1.71475704264077E-00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11207" calcext:value-type="float">
            <text:p>6.711207</text:p>
          </table:table-cell>
          <table:table-cell office:value-type="float" office:value="6.746325" calcext:value-type="float">
            <text:p>6.746325</text:p>
          </table:table-cell>
          <table:table-cell table:formula="of:=POWER([.C89]-6.75;2)" office:value-type="float" office:value="0.0000135056250000023" calcext:value-type="float">
            <text:p>1.35056250000023E-00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695225" calcext:value-type="float">
            <text:p>6.695225</text:p>
          </table:table-cell>
          <table:table-cell office:value-type="float" office:value="6.7472451625" calcext:value-type="float">
            <text:p>6.7472451625</text:p>
          </table:table-cell>
          <table:table-cell table:formula="of:=POWER([.C90]-6.75;2)" office:value-type="float" office:value="0.00000758912965140348" calcext:value-type="float">
            <text:p>7.58912965140348E-00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79218" calcext:value-type="float">
            <text:p>6.679218</text:p>
          </table:table-cell>
          <table:table-cell office:value-type="float" office:value="6.748582875" calcext:value-type="float">
            <text:p>6.748582875</text:p>
          </table:table-cell>
          <table:table-cell table:formula="of:=POWER([.C91]-6.75;2)" office:value-type="float" office:value="0.00000200824326562411" calcext:value-type="float">
            <text:p>2.00824326562411E-00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42636" calcext:value-type="float">
            <text:p>6.642636</text:p>
          </table:table-cell>
          <table:table-cell office:value-type="float" office:value="6.7502889875" calcext:value-type="float">
            <text:p>6.7502889875</text:p>
          </table:table-cell>
          <table:table-cell table:formula="of:=POWER([.C92]-6.75;2)" office:value-type="float" office:value="0.0000000835137751564128" calcext:value-type="float">
            <text:p>8.35137751564128E-00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89731" calcext:value-type="float">
            <text:p>6.689731</text:p>
          </table:table-cell>
          <table:table-cell office:value-type="float" office:value="6.752566825" calcext:value-type="float">
            <text:p>6.752566825</text:p>
          </table:table-cell>
          <table:table-cell table:formula="of:=POWER([.C93]-6.75;2)" office:value-type="float" office:value="0.00000658859058062355" calcext:value-type="float">
            <text:p>6.58859058062355E-00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6.7543124875" calcext:value-type="float">
            <text:p>6.7543124875</text:p>
          </table:table-cell>
          <table:table-cell table:formula="of:=POWER([.C94]-6.75;2)" office:value-type="float" office:value="0.0000185975484376564" calcext:value-type="float">
            <text:p>1.85975484376564E-00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6894" calcext:value-type="float">
            <text:p>6.6894</text:p>
          </table:table-cell>
          <table:table-cell office:value-type="float" office:value="6.756122675" calcext:value-type="float">
            <text:p>6.756122675</text:p>
          </table:table-cell>
          <table:table-cell table:formula="of:=POWER([.C95]-6.75;2)" office:value-type="float" office:value="0.0000374871491556287" calcext:value-type="float">
            <text:p>3.74871491556287E-00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00284" calcext:value-type="float">
            <text:p>6.700284</text:p>
          </table:table-cell>
          <table:table-cell office:value-type="float" office:value="6.7577832375" calcext:value-type="float">
            <text:p>6.7577832375</text:p>
          </table:table-cell>
          <table:table-cell table:formula="of:=POWER([.C96]-6.75;2)" office:value-type="float" office:value="0.000060578785981406" calcext:value-type="float">
            <text:p>6.0578785981406E-00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148" calcext:value-type="float">
            <text:p>6.7148</text:p>
          </table:table-cell>
          <table:table-cell office:value-type="float" office:value="6.7591535" calcext:value-type="float">
            <text:p>6.7591535</text:p>
          </table:table-cell>
          <table:table-cell table:formula="of:=POWER([.C97]-6.75;2)" office:value-type="float" office:value="0.0000837865622500007" calcext:value-type="float">
            <text:p>8.37865622500007E-00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31894" calcext:value-type="float">
            <text:p>6.731894</text:p>
          </table:table-cell>
          <table:table-cell office:value-type="float" office:value="6.7601237" calcext:value-type="float">
            <text:p>6.7601237</text:p>
          </table:table-cell>
          <table:table-cell table:formula="of:=POWER([.C98]-6.75;2)" office:value-type="float" office:value="0.000102489301690006" calcext:value-type="float">
            <text:p>0.000102489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50596" calcext:value-type="float">
            <text:p>6.750596</text:p>
          </table:table-cell>
          <table:table-cell office:value-type="float" office:value="6.7606166875" calcext:value-type="float">
            <text:p>6.7606166875</text:p>
          </table:table-cell>
          <table:table-cell table:formula="of:=POWER([.C99]-6.75;2)" office:value-type="float" office:value="0.000112714053472652" calcext:value-type="float">
            <text:p>0.000112714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69649" calcext:value-type="float">
            <text:p>6.769649</text:p>
          </table:table-cell>
          <table:table-cell office:value-type="float" office:value="6.7605930125" calcext:value-type="float">
            <text:p>6.7605930125</text:p>
          </table:table-cell>
          <table:table-cell table:formula="of:=POWER([.C100]-6.75;2)" office:value-type="float" office:value="0.000112211913825161" calcext:value-type="float">
            <text:p>0.00011221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8738" calcext:value-type="float">
            <text:p>6.78738</text:p>
          </table:table-cell>
          <table:table-cell office:value-type="float" office:value="6.7600556625" calcext:value-type="float">
            <text:p>6.7600556625</text:p>
          </table:table-cell>
          <table:table-cell table:formula="of:=POWER([.C101]-6.75;2)" office:value-type="float" office:value="0.000101116348313909" calcext:value-type="float">
            <text:p>0.000101116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01855" calcext:value-type="float">
            <text:p>6.801855</text:p>
          </table:table-cell>
          <table:table-cell office:value-type="float" office:value="6.7590532" calcext:value-type="float">
            <text:p>6.7590532</text:p>
          </table:table-cell>
          <table:table-cell table:formula="of:=POWER([.C102]-6.75;2)" office:value-type="float" office:value="0.0000819604302400057" calcext:value-type="float">
            <text:p>8.19604302400057E-0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11236" calcext:value-type="float">
            <text:p>6.811236</text:p>
          </table:table-cell>
          <table:table-cell office:value-type="float" office:value="6.75768075" calcext:value-type="float">
            <text:p>6.75768075</text:p>
          </table:table-cell>
          <table:table-cell table:formula="of:=POWER([.C103]-6.75;2)" office:value-type="float" office:value="0.000058993920562507" calcext:value-type="float">
            <text:p>5.8993920562507E-00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14205" calcext:value-type="float">
            <text:p>6.814205</text:p>
          </table:table-cell>
          <table:table-cell office:value-type="float" office:value="6.75608085" calcext:value-type="float">
            <text:p>6.75608085</text:p>
          </table:table-cell>
          <table:table-cell table:formula="of:=POWER([.C104]-6.75;2)" office:value-type="float" office:value="0.0000369767367225003" calcext:value-type="float">
            <text:p>3.69767367225003E-00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10288" calcext:value-type="float">
            <text:p>6.810288</text:p>
          </table:table-cell>
          <table:table-cell office:value-type="float" office:value="6.754477375" calcext:value-type="float">
            <text:p>6.754477375</text:p>
          </table:table-cell>
          <table:table-cell table:formula="of:=POWER([.C105]-6.75;2)" office:value-type="float" office:value="0.000020046886890629" calcext:value-type="float">
            <text:p>2.0046886890629E-0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99931" calcext:value-type="float">
            <text:p>6.799931</text:p>
          </table:table-cell>
          <table:table-cell office:value-type="float" office:value="6.75097065" calcext:value-type="float">
            <text:p>6.75097065</text:p>
          </table:table-cell>
          <table:table-cell table:formula="of:=POWER([.C106]-6.75;2)" office:value-type="float" office:value="0.000000942161422500357" calcext:value-type="float">
            <text:p>9.42161422500357E-0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84254" calcext:value-type="float">
            <text:p>6.784254</text:p>
          </table:table-cell>
          <table:table-cell office:value-type="float" office:value="6.74923045" calcext:value-type="float">
            <text:p>6.74923045</text:p>
          </table:table-cell>
          <table:table-cell table:formula="of:=POWER([.C107]-6.75;2)" office:value-type="float" office:value="0.000000592207202500354" calcext:value-type="float">
            <text:p>5.92207202500354E-00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6459" calcext:value-type="float">
            <text:p>6.76459</text:p>
          </table:table-cell>
          <table:table-cell office:value-type="float" office:value="6.7478762625" calcext:value-type="float">
            <text:p>6.7478762625</text:p>
          </table:table-cell>
          <table:table-cell table:formula="of:=POWER([.C108]-6.75;2)" office:value-type="float" office:value="0.00000451026096890554" calcext:value-type="float">
            <text:p>4.51026096890554E-00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42044" calcext:value-type="float">
            <text:p>6.742044</text:p>
          </table:table-cell>
          <table:table-cell office:value-type="float" office:value="6.7469509625" calcext:value-type="float">
            <text:p>6.7469509625</text:p>
          </table:table-cell>
          <table:table-cell table:formula="of:=POWER([.C109]-6.75;2)" office:value-type="float" office:value="0.00000929662967640805" calcext:value-type="float">
            <text:p>9.29662967640805E-00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17318" calcext:value-type="float">
            <text:p>6.717318</text:p>
          </table:table-cell>
          <table:table-cell office:value-type="float" office:value="6.7465128625" calcext:value-type="float">
            <text:p>6.7465128625</text:p>
          </table:table-cell>
          <table:table-cell table:formula="of:=POWER([.C110]-6.75;2)" office:value-type="float" office:value="0.0000121601279439036" calcext:value-type="float">
            <text:p>1.21601279439036E-00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90816" calcext:value-type="float">
            <text:p>6.690816</text:p>
          </table:table-cell>
          <table:table-cell office:value-type="float" office:value="6.7466111625" calcext:value-type="float">
            <text:p>6.7466111625</text:p>
          </table:table-cell>
          <table:table-cell table:formula="of:=POWER([.C111]-6.75;2)" office:value-type="float" office:value="0.0000114842196014075" calcext:value-type="float">
            <text:p>1.14842196014075E-00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62666" calcext:value-type="float">
            <text:p>6.662666</text:p>
          </table:table-cell>
          <table:table-cell office:value-type="float" office:value="6.7472801375" calcext:value-type="float">
            <text:p>6.7472801375</text:p>
          </table:table-cell>
          <table:table-cell table:formula="of:=POWER([.C112]-6.75;2)" office:value-type="float" office:value="0.00000739765201890748" calcext:value-type="float">
            <text:p>7.39765201890748E-0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63174" calcext:value-type="float">
            <text:p>6.63174</text:p>
          </table:table-cell>
          <table:table-cell office:value-type="float" office:value="6.7485351" calcext:value-type="float">
            <text:p>6.7485351</text:p>
          </table:table-cell>
          <table:table-cell table:formula="of:=POWER([.C113]-6.75;2)" office:value-type="float" office:value="0.00000214593201000062" calcext:value-type="float">
            <text:p>2.14593201000062E-00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89551" calcext:value-type="float">
            <text:p>6.589551</text:p>
          </table:table-cell>
          <table:table-cell office:value-type="float" office:value="6.7503841125" calcext:value-type="float">
            <text:p>6.7503841125</text:p>
          </table:table-cell>
          <table:table-cell table:formula="of:=POWER([.C114]-6.75;2)" office:value-type="float" office:value="0.00000014754241265619" calcext:value-type="float">
            <text:p>1.4754241265619E-00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439343" calcext:value-type="float">
            <text:p>6.439343</text:p>
          </table:table-cell>
          <table:table-cell office:value-type="float" office:value="6.7529212875" calcext:value-type="float">
            <text:p>6.7529212875</text:p>
          </table:table-cell>
          <table:table-cell table:formula="of:=POWER([.C115]-6.75;2)" office:value-type="float" office:value="0.00000853392065765354" calcext:value-type="float">
            <text:p>8.53392065765354E-00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836905" calcext:value-type="float">
            <text:p>6.836905</text:p>
          </table:table-cell>
          <table:table-cell office:value-type="float" office:value="6.757436075" calcext:value-type="float">
            <text:p>6.757436075</text:p>
          </table:table-cell>
          <table:table-cell table:formula="of:=POWER([.C116]-6.75;2)" office:value-type="float" office:value="0.0000552952114056281" calcext:value-type="float">
            <text:p>5.52952114056281E-00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17585" calcext:value-type="float">
            <text:p>6.717585</text:p>
          </table:table-cell>
          <table:table-cell office:value-type="float" office:value="6.7570143125" calcext:value-type="float">
            <text:p>6.7570143125</text:p>
          </table:table-cell>
          <table:table-cell table:formula="of:=POWER([.C117]-6.75;2)" office:value-type="float" office:value="0.0000492005798476556" calcext:value-type="float">
            <text:p>4.92005798476556E-0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03553" calcext:value-type="float">
            <text:p>6.703553</text:p>
          </table:table-cell>
          <table:table-cell office:value-type="float" office:value="6.758051675" calcext:value-type="float">
            <text:p>6.758051675</text:p>
          </table:table-cell>
          <table:table-cell table:formula="of:=POWER([.C118]-6.75;2)" office:value-type="float" office:value="0.0000648294703056238" calcext:value-type="float">
            <text:p>6.48294703056238E-00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09105" calcext:value-type="float">
            <text:p>6.709105</text:p>
          </table:table-cell>
          <table:table-cell office:value-type="float" office:value="6.75917625" calcext:value-type="float">
            <text:p>6.75917625</text:p>
          </table:table-cell>
          <table:table-cell table:formula="of:=POWER([.C119]-6.75;2)" office:value-type="float" office:value="0.000084203564062506" calcext:value-type="float">
            <text:p>8.4203564062506E-00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23132" calcext:value-type="float">
            <text:p>6.723132</text:p>
          </table:table-cell>
          <table:table-cell office:value-type="float" office:value="6.7601046" calcext:value-type="float">
            <text:p>6.7601046</text:p>
          </table:table-cell>
          <table:table-cell table:formula="of:=POWER([.C120]-6.75;2)" office:value-type="float" office:value="0.00010210294116" calcext:value-type="float">
            <text:p>0.000102102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41745" calcext:value-type="float">
            <text:p>6.741745</text:p>
          </table:table-cell>
          <table:table-cell office:value-type="float" office:value="6.7607139625" calcext:value-type="float">
            <text:p>6.7607139625</text:p>
          </table:table-cell>
          <table:table-cell table:formula="of:=POWER([.C121]-6.75;2)" office:value-type="float" office:value="0.000114788992451399" calcext:value-type="float">
            <text:p>0.00011478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6269" calcext:value-type="float">
            <text:p>6.76269</text:p>
          </table:table-cell>
          <table:table-cell office:value-type="float" office:value="6.7609482875" calcext:value-type="float">
            <text:p>6.7609482875</text:p>
          </table:table-cell>
          <table:table-cell table:formula="of:=POWER([.C122]-6.75;2)" office:value-type="float" office:value="0.000119864999182651" calcext:value-type="float">
            <text:p>0.00011986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84023" calcext:value-type="float">
            <text:p>6.784023</text:p>
          </table:table-cell>
          <table:table-cell office:value-type="float" office:value="6.7607822" calcext:value-type="float">
            <text:p>6.7607822</text:p>
          </table:table-cell>
          <table:table-cell table:formula="of:=POWER([.C123]-6.75;2)" office:value-type="float" office:value="0.00011625583683999" calcext:value-type="float">
            <text:p>0.000116255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03756" calcext:value-type="float">
            <text:p>6.803756</text:p>
          </table:table-cell>
          <table:table-cell office:value-type="float" office:value="6.7601930625" calcext:value-type="float">
            <text:p>6.7601930625</text:p>
          </table:table-cell>
          <table:table-cell table:formula="of:=POWER([.C124]-6.75;2)" office:value-type="float" office:value="0.000103898523128905" calcext:value-type="float">
            <text:p>0.000103898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819985" calcext:value-type="float">
            <text:p>6.819985</text:p>
          </table:table-cell>
          <table:table-cell office:value-type="float" office:value="6.759138975" calcext:value-type="float">
            <text:p>6.759138975</text:p>
          </table:table-cell>
          <table:table-cell table:formula="of:=POWER([.C125]-6.75;2)" office:value-type="float" office:value="0.0000835208640506239" calcext:value-type="float">
            <text:p>8.35208640506239E-00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831181" calcext:value-type="float">
            <text:p>6.831181</text:p>
          </table:table-cell>
          <table:table-cell office:value-type="float" office:value="6.7575424" calcext:value-type="float">
            <text:p>6.7575424</text:p>
          </table:table-cell>
          <table:table-cell table:formula="of:=POWER([.C126]-6.75;2)" office:value-type="float" office:value="0.0000568877977600026" calcext:value-type="float">
            <text:p>5.68877977600026E-00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836453" calcext:value-type="float">
            <text:p>6.836453</text:p>
          </table:table-cell>
          <table:table-cell office:value-type="float" office:value="6.755249575" calcext:value-type="float">
            <text:p>6.755249575</text:p>
          </table:table-cell>
          <table:table-cell table:formula="of:=POWER([.C127]-6.75;2)" office:value-type="float" office:value="0.0000275580376806216" calcext:value-type="float">
            <text:p>0.00002755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835725" calcext:value-type="float">
            <text:p>6.835725</text:p>
          </table:table-cell>
          <table:table-cell office:value-type="float" office:value="6.7517227" calcext:value-type="float">
            <text:p>6.7517227</text:p>
          </table:table-cell>
          <table:table-cell table:formula="of:=POWER([.C128]-6.75;2)" office:value-type="float" office:value="0.00000296769529000065" calcext:value-type="float">
            <text:p>2.96769529000065E-00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29848" calcext:value-type="float">
            <text:p>6.829848</text:p>
          </table:table-cell>
          <table:table-cell office:value-type="float" office:value="6.724747725" calcext:value-type="float">
            <text:p>6.724747725</text:p>
          </table:table-cell>
          <table:table-cell table:formula="of:=POWER([.C129]-6.75;2)" office:value-type="float" office:value="0.000637677392675611" calcext:value-type="float">
            <text:p>0.000637677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820557" calcext:value-type="float">
            <text:p>6.820557</text:p>
          </table:table-cell>
          <table:table-cell office:value-type="float" office:value="6.7249205375" calcext:value-type="float">
            <text:p>6.7249205375</text:p>
          </table:table-cell>
          <table:table-cell table:formula="of:=POWER([.C130]-6.75;2)" office:value-type="float" office:value="0.000628979439288903" calcext:value-type="float">
            <text:p>0.000628979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10019" calcext:value-type="float">
            <text:p>6.810019</text:p>
          </table:table-cell>
          <table:table-cell office:value-type="float" office:value="6.7240259" calcext:value-type="float">
            <text:p>6.7240259</text:p>
          </table:table-cell>
          <table:table-cell table:formula="of:=POWER([.C131]-6.75;2)" office:value-type="float" office:value="0.00067465387081" calcext:value-type="float">
            <text:p>0.000674653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9987" calcext:value-type="float">
            <text:p>6.79987</text:p>
          </table:table-cell>
          <table:table-cell office:value-type="float" office:value="6.7229972625" calcext:value-type="float">
            <text:p>6.7229972625</text:p>
          </table:table-cell>
          <table:table-cell table:formula="of:=POWER([.C132]-6.75;2)" office:value-type="float" office:value="0.000729147832493914" calcext:value-type="float">
            <text:p>0.000729147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89984" calcext:value-type="float">
            <text:p>6.789984</text:p>
          </table:table-cell>
          <table:table-cell office:value-type="float" office:value="6.7221262625" calcext:value-type="float">
            <text:p>6.7221262625</text:p>
          </table:table-cell>
          <table:table-cell table:formula="of:=POWER([.C133]-6.75;2)" office:value-type="float" office:value="0.000776945242218918" calcext:value-type="float">
            <text:p>0.000776945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77611" calcext:value-type="float">
            <text:p>6.777611</text:p>
          </table:table-cell>
          <table:table-cell office:value-type="float" office:value="6.721552425" calcext:value-type="float">
            <text:p>6.721552425</text:p>
          </table:table-cell>
          <table:table-cell table:formula="of:=POWER([.C134]-6.75;2)" office:value-type="float" office:value="0.000809264523380597" calcext:value-type="float">
            <text:p>0.000809264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57241" calcext:value-type="float">
            <text:p>6.757241</text:p>
          </table:table-cell>
          <table:table-cell office:value-type="float" office:value="6.7213680125" calcext:value-type="float">
            <text:p>6.7213680125</text:p>
          </table:table-cell>
          <table:table-cell table:formula="of:=POWER([.C135]-6.75;2)" office:value-type="float" office:value="0.000819790708200147" calcext:value-type="float">
            <text:p>0.000819790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20161" calcext:value-type="float">
            <text:p>6.720161</text:p>
          </table:table-cell>
          <table:table-cell office:value-type="float" office:value="6.7216820625" calcext:value-type="float">
            <text:p>6.7216820625</text:p>
          </table:table-cell>
          <table:table-cell table:formula="of:=POWER([.C136]-6.75;2)" office:value-type="float" office:value="0.000801905584253894" calcext:value-type="float">
            <text:p>0.000801905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46379" calcext:value-type="float">
            <text:p>6.646379</text:p>
          </table:table-cell>
          <table:table-cell office:value-type="float" office:value="6.72268135" calcext:value-type="float">
            <text:p>6.72268135</text:p>
          </table:table-cell>
          <table:table-cell table:formula="of:=POWER([.C137]-6.75;2)" office:value-type="float" office:value="0.000746308637822488" calcext:value-type="float">
            <text:p>0.000746308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388251" calcext:value-type="float">
            <text:p>6.388251</text:p>
          </table:table-cell>
          <table:table-cell office:value-type="float" office:value="6.7247851125" calcext:value-type="float">
            <text:p>6.7247851125</text:p>
          </table:table-cell>
          <table:table-cell table:formula="of:=POWER([.C138]-6.75;2)" office:value-type="float" office:value="0.000635790551637645" calcext:value-type="float">
            <text:p>0.000635790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171946" calcext:value-type="float">
            <text:p>7.171946</text:p>
          </table:table-cell>
          <table:table-cell office:value-type="float" office:value="6.7302461" calcext:value-type="float">
            <text:p>6.7302461</text:p>
          </table:table-cell>
          <table:table-cell table:formula="of:=POWER([.C139]-6.75;2)" office:value-type="float" office:value="0.000390216565209982" calcext:value-type="float">
            <text:p>0.000390216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22942" calcext:value-type="float">
            <text:p>6.822942</text:p>
          </table:table-cell>
          <table:table-cell office:value-type="float" office:value="6.7259775875" calcext:value-type="float">
            <text:p>6.7259775875</text:p>
          </table:table-cell>
          <table:table-cell table:formula="of:=POWER([.C140]-6.75;2)" office:value-type="float" office:value="0.000577076302320153" calcext:value-type="float">
            <text:p>0.000577076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47976" calcext:value-type="float">
            <text:p>6.747976</text:p>
          </table:table-cell>
          <table:table-cell office:value-type="float" office:value="6.72606195" calcext:value-type="float">
            <text:p>6.72606195</text:p>
          </table:table-cell>
          <table:table-cell table:formula="of:=POWER([.C141]-6.75;2)" office:value-type="float" office:value="0.000573030237802497" calcext:value-type="float">
            <text:p>0.000573030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2001" calcext:value-type="float">
            <text:p>6.72001</text:p>
          </table:table-cell>
          <table:table-cell office:value-type="float" office:value="6.72699055" calcext:value-type="float">
            <text:p>6.72699055</text:p>
          </table:table-cell>
          <table:table-cell table:formula="of:=POWER([.C142]-6.75;2)" office:value-type="float" office:value="0.000529434789302499" calcext:value-type="float">
            <text:p>0.000529434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16155" calcext:value-type="float">
            <text:p>6.716155</text:p>
          </table:table-cell>
          <table:table-cell office:value-type="float" office:value="6.7280977375" calcext:value-type="float">
            <text:p>6.7280977375</text:p>
          </table:table-cell>
          <table:table-cell table:formula="of:=POWER([.C143]-6.75;2)" office:value-type="float" office:value="0.000479709102618918" calcext:value-type="float">
            <text:p>0.000479709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27156" calcext:value-type="float">
            <text:p>6.727156</text:p>
          </table:table-cell>
          <table:table-cell office:value-type="float" office:value="6.729022525" calcext:value-type="float">
            <text:p>6.729022525</text:p>
          </table:table-cell>
          <table:table-cell table:formula="of:=POWER([.C144]-6.75;2)" office:value-type="float" office:value="0.000440054457375607" calcext:value-type="float">
            <text:p>0.00044005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45977" calcext:value-type="float">
            <text:p>6.745977</text:p>
          </table:table-cell>
          <table:table-cell office:value-type="float" office:value="6.72954745" calcext:value-type="float">
            <text:p>6.72954745</text:p>
          </table:table-cell>
          <table:table-cell table:formula="of:=POWER([.C145]-6.75;2)" office:value-type="float" office:value="0.000418306801502496" calcext:value-type="float">
            <text:p>0.000418306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66963" calcext:value-type="float">
            <text:p>6.766963</text:p>
          </table:table-cell>
          <table:table-cell office:value-type="float" office:value="6.729573125" calcext:value-type="float">
            <text:p>6.729573125</text:p>
          </table:table-cell>
          <table:table-cell table:formula="of:=POWER([.C146]-6.75;2)" office:value-type="float" office:value="0.000417257222265628" calcext:value-type="float">
            <text:p>0.000417257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86194" calcext:value-type="float">
            <text:p>6.786194</text:p>
          </table:table-cell>
          <table:table-cell office:value-type="float" office:value="6.729098475" calcext:value-type="float">
            <text:p>6.729098475</text:p>
          </table:table-cell>
          <table:table-cell table:formula="of:=POWER([.C147]-6.75;2)" office:value-type="float" office:value="0.000436873747325633" calcext:value-type="float">
            <text:p>0.000436873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01414" calcext:value-type="float">
            <text:p>6.801414</text:p>
          </table:table-cell>
          <table:table-cell office:value-type="float" office:value="6.7281971875" calcext:value-type="float">
            <text:p>6.7281971875</text:p>
          </table:table-cell>
          <table:table-cell table:formula="of:=POWER([.C148]-6.75;2)" office:value-type="float" office:value="0.000475362632910149" calcext:value-type="float">
            <text:p>0.000475362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81147" calcext:value-type="float">
            <text:p>6.81147</text:p>
          </table:table-cell>
          <table:table-cell office:value-type="float" office:value="6.7270012875" calcext:value-type="float">
            <text:p>6.7270012875</text:p>
          </table:table-cell>
          <table:table-cell table:formula="of:=POWER([.C149]-6.75;2)" office:value-type="float" office:value="0.000528940776657644" calcext:value-type="float">
            <text:p>0.000528940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15715" calcext:value-type="float">
            <text:p>6.815715</text:p>
          </table:table-cell>
          <table:table-cell office:value-type="float" office:value="6.7257094125" calcext:value-type="float">
            <text:p>6.7257094125</text:p>
          </table:table-cell>
          <table:table-cell table:formula="of:=POWER([.C150]-6.75;2)" office:value-type="float" office:value="0.000590032641095173" calcext:value-type="float">
            <text:p>0.00059003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13728" calcext:value-type="float">
            <text:p>6.813728</text:p>
          </table:table-cell>
          <table:table-cell office:value-type="float" office:value="6.7247001" calcext:value-type="float">
            <text:p>6.7247001</text:p>
          </table:table-cell>
          <table:table-cell table:formula="of:=POWER([.C151]-6.75;2)" office:value-type="float" office:value="0.000640084940010013" calcext:value-type="float">
            <text:p>0.000640084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05412" calcext:value-type="float">
            <text:p>6.805412</text:p>
          </table:table-cell>
          <table:table-cell office:value-type="float" office:value="6.72736685" calcext:value-type="float">
            <text:p>6.72736685</text:p>
          </table:table-cell>
          <table:table-cell table:formula="of:=POWER([.C152]-6.75;2)" office:value-type="float" office:value="0.000512259478922495" calcext:value-type="float">
            <text:p>0.000512259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91215" calcext:value-type="float">
            <text:p>6.791215</text:p>
          </table:table-cell>
          <table:table-cell office:value-type="float" office:value="6.7245056125" calcext:value-type="float">
            <text:p>6.7245056125</text:p>
          </table:table-cell>
          <table:table-cell table:formula="of:=POWER([.C153]-6.75;2)" office:value-type="float" office:value="0.000649963794000167" calcext:value-type="float">
            <text:p>0.000649963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722" calcext:value-type="float">
            <text:p>6.7722</text:p>
          </table:table-cell>
          <table:table-cell office:value-type="float" office:value="6.7227198375" calcext:value-type="float">
            <text:p>6.7227198375</text:p>
          </table:table-cell>
          <table:table-cell table:formula="of:=POWER([.C154]-6.75;2)" office:value-type="float" office:value="0.000744207266026423" calcext:value-type="float">
            <text:p>0.000744207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49871" calcext:value-type="float">
            <text:p>6.749871</text:p>
          </table:table-cell>
          <table:table-cell office:value-type="float" office:value="6.72156245" calcext:value-type="float">
            <text:p>6.72156245</text:p>
          </table:table-cell>
          <table:table-cell table:formula="of:=POWER([.C155]-6.75;2)" office:value-type="float" office:value="0.000808694250002477" calcext:value-type="float">
            <text:p>0.000808694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25792" calcext:value-type="float">
            <text:p>6.725792</text:p>
          </table:table-cell>
          <table:table-cell office:value-type="float" office:value="6.72097755" calcext:value-type="float">
            <text:p>6.72097755</text:p>
          </table:table-cell>
          <table:table-cell table:formula="of:=POWER([.C156]-6.75;2)" office:value-type="float" office:value="0.000842302604002515" calcext:value-type="float">
            <text:p>0.000842302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0113" calcext:value-type="float">
            <text:p>6.70113</text:p>
          </table:table-cell>
          <table:table-cell office:value-type="float" office:value="6.7209523375" calcext:value-type="float">
            <text:p>6.7209523375</text:p>
          </table:table-cell>
          <table:table-cell table:formula="of:=POWER([.C157]-6.75;2)" office:value-type="float" office:value="0.000843766696713907" calcext:value-type="float">
            <text:p>0.000843766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7617" calcext:value-type="float">
            <text:p>6.67617</text:p>
          </table:table-cell>
          <table:table-cell office:value-type="float" office:value="6.721479775" calcext:value-type="float">
            <text:p>6.721479775</text:p>
          </table:table-cell>
          <table:table-cell table:formula="of:=POWER([.C158]-6.75;2)" office:value-type="float" office:value="0.000813403234050641" calcext:value-type="float">
            <text:p>0.000813403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49461" calcext:value-type="float">
            <text:p>6.649461</text:p>
          </table:table-cell>
          <table:table-cell office:value-type="float" office:value="6.7225551625" calcext:value-type="float">
            <text:p>6.7225551625</text:p>
          </table:table-cell>
          <table:table-cell table:formula="of:=POWER([.C159]-6.75;2)" office:value-type="float" office:value="0.000753219105401409" calcext:value-type="float">
            <text:p>0.000753219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14245" calcext:value-type="float">
            <text:p>6.614245</text:p>
          </table:table-cell>
          <table:table-cell office:value-type="float" office:value="6.724185775" calcext:value-type="float">
            <text:p>6.724185775</text:p>
          </table:table-cell>
          <table:table-cell table:formula="of:=POWER([.C160]-6.75;2)" office:value-type="float" office:value="0.0006663742123506" calcext:value-type="float">
            <text:p>0.000666374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25204" calcext:value-type="float">
            <text:p>6.525204</text:p>
          </table:table-cell>
          <table:table-cell office:value-type="float" office:value="6.726447475" calcext:value-type="float">
            <text:p>6.726447475</text:p>
          </table:table-cell>
          <table:table-cell table:formula="of:=POWER([.C161]-6.75;2)" office:value-type="float" office:value="0.000554721433875601" calcext:value-type="float">
            <text:p>0.000554721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093495" calcext:value-type="float">
            <text:p>7.093495</text:p>
          </table:table-cell>
          <table:table-cell office:value-type="float" office:value="6.7299629" calcext:value-type="float">
            <text:p>6.7299629</text:p>
          </table:table-cell>
          <table:table-cell table:formula="of:=POWER([.C162]-6.75;2)" office:value-type="float" office:value="0.000401485376409988" calcext:value-type="float">
            <text:p>0.000401485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44368" calcext:value-type="float">
            <text:p>6.744368</text:p>
          </table:table-cell>
          <table:table-cell office:value-type="float" office:value="6.726448525" calcext:value-type="float">
            <text:p>6.726448525</text:p>
          </table:table-cell>
          <table:table-cell table:formula="of:=POWER([.C163]-6.75;2)" office:value-type="float" office:value="0.000554671974675609" calcext:value-type="float">
            <text:p>0.00055467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13426" calcext:value-type="float">
            <text:p>6.713426</text:p>
          </table:table-cell>
          <table:table-cell office:value-type="float" office:value="6.7272961125" calcext:value-type="float">
            <text:p>6.7272961125</text:p>
          </table:table-cell>
          <table:table-cell table:formula="of:=POWER([.C164]-6.75;2)" office:value-type="float" office:value="0.00051546650761264" calcext:value-type="float">
            <text:p>0.000515466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12612" calcext:value-type="float">
            <text:p>6.712612</text:p>
          </table:table-cell>
          <table:table-cell office:value-type="float" office:value="6.7284525" calcext:value-type="float">
            <text:p>6.7284525</text:p>
          </table:table-cell>
          <table:table-cell table:formula="of:=POWER([.C165]-6.75;2)" office:value-type="float" office:value="0.000464294756250021" calcext:value-type="float">
            <text:p>0.000464294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24559" calcext:value-type="float">
            <text:p>6.724559</text:p>
          </table:table-cell>
          <table:table-cell office:value-type="float" office:value="6.7294741375" calcext:value-type="float">
            <text:p>6.7294741375</text:p>
          </table:table-cell>
          <table:table-cell table:formula="of:=POWER([.C166]-6.75;2)" office:value-type="float" office:value="0.000421311031368888" calcext:value-type="float">
            <text:p>0.00042131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43248" calcext:value-type="float">
            <text:p>6.743248</text:p>
          </table:table-cell>
          <table:table-cell office:value-type="float" office:value="6.7301506875" calcext:value-type="float">
            <text:p>6.7301506875</text:p>
          </table:table-cell>
          <table:table-cell table:formula="of:=POWER([.C167]-6.75;2)" office:value-type="float" office:value="0.000393995206722652" calcext:value-type="float">
            <text:p>0.000393995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6444" calcext:value-type="float">
            <text:p>6.76444</text:p>
          </table:table-cell>
          <table:table-cell office:value-type="float" office:value="6.7303674625" calcext:value-type="float">
            <text:p>6.7303674625</text:p>
          </table:table-cell>
          <table:table-cell table:formula="of:=POWER([.C168]-6.75;2)" office:value-type="float" office:value="0.000385436528688895" calcext:value-type="float">
            <text:p>0.000385436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8482" calcext:value-type="float">
            <text:p>6.78482</text:p>
          </table:table-cell>
          <table:table-cell office:value-type="float" office:value="6.73008245" calcext:value-type="float">
            <text:p>6.73008245</text:p>
          </table:table-cell>
          <table:table-cell table:formula="of:=POWER([.C169]-6.75;2)" office:value-type="float" office:value="0.000396708798002489" calcext:value-type="float">
            <text:p>0.000396708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02242" calcext:value-type="float">
            <text:p>6.802242</text:p>
          </table:table-cell>
          <table:table-cell office:value-type="float" office:value="6.72930805" calcext:value-type="float">
            <text:p>6.72930805</text:p>
          </table:table-cell>
          <table:table-cell table:formula="of:=POWER([.C170]-6.75;2)" office:value-type="float" office:value="0.000428156794802491" calcext:value-type="float">
            <text:p>0.000428156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15707" calcext:value-type="float">
            <text:p>6.815707</text:p>
          </table:table-cell>
          <table:table-cell office:value-type="float" office:value="6.7280848375" calcext:value-type="float">
            <text:p>6.7280848375</text:p>
          </table:table-cell>
          <table:table-cell table:formula="of:=POWER([.C171]-6.75;2)" office:value-type="float" office:value="0.000480274347401408" calcext:value-type="float">
            <text:p>0.000480274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24863" calcext:value-type="float">
            <text:p>6.824863</text:p>
          </table:table-cell>
          <table:table-cell office:value-type="float" office:value="6.72645165" calcext:value-type="float">
            <text:p>6.72645165</text:p>
          </table:table-cell>
          <table:table-cell table:formula="of:=POWER([.C172]-6.75;2)" office:value-type="float" office:value="0.000554524787722521" calcext:value-type="float">
            <text:p>0.000554524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829384" calcext:value-type="float">
            <text:p>6.829384</text:p>
          </table:table-cell>
          <table:table-cell office:value-type="float" office:value="6.7244092875" calcext:value-type="float">
            <text:p>6.7244092875</text:p>
          </table:table-cell>
          <table:table-cell table:formula="of:=POWER([.C173]-6.75;2)" office:value-type="float" office:value="0.000654884566257639" calcext:value-type="float">
            <text:p>0.00065488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28705" calcext:value-type="float">
            <text:p>6.828705</text:p>
          </table:table-cell>
          <table:table-cell office:value-type="float" office:value="6.7218059125" calcext:value-type="float">
            <text:p>6.7218059125</text:p>
          </table:table-cell>
          <table:table-cell table:formula="of:=POWER([.C174]-6.75;2)" office:value-type="float" office:value="0.000794906569957667" calcext:value-type="float">
            <text:p>0.000794906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822245" calcext:value-type="float">
            <text:p>6.822245</text:p>
          </table:table-cell>
          <table:table-cell office:value-type="float" office:value="6.7167807625" calcext:value-type="float">
            <text:p>6.7167807625</text:p>
          </table:table-cell>
          <table:table-cell table:formula="of:=POWER([.C175]-6.75;2)" office:value-type="float" office:value="0.00110351774008141" calcext:value-type="float">
            <text:p>0.001103517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09905" calcext:value-type="float">
            <text:p>6.809905</text:p>
          </table:table-cell>
          <table:table-cell office:value-type="float" office:value="6.717331075" calcext:value-type="float">
            <text:p>6.717331075</text:p>
          </table:table-cell>
          <table:table-cell table:formula="of:=POWER([.C176]-6.75;2)" office:value-type="float" office:value="0.00106725866065564" calcext:value-type="float">
            <text:p>0.001067258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92416" calcext:value-type="float">
            <text:p>6.792416</text:p>
          </table:table-cell>
          <table:table-cell office:value-type="float" office:value="6.7166411125" calcext:value-type="float">
            <text:p>6.7166411125</text:p>
          </table:table-cell>
          <table:table-cell table:formula="of:=POWER([.C177]-6.75;2)" office:value-type="float" office:value="0.00111281537523768" calcext:value-type="float">
            <text:p>0.001112815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71333" calcext:value-type="float">
            <text:p>6.771333</text:p>
          </table:table-cell>
          <table:table-cell office:value-type="float" office:value="6.7159130625" calcext:value-type="float">
            <text:p>6.7159130625</text:p>
          </table:table-cell>
          <table:table-cell table:formula="of:=POWER([.C178]-6.75;2)" office:value-type="float" office:value="0.00116191930812889" calcext:value-type="float">
            <text:p>0.001161919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48702" calcext:value-type="float">
            <text:p>6.748702</text:p>
          </table:table-cell>
          <table:table-cell office:value-type="float" office:value="6.7154279625" calcext:value-type="float">
            <text:p>6.7154279625</text:p>
          </table:table-cell>
          <table:table-cell table:formula="of:=POWER([.C179]-6.75;2)" office:value-type="float" office:value="0.00119522577690142" calcext:value-type="float">
            <text:p>0.00119522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26661" calcext:value-type="float">
            <text:p>6.726661</text:p>
          </table:table-cell>
          <table:table-cell office:value-type="float" office:value="6.715317075" calcext:value-type="float">
            <text:p>6.715317075</text:p>
          </table:table-cell>
          <table:table-cell table:formula="of:=POWER([.C180]-6.75;2)" office:value-type="float" office:value="0.00120290528655564" calcext:value-type="float">
            <text:p>0.001202905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07183" calcext:value-type="float">
            <text:p>6.707183</text:p>
          </table:table-cell>
          <table:table-cell office:value-type="float" office:value="6.7156386625" calcext:value-type="float">
            <text:p>6.7156386625</text:p>
          </table:table-cell>
          <table:table-cell table:formula="of:=POWER([.C181]-6.75;2)" office:value-type="float" office:value="0.00118070151478891" calcext:value-type="float">
            <text:p>0.001180701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92059" calcext:value-type="float">
            <text:p>6.692059</text:p>
          </table:table-cell>
          <table:table-cell office:value-type="float" office:value="6.7163975" calcext:value-type="float">
            <text:p>6.7163975</text:p>
          </table:table-cell>
          <table:table-cell table:formula="of:=POWER([.C182]-6.75;2)" office:value-type="float" office:value="0.00112912800624998" calcext:value-type="float">
            <text:p>0.00112912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83244" calcext:value-type="float">
            <text:p>6.683244</text:p>
          </table:table-cell>
          <table:table-cell office:value-type="float" office:value="6.7175528375" calcext:value-type="float">
            <text:p>6.7175528375</text:p>
          </table:table-cell>
          <table:table-cell table:formula="of:=POWER([.C183]-6.75;2)" office:value-type="float" office:value="0.00105281835430144" calcext:value-type="float">
            <text:p>0.001052818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85927" calcext:value-type="float">
            <text:p>6.685927</text:p>
          </table:table-cell>
          <table:table-cell office:value-type="float" office:value="6.71901775" calcext:value-type="float">
            <text:p>6.71901775</text:p>
          </table:table-cell>
          <table:table-cell table:formula="of:=POWER([.C184]-6.75;2)" office:value-type="float" office:value="0.000959899815062506" calcext:value-type="float">
            <text:p>0.000959899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2975" calcext:value-type="float">
            <text:p>6.52975</text:p>
          </table:table-cell>
          <table:table-cell office:value-type="float" office:value="6.72061785" calcext:value-type="float">
            <text:p>6.72061785</text:p>
          </table:table-cell>
          <table:table-cell table:formula="of:=POWER([.C185]-6.75;2)" office:value-type="float" office:value="0.0008633107386225" calcext:value-type="float">
            <text:p>0.000863310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60715" calcext:value-type="float">
            <text:p>6.660715</text:p>
          </table:table-cell>
          <table:table-cell office:value-type="float" office:value="6.72428595" calcext:value-type="float">
            <text:p>6.72428595</text:p>
          </table:table-cell>
          <table:table-cell table:formula="of:=POWER([.C186]-6.75;2)" office:value-type="float" office:value="0.000661212367402474" calcext:value-type="float">
            <text:p>0.000661212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75919" calcext:value-type="float">
            <text:p>6.675919</text:p>
          </table:table-cell>
          <table:table-cell office:value-type="float" office:value="6.726362975" calcext:value-type="float">
            <text:p>6.726362975</text:p>
          </table:table-cell>
          <table:table-cell table:formula="of:=POWER([.C187]-6.75;2)" office:value-type="float" office:value="0.000558708950850634" calcext:value-type="float">
            <text:p>0.00055870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90566" calcext:value-type="float">
            <text:p>6.690566</text:p>
          </table:table-cell>
          <table:table-cell office:value-type="float" office:value="6.72822045" calcext:value-type="float">
            <text:p>6.72822045</text:p>
          </table:table-cell>
          <table:table-cell table:formula="of:=POWER([.C188]-6.75;2)" office:value-type="float" office:value="0.000474348798202489" calcext:value-type="float">
            <text:p>0.000474348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06996" calcext:value-type="float">
            <text:p>6.706996</text:p>
          </table:table-cell>
          <table:table-cell office:value-type="float" office:value="6.7297971625" calcext:value-type="float">
            <text:p>6.7297971625</text:p>
          </table:table-cell>
          <table:table-cell table:formula="of:=POWER([.C189]-6.75;2)" office:value-type="float" office:value="0.000408154643051418" calcext:value-type="float">
            <text:p>0.000408154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25182" calcext:value-type="float">
            <text:p>6.725182</text:p>
          </table:table-cell>
          <table:table-cell office:value-type="float" office:value="6.7310191625" calcext:value-type="float">
            <text:p>6.7310191625</text:p>
          </table:table-cell>
          <table:table-cell table:formula="of:=POWER([.C190]-6.75;2)" office:value-type="float" office:value="0.000360272192201407" calcext:value-type="float">
            <text:p>0.000360272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44334" calcext:value-type="float">
            <text:p>6.744334</text:p>
          </table:table-cell>
          <table:table-cell office:value-type="float" office:value="6.7318327625" calcext:value-type="float">
            <text:p>6.7318327625</text:p>
          </table:table-cell>
          <table:table-cell table:formula="of:=POWER([.C191]-6.75;2)" office:value-type="float" office:value="0.000330048518381412" calcext:value-type="float">
            <text:p>0.000330048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63063" calcext:value-type="float">
            <text:p>6.763063</text:p>
          </table:table-cell>
          <table:table-cell office:value-type="float" office:value="6.73221585" calcext:value-type="float">
            <text:p>6.73221585</text:p>
          </table:table-cell>
          <table:table-cell table:formula="of:=POWER([.C192]-6.75;2)" office:value-type="float" office:value="0.000316275991222492" calcext:value-type="float">
            <text:p>0.00031627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79661" calcext:value-type="float">
            <text:p>6.779661</text:p>
          </table:table-cell>
          <table:table-cell office:value-type="float" office:value="6.73219305" calcext:value-type="float">
            <text:p>6.73219305</text:p>
          </table:table-cell>
          <table:table-cell table:formula="of:=POWER([.C193]-6.75;2)" office:value-type="float" office:value="0.000317087468302492" calcext:value-type="float">
            <text:p>0.000317087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92525" calcext:value-type="float">
            <text:p>6.792525</text:p>
          </table:table-cell>
          <table:table-cell office:value-type="float" office:value="6.7318575125" calcext:value-type="float">
            <text:p>6.7318575125</text:p>
          </table:table-cell>
          <table:table-cell table:formula="of:=POWER([.C194]-6.75;2)" office:value-type="float" office:value="0.000329149852687673" calcext:value-type="float">
            <text:p>0.000329149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00526" calcext:value-type="float">
            <text:p>6.800526</text:p>
          </table:table-cell>
          <table:table-cell office:value-type="float" office:value="6.7313962125" calcext:value-type="float">
            <text:p>6.7313962125</text:p>
          </table:table-cell>
          <table:table-cell table:formula="of:=POWER([.C195]-6.75;2)" office:value-type="float" office:value="0.000346100909345157" calcext:value-type="float">
            <text:p>0.000346100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03164" calcext:value-type="float">
            <text:p>6.803164</text:p>
          </table:table-cell>
          <table:table-cell office:value-type="float" office:value="6.7311263125" calcext:value-type="float">
            <text:p>6.7311263125</text:p>
          </table:table-cell>
          <table:table-cell table:formula="of:=POWER([.C196]-6.75;2)" office:value-type="float" office:value="0.000356216079847663" calcext:value-type="float">
            <text:p>0.000356216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00574" calcext:value-type="float">
            <text:p>6.800574</text:p>
          </table:table-cell>
          <table:table-cell office:value-type="float" office:value="6.73164315" calcext:value-type="float">
            <text:p>6.73164315</text:p>
          </table:table-cell>
          <table:table-cell table:formula="of:=POWER([.C197]-6.75;2)" office:value-type="float" office:value="0.000336973941922499" calcext:value-type="float">
            <text:p>0.000336973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93519" calcext:value-type="float">
            <text:p>6.793519</text:p>
          </table:table-cell>
          <table:table-cell office:value-type="float" office:value="6.735578225" calcext:value-type="float">
            <text:p>6.735578225</text:p>
          </table:table-cell>
          <table:table-cell table:formula="of:=POWER([.C198]-6.75;2)" office:value-type="float" office:value="0.000207987594150618" calcext:value-type="float">
            <text:p>0.000207987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83373" calcext:value-type="float">
            <text:p>6.783373</text:p>
          </table:table-cell>
          <table:table-cell office:value-type="float" office:value="6.729563525" calcext:value-type="float">
            <text:p>6.729563525</text:p>
          </table:table-cell>
          <table:table-cell table:formula="of:=POWER([.C199]-6.75;2)" office:value-type="float" office:value="0.000417649510425639" calcext:value-type="float">
            <text:p>0.000417649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71881" calcext:value-type="float">
            <text:p>6.771881</text:p>
          </table:table-cell>
          <table:table-cell office:value-type="float" office:value="6.7279561625" calcext:value-type="float">
            <text:p>6.7279561625</text:p>
          </table:table-cell>
          <table:table-cell table:formula="of:=POWER([.C200]-6.75;2)" office:value-type="float" office:value="0.000485930771726409" calcext:value-type="float">
            <text:p>0.00048593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60491" calcext:value-type="float">
            <text:p>6.760491</text:p>
          </table:table-cell>
          <table:table-cell office:value-type="float" office:value="6.7275153125" calcext:value-type="float">
            <text:p>6.7275153125</text:p>
          </table:table-cell>
          <table:table-cell table:formula="of:=POWER([.C201]-6.75;2)" office:value-type="float" office:value="0.000505561171972676" calcext:value-type="float">
            <text:p>0.000505561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49403" calcext:value-type="float">
            <text:p>6.749403</text:p>
          </table:table-cell>
          <table:table-cell office:value-type="float" office:value="6.72769055" calcext:value-type="float">
            <text:p>6.72769055</text:p>
          </table:table-cell>
          <table:table-cell table:formula="of:=POWER([.C202]-6.75;2)" office:value-type="float" office:value="0.000497711559302493" calcext:value-type="float">
            <text:p>0.000497711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36892" calcext:value-type="float">
            <text:p>6.736892</text:p>
          </table:table-cell>
          <table:table-cell office:value-type="float" office:value="6.72821375" calcext:value-type="float">
            <text:p>6.72821375</text:p>
          </table:table-cell>
          <table:table-cell table:formula="of:=POWER([.C203]-6.75;2)" office:value-type="float" office:value="0.000474640689062495" calcext:value-type="float">
            <text:p>0.00047464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19429" calcext:value-type="float">
            <text:p>6.719429</text:p>
          </table:table-cell>
          <table:table-cell office:value-type="float" office:value="6.728958" calcext:value-type="float">
            <text:p>6.728958</text:p>
          </table:table-cell>
          <table:table-cell table:formula="of:=POWER([.C204]-6.75;2)" office:value-type="float" office:value="0.000442765763999982" calcext:value-type="float">
            <text:p>0.000442765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92259" calcext:value-type="float">
            <text:p>6.692259</text:p>
          </table:table-cell>
          <table:table-cell office:value-type="float" office:value="6.7299294375" calcext:value-type="float">
            <text:p>6.7299294375</text:p>
          </table:table-cell>
          <table:table-cell table:formula="of:=POWER([.C205]-6.75;2)" office:value-type="float" office:value="0.000402827479066404" calcext:value-type="float">
            <text:p>0.000402827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47755" calcext:value-type="float">
            <text:p>6.647755</text:p>
          </table:table-cell>
          <table:table-cell office:value-type="float" office:value="6.7312546875" calcext:value-type="float">
            <text:p>6.7312546875</text:p>
          </table:table-cell>
          <table:table-cell table:formula="of:=POWER([.C206]-6.75;2)" office:value-type="float" office:value="0.00035138674072266" calcext:value-type="float">
            <text:p>0.000351386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554303" calcext:value-type="float">
            <text:p>6.554303</text:p>
          </table:table-cell>
          <table:table-cell office:value-type="float" office:value="6.7331802" calcext:value-type="float">
            <text:p>6.7331802</text:p>
          </table:table-cell>
          <table:table-cell table:formula="of:=POWER([.C207]-6.75;2)" office:value-type="float" office:value="0.000282905672040013" calcext:value-type="float">
            <text:p>0.000282905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677727" calcext:value-type="float">
            <text:p>4.677727</text:p>
          </table:table-cell>
          <table:table-cell office:value-type="float" office:value="6.736338025" calcext:value-type="float">
            <text:p>6.736338025</text:p>
          </table:table-cell>
          <table:table-cell table:formula="of:=POWER([.C208]-6.75;2)" office:value-type="float" office:value="0.000186649560900619" calcext:value-type="float">
            <text:p>0.000186649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43673" calcext:value-type="float">
            <text:p>6.843673</text:p>
          </table:table-cell>
          <table:table-cell office:value-type="float" office:value="6.7630077375" calcext:value-type="float">
            <text:p>6.7630077375</text:p>
          </table:table-cell>
          <table:table-cell table:formula="of:=POWER([.C209]-6.75;2)" office:value-type="float" office:value="0.000169201234868899" calcext:value-type="float">
            <text:p>0.000169201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48986" calcext:value-type="float">
            <text:p>6.748986</text:p>
          </table:table-cell>
          <table:table-cell office:value-type="float" office:value="6.7626160875" calcext:value-type="float">
            <text:p>6.7626160875</text:p>
          </table:table-cell>
          <table:table-cell table:formula="of:=POWER([.C210]-6.75;2)" office:value-type="float" office:value="0.000159165663807647" calcext:value-type="float">
            <text:p>0.00015916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27728" calcext:value-type="float">
            <text:p>6.727728</text:p>
          </table:table-cell>
          <table:table-cell office:value-type="float" office:value="6.76335785" calcext:value-type="float">
            <text:p>6.76335785</text:p>
          </table:table-cell>
          <table:table-cell table:formula="of:=POWER([.C211]-6.75;2)" office:value-type="float" office:value="0.000178432156622506" calcext:value-type="float">
            <text:p>0.00017843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3019" calcext:value-type="float">
            <text:p>6.73019</text:p>
          </table:table-cell>
          <table:table-cell office:value-type="float" office:value="6.7642469375" calcext:value-type="float">
            <text:p>6.7642469375</text:p>
          </table:table-cell>
          <table:table-cell table:formula="of:=POWER([.C212]-6.75;2)" office:value-type="float" office:value="0.000202975228128914" calcext:value-type="float">
            <text:p>0.000202975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44077" calcext:value-type="float">
            <text:p>6.744077</text:p>
          </table:table-cell>
          <table:table-cell office:value-type="float" office:value="6.7649279625" calcext:value-type="float">
            <text:p>6.7649279625</text:p>
          </table:table-cell>
          <table:table-cell table:formula="of:=POWER([.C213]-6.75;2)" office:value-type="float" office:value="0.000222844064401401" calcext:value-type="float">
            <text:p>0.00022284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62858" calcext:value-type="float">
            <text:p>6.762858</text:p>
          </table:table-cell>
          <table:table-cell office:value-type="float" office:value="6.7652162625" calcext:value-type="float">
            <text:p>6.7652162625</text:p>
          </table:table-cell>
          <table:table-cell table:formula="of:=POWER([.C214]-6.75;2)" office:value-type="float" office:value="0.000231534644468909" calcext:value-type="float">
            <text:p>0.000231534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82365" calcext:value-type="float">
            <text:p>6.782365</text:p>
          </table:table-cell>
          <table:table-cell office:value-type="float" office:value="6.7650260875" calcext:value-type="float">
            <text:p>6.7650260875</text:p>
          </table:table-cell>
          <table:table-cell table:formula="of:=POWER([.C215]-6.75;2)" office:value-type="float" office:value="0.000225783305557653" calcext:value-type="float">
            <text:p>0.000225783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00104" calcext:value-type="float">
            <text:p>6.800104</text:p>
          </table:table-cell>
          <table:table-cell office:value-type="float" office:value="6.76433645" calcext:value-type="float">
            <text:p>6.76433645</text:p>
          </table:table-cell>
          <table:table-cell table:formula="of:=POWER([.C216]-6.75;2)" office:value-type="float" office:value="0.000205533798602502" calcext:value-type="float">
            <text:p>0.000205533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1468" calcext:value-type="float">
            <text:p>6.81468</text:p>
          </table:table-cell>
          <table:table-cell office:value-type="float" office:value="6.7631647625" calcext:value-type="float">
            <text:p>6.7631647625</text:p>
          </table:table-cell>
          <table:table-cell table:formula="of:=POWER([.C217]-6.75;2)" office:value-type="float" office:value="0.0001733109716814" calcext:value-type="float">
            <text:p>0.00017331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2513" calcext:value-type="float">
            <text:p>6.82513</text:p>
          </table:table-cell>
          <table:table-cell office:value-type="float" office:value="6.761549575" calcext:value-type="float">
            <text:p>6.761549575</text:p>
          </table:table-cell>
          <table:table-cell table:formula="of:=POWER([.C218]-6.75;2)" office:value-type="float" office:value="0.000133392682680627" calcext:value-type="float">
            <text:p>0.000133392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30465" calcext:value-type="float">
            <text:p>6.830465</text:p>
          </table:table-cell>
          <table:table-cell office:value-type="float" office:value="6.7595397125" calcext:value-type="float">
            <text:p>6.7595397125</text:p>
          </table:table-cell>
          <table:table-cell table:formula="of:=POWER([.C219]-6.75;2)" office:value-type="float" office:value="0.0000910061145826661" calcext:value-type="float">
            <text:p>9.10061145826661E-00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29691" calcext:value-type="float">
            <text:p>6.829691</text:p>
          </table:table-cell>
          <table:table-cell office:value-type="float" office:value="6.7571630375" calcext:value-type="float">
            <text:p>6.7571630375</text:p>
          </table:table-cell>
          <table:table-cell table:formula="of:=POWER([.C220]-6.75;2)" office:value-type="float" office:value="0.0000513091062264034" calcext:value-type="float">
            <text:p>5.13091062264034E-00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22264" calcext:value-type="float">
            <text:p>6.822264</text:p>
          </table:table-cell>
          <table:table-cell office:value-type="float" office:value="6.7541210875" calcext:value-type="float">
            <text:p>6.7541210875</text:p>
          </table:table-cell>
          <table:table-cell table:formula="of:=POWER([.C221]-6.75;2)" office:value-type="float" office:value="0.000016983362182654" calcext:value-type="float">
            <text:p>1.6983362182654E-0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08585" calcext:value-type="float">
            <text:p>6.808585</text:p>
          </table:table-cell>
          <table:table-cell office:value-type="float" office:value="6.7542288" calcext:value-type="float">
            <text:p>6.7542288</text:p>
          </table:table-cell>
          <table:table-cell table:formula="of:=POWER([.C222]-6.75;2)" office:value-type="float" office:value="0.0000178827494399993" calcext:value-type="float">
            <text:p>1.78827494399993E-0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90138" calcext:value-type="float">
            <text:p>6.790138</text:p>
          </table:table-cell>
          <table:table-cell office:value-type="float" office:value="6.7530263375" calcext:value-type="float">
            <text:p>6.7530263375</text:p>
          </table:table-cell>
          <table:table-cell table:formula="of:=POWER([.C223]-6.75;2)" office:value-type="float" office:value="0.00000915871866390443" calcext:value-type="float">
            <text:p>9.15871866390443E-00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6915" calcext:value-type="float">
            <text:p>6.76915</text:p>
          </table:table-cell>
          <table:table-cell office:value-type="float" office:value="6.7520004" calcext:value-type="float">
            <text:p>6.7520004</text:p>
          </table:table-cell>
          <table:table-cell table:formula="of:=POWER([.C224]-6.75;2)" office:value-type="float" office:value="0.00000400160016000005" calcext:value-type="float">
            <text:p>4.00160016000005E-0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48031" calcext:value-type="float">
            <text:p>6.748031</text:p>
          </table:table-cell>
          <table:table-cell office:value-type="float" office:value="6.7513726875" calcext:value-type="float">
            <text:p>6.7513726875</text:p>
          </table:table-cell>
          <table:table-cell table:formula="of:=POWER([.C225]-6.75;2)" office:value-type="float" office:value="0.00000188427097265617" calcext:value-type="float">
            <text:p>1.88427097265617E-00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28991" calcext:value-type="float">
            <text:p>6.728991</text:p>
          </table:table-cell>
          <table:table-cell office:value-type="float" office:value="6.7512179125" calcext:value-type="float">
            <text:p>6.7512179125</text:p>
          </table:table-cell>
          <table:table-cell table:formula="of:=POWER([.C226]-6.75;2)" office:value-type="float" office:value="0.00000148331085765524" calcext:value-type="float">
            <text:p>1.48331085765524E-00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14091" calcext:value-type="float">
            <text:p>6.714091</text:p>
          </table:table-cell>
          <table:table-cell office:value-type="float" office:value="6.751536675" calcext:value-type="float">
            <text:p>6.751536675</text:p>
          </table:table-cell>
          <table:table-cell table:formula="of:=POWER([.C227]-6.75;2)" office:value-type="float" office:value="0.00000236137005562667" calcext:value-type="float">
            <text:p>2.36137005562667E-00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05742" calcext:value-type="float">
            <text:p>6.705742</text:p>
          </table:table-cell>
          <table:table-cell office:value-type="float" office:value="6.7522783625" calcext:value-type="float">
            <text:p>6.7522783625</text:p>
          </table:table-cell>
          <table:table-cell table:formula="of:=POWER([.C228]-6.75;2)" office:value-type="float" office:value="0.00000519093568140735" calcext:value-type="float">
            <text:p>5.19093568140735E-00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0812" calcext:value-type="float">
            <text:p>6.70812</text:p>
          </table:table-cell>
          <table:table-cell office:value-type="float" office:value="6.753347425" calcext:value-type="float">
            <text:p>6.753347425</text:p>
          </table:table-cell>
          <table:table-cell table:formula="of:=POWER([.C229]-6.75;2)" office:value-type="float" office:value="0.000011205254130627" calcext:value-type="float">
            <text:p>1.1205254130627E-00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3497" calcext:value-type="float">
            <text:p>6.73497</text:p>
          </table:table-cell>
          <table:table-cell office:value-type="float" office:value="6.754584725" calcext:value-type="float">
            <text:p>6.754584725</text:p>
          </table:table-cell>
          <table:table-cell table:formula="of:=POWER([.C230]-6.75;2)" office:value-type="float" office:value="0.0000210197033256246" calcext:value-type="float">
            <text:p>2.10197033256246E-00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027068" calcext:value-type="float">
            <text:p>7.027068</text:p>
          </table:table-cell>
          <table:table-cell office:value-type="float" office:value="6.7556458625" calcext:value-type="float">
            <text:p>6.7556458625</text:p>
          </table:table-cell>
          <table:table-cell table:formula="of:=POWER([.C231]-6.75;2)" office:value-type="float" office:value="0.0000318757633689036" calcext:value-type="float">
            <text:p>3.18757633689036E-00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76513" calcext:value-type="float">
            <text:p>6.576513</text:p>
          </table:table-cell>
          <table:table-cell office:value-type="float" office:value="6.7531604625" calcext:value-type="float">
            <text:p>6.7531604625</text:p>
          </table:table-cell>
          <table:table-cell table:formula="of:=POWER([.C232]-6.75;2)" office:value-type="float" office:value="0.00000998852321390846" calcext:value-type="float">
            <text:p>9.98852321390846E-00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48353" calcext:value-type="float">
            <text:p>6.648353</text:p>
          </table:table-cell>
          <table:table-cell office:value-type="float" office:value="6.7563419" calcext:value-type="float">
            <text:p>6.7563419</text:p>
          </table:table-cell>
          <table:table-cell table:formula="of:=POWER([.C233]-6.75;2)" office:value-type="float" office:value="0.0000402196956099973" calcext:value-type="float">
            <text:p>4.02196956099973E-0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79609" calcext:value-type="float">
            <text:p>6.679609</text:p>
          </table:table-cell>
          <table:table-cell office:value-type="float" office:value="6.7585827" calcext:value-type="float">
            <text:p>6.7585827</text:p>
          </table:table-cell>
          <table:table-cell table:formula="of:=POWER([.C234]-6.75;2)" office:value-type="float" office:value="0.0000736627392899971" calcext:value-type="float">
            <text:p>7.36627392899971E-00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03079" calcext:value-type="float">
            <text:p>6.703079</text:p>
          </table:table-cell>
          <table:table-cell office:value-type="float" office:value="6.7603160875" calcext:value-type="float">
            <text:p>6.7603160875</text:p>
          </table:table-cell>
          <table:table-cell table:formula="of:=POWER([.C235]-6.75;2)" office:value-type="float" office:value="0.00010642166130765" calcext:value-type="float">
            <text:p>0.000106421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23775" calcext:value-type="float">
            <text:p>6.723775</text:p>
          </table:table-cell>
          <table:table-cell office:value-type="float" office:value="6.7615794125" calcext:value-type="float">
            <text:p>6.7615794125</text:p>
          </table:table-cell>
          <table:table-cell table:formula="of:=POWER([.C236]-6.75;2)" office:value-type="float" office:value="0.00013408279384515" calcext:value-type="float">
            <text:p>0.000134082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43325" calcext:value-type="float">
            <text:p>6.743325</text:p>
          </table:table-cell>
          <table:table-cell office:value-type="float" office:value="6.76236765" calcext:value-type="float">
            <text:p>6.76236765</text:p>
          </table:table-cell>
          <table:table-cell table:formula="of:=POWER([.C237]-6.75;2)" office:value-type="float" office:value="0.000152958766522496" calcext:value-type="float">
            <text:p>0.000152958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62201" calcext:value-type="float">
            <text:p>6.762201</text:p>
          </table:table-cell>
          <table:table-cell office:value-type="float" office:value="6.7626765375" calcext:value-type="float">
            <text:p>6.7626765375</text:p>
          </table:table-cell>
          <table:table-cell table:formula="of:=POWER([.C238]-6.75;2)" office:value-type="float" office:value="0.000160694602988906" calcext:value-type="float">
            <text:p>0.000160694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7991" calcext:value-type="float">
            <text:p>6.77991</text:p>
          </table:table-cell>
          <table:table-cell office:value-type="float" office:value="6.762515025" calcext:value-type="float">
            <text:p>6.762515025</text:p>
          </table:table-cell>
          <table:table-cell table:formula="of:=POWER([.C239]-6.75;2)" office:value-type="float" office:value="0.000156625850750623" calcext:value-type="float">
            <text:p>0.000156625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95181" calcext:value-type="float">
            <text:p>6.795181</text:p>
          </table:table-cell>
          <table:table-cell office:value-type="float" office:value="6.7619171625" calcext:value-type="float">
            <text:p>6.7619171625</text:p>
          </table:table-cell>
          <table:table-cell table:formula="of:=POWER([.C240]-6.75;2)" office:value-type="float" office:value="0.000142018762051398" calcext:value-type="float">
            <text:p>0.000142018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06438" calcext:value-type="float">
            <text:p>6.806438</text:p>
          </table:table-cell>
          <table:table-cell office:value-type="float" office:value="6.7609583875" calcext:value-type="float">
            <text:p>6.7609583875</text:p>
          </table:table-cell>
          <table:table-cell table:formula="of:=POWER([.C241]-6.75;2)" office:value-type="float" office:value="0.000120086256600149" calcext:value-type="float">
            <text:p>0.00012008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12345" calcext:value-type="float">
            <text:p>6.812345</text:p>
          </table:table-cell>
          <table:table-cell office:value-type="float" office:value="6.75977815" calcext:value-type="float">
            <text:p>6.75977815</text:p>
          </table:table-cell>
          <table:table-cell table:formula="of:=POWER([.C242]-6.75;2)" office:value-type="float" office:value="0.0000956122174224964" calcext:value-type="float">
            <text:p>9.56122174224964E-00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12175" calcext:value-type="float">
            <text:p>6.812175</text:p>
          </table:table-cell>
          <table:table-cell office:value-type="float" office:value="6.758630875" calcext:value-type="float">
            <text:p>6.758630875</text:p>
          </table:table-cell>
          <table:table-cell table:formula="of:=POWER([.C243]-6.75;2)" office:value-type="float" office:value="0.0000744920032656199" calcext:value-type="float">
            <text:p>0.00007449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05937" calcext:value-type="float">
            <text:p>6.805937</text:p>
          </table:table-cell>
          <table:table-cell office:value-type="float" office:value="6.7582246875" calcext:value-type="float">
            <text:p>6.7582246875</text:p>
          </table:table-cell>
          <table:table-cell table:formula="of:=POWER([.C244]-6.75;2)" office:value-type="float" office:value="0.0000676454844726607" calcext:value-type="float">
            <text:p>6.76454844726607E-00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94343" calcext:value-type="float">
            <text:p>6.794343</text:p>
          </table:table-cell>
          <table:table-cell office:value-type="float" office:value="6.750922" calcext:value-type="float">
            <text:p>6.750922</text:p>
          </table:table-cell>
          <table:table-cell table:formula="of:=POWER([.C245]-6.75;2)" office:value-type="float" office:value="0.000000850084000000165" calcext:value-type="float">
            <text:p>8.50084000000165E-00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78683" calcext:value-type="float">
            <text:p>6.778683</text:p>
          </table:table-cell>
          <table:table-cell office:value-type="float" office:value="6.74878005" calcext:value-type="float">
            <text:p>6.74878005</text:p>
          </table:table-cell>
          <table:table-cell table:formula="of:=POWER([.C246]-6.75;2)" office:value-type="float" office:value="0.00000148827800250074" calcext:value-type="float">
            <text:p>1.48827800250074E-00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6059" calcext:value-type="float">
            <text:p>6.76059</text:p>
          </table:table-cell>
          <table:table-cell office:value-type="float" office:value="6.7475164375" calcext:value-type="float">
            <text:p>6.7475164375</text:p>
          </table:table-cell>
          <table:table-cell table:formula="of:=POWER([.C247]-6.75;2)" office:value-type="float" office:value="0.00000616808269140698" calcext:value-type="float">
            <text:p>6.16808269140698E-00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41639" calcext:value-type="float">
            <text:p>6.741639</text:p>
          </table:table-cell>
          <table:table-cell office:value-type="float" office:value="6.7469057" calcext:value-type="float">
            <text:p>6.7469057</text:p>
          </table:table-cell>
          <table:table-cell table:formula="of:=POWER([.C248]-6.75;2)" office:value-type="float" office:value="0.00000957469248999928" calcext:value-type="float">
            <text:p>9.57469248999928E-00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22868" calcext:value-type="float">
            <text:p>6.722868</text:p>
          </table:table-cell>
          <table:table-cell office:value-type="float" office:value="6.746844425" calcext:value-type="float">
            <text:p>6.746844425</text:p>
          </table:table-cell>
          <table:table-cell table:formula="of:=POWER([.C249]-6.75;2)" office:value-type="float" office:value="0.00000995765358062549" calcext:value-type="float">
            <text:p>9.95765358062549E-00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04385" calcext:value-type="float">
            <text:p>6.704385</text:p>
          </table:table-cell>
          <table:table-cell office:value-type="float" office:value="6.74723815" calcext:value-type="float">
            <text:p>6.74723815</text:p>
          </table:table-cell>
          <table:table-cell table:formula="of:=POWER([.C250]-6.75;2)" office:value-type="float" office:value="0.00000762781542249852" calcext:value-type="float">
            <text:p>7.62781542249852E-0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85052" calcext:value-type="float">
            <text:p>6.685052</text:p>
          </table:table-cell>
          <table:table-cell office:value-type="float" office:value="6.7480145625" calcext:value-type="float">
            <text:p>6.7480145625</text:p>
          </table:table-cell>
          <table:table-cell table:formula="of:=POWER([.C251]-6.75;2)" office:value-type="float" office:value="0.00000394196206640677" calcext:value-type="float">
            <text:p>0.00000394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61474" calcext:value-type="float">
            <text:p>6.661474</text:p>
          </table:table-cell>
          <table:table-cell office:value-type="float" office:value="6.7491486625" calcext:value-type="float">
            <text:p>6.7491486625</text:p>
          </table:table-cell>
          <table:table-cell table:formula="of:=POWER([.C252]-6.75;2)" office:value-type="float" office:value="0.000000724775538906806" calcext:value-type="float">
            <text:p>7.24775538906806E-00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21114" calcext:value-type="float">
            <text:p>6.621114</text:p>
          </table:table-cell>
          <table:table-cell office:value-type="float" office:value="6.75068625" calcext:value-type="float">
            <text:p>6.75068625</text:p>
          </table:table-cell>
          <table:table-cell table:formula="of:=POWER([.C253]-6.75;2)" office:value-type="float" office:value="0.000000470939062500304" calcext:value-type="float">
            <text:p>4.70939062500304E-00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426693" calcext:value-type="float">
            <text:p>6.426693</text:p>
          </table:table-cell>
          <table:table-cell office:value-type="float" office:value="6.7528393125" calcext:value-type="float">
            <text:p>6.7528393125</text:p>
          </table:table-cell>
          <table:table-cell table:formula="of:=POWER([.C254]-6.75;2)" office:value-type="float" office:value="0.00000806169547265576" calcext:value-type="float">
            <text:p>8.06169547265576E-00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6627" calcext:value-type="float">
            <text:p>6.86627</text:p>
          </table:table-cell>
          <table:table-cell office:value-type="float" office:value="6.757523225" calcext:value-type="float">
            <text:p>6.75752322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54708" calcext:value-type="float">
            <text:p>6.754708</text:p>
          </table:table-cell>
          <table:table-cell office:value-type="float" office:value="6.756776275" calcext:value-type="float">
            <text:p>6.7567762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34172" calcext:value-type="float">
            <text:p>6.734172</text:p>
          </table:table-cell>
          <table:table-cell office:value-type="float" office:value="6.757424525" calcext:value-type="float">
            <text:p>6.75742452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32525" calcext:value-type="float">
            <text:p>6.732525</text:p>
          </table:table-cell>
          <table:table-cell office:value-type="float" office:value="6.75825175" calcext:value-type="float">
            <text:p>6.758251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39831" calcext:value-type="float">
            <text:p>6.739831</text:p>
          </table:table-cell>
          <table:table-cell office:value-type="float" office:value="6.7589445125" calcext:value-type="float">
            <text:p>6.758944512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52388" calcext:value-type="float">
            <text:p>6.752388</text:p>
          </table:table-cell>
          <table:table-cell office:value-type="float" office:value="6.7593293125" calcext:value-type="float">
            <text:p>6.759329312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6789" calcext:value-type="float">
            <text:p>6.76789</text:p>
          </table:table-cell>
          <table:table-cell office:value-type="float" office:value="6.7593036875" calcext:value-type="float">
            <text:p>6.759303687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84486" calcext:value-type="float">
            <text:p>6.784486</text:p>
          </table:table-cell>
          <table:table-cell office:value-type="float" office:value="6.7588206" calcext:value-type="float">
            <text:p>6.758820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800437" calcext:value-type="float">
            <text:p>6.800437</text:p>
          </table:table-cell>
          <table:table-cell office:value-type="float" office:value="6.7578777125" calcext:value-type="float">
            <text:p>6.75787771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13935" calcext:value-type="float">
            <text:p>6.813935</text:p>
          </table:table-cell>
          <table:table-cell office:value-type="float" office:value="6.756505175" calcext:value-type="float">
            <text:p>6.75650517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23198" calcext:value-type="float">
            <text:p>6.823198</text:p>
          </table:table-cell>
          <table:table-cell office:value-type="float" office:value="6.7547490875" calcext:value-type="float">
            <text:p>6.754749087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26877" calcext:value-type="float">
            <text:p>6.826877</text:p>
          </table:table-cell>
          <table:table-cell office:value-type="float" office:value="6.7526337375" calcext:value-type="float">
            <text:p>6.75263373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824517" calcext:value-type="float">
            <text:p>6.824517</text:p>
          </table:table-cell>
          <table:table-cell office:value-type="float" office:value="6.7499694" calcext:value-type="float">
            <text:p>6.7499694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16703" calcext:value-type="float">
            <text:p>6.816703</text:p>
          </table:table-cell>
          <table:table-cell office:value-type="float" office:value="6.83180145" calcext:value-type="float">
            <text:p>6.8318014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04756" calcext:value-type="float">
            <text:p>6.804756</text:p>
          </table:table-cell>
          <table:table-cell office:value-type="float" office:value="6.8310588125" calcext:value-type="float">
            <text:p>6.831058812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9027" calcext:value-type="float">
            <text:p>6.79027</text:p>
          </table:table-cell>
          <table:table-cell office:value-type="float" office:value="6.8300987375" calcext:value-type="float">
            <text:p>6.83009873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74981" calcext:value-type="float">
            <text:p>6.774981</text:p>
          </table:table-cell>
          <table:table-cell office:value-type="float" office:value="6.8292874125" calcext:value-type="float">
            <text:p>6.829287412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61239" calcext:value-type="float">
            <text:p>6.761239</text:p>
          </table:table-cell>
          <table:table-cell office:value-type="float" office:value="6.82875565" calcext:value-type="float">
            <text:p>6.8287556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52818" calcext:value-type="float">
            <text:p>6.752818</text:p>
          </table:table-cell>
          <table:table-cell office:value-type="float" office:value="6.828558375" calcext:value-type="float">
            <text:p>6.8285583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55621" calcext:value-type="float">
            <text:p>6.755621</text:p>
          </table:table-cell>
          <table:table-cell office:value-type="float" office:value="6.8286771" calcext:value-type="float">
            <text:p>6.828677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78934" calcext:value-type="float">
            <text:p>6.778934</text:p>
          </table:table-cell>
          <table:table-cell office:value-type="float" office:value="6.8289927125" calcext:value-type="float">
            <text:p>6.82899271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44511" calcext:value-type="float">
            <text:p>6.844511</text:p>
          </table:table-cell>
          <table:table-cell office:value-type="float" office:value="6.82924095" calcext:value-type="float">
            <text:p>6.8292409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11538" calcext:value-type="float">
            <text:p>7.11538</text:p>
          </table:table-cell>
          <table:table-cell office:value-type="float" office:value="6.828858325" calcext:value-type="float">
            <text:p>6.82885832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312343" calcext:value-type="float">
            <text:p>6.312343</text:p>
          </table:table-cell>
          <table:table-cell office:value-type="float" office:value="6.8252227625" calcext:value-type="float">
            <text:p>6.82522276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54784" calcext:value-type="float">
            <text:p>6.654784</text:p>
          </table:table-cell>
          <table:table-cell office:value-type="float" office:value="6.83169025" calcext:value-type="float">
            <text:p>6.8316902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36613" calcext:value-type="float">
            <text:p>6.736613</text:p>
          </table:table-cell>
          <table:table-cell office:value-type="float" office:value="6.8338705875" calcext:value-type="float">
            <text:p>6.833870587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7451" calcext:value-type="float">
            <text:p>6.77451</text:p>
          </table:table-cell>
          <table:table-cell office:value-type="float" office:value="6.83495135" calcext:value-type="float">
            <text:p>6.8349513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91259" calcext:value-type="float">
            <text:p>6.791259</text:p>
          </table:table-cell>
          <table:table-cell office:value-type="float" office:value="6.8354168625" calcext:value-type="float">
            <text:p>6.83541686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96432" calcext:value-type="float">
            <text:p>6.796432</text:p>
          </table:table-cell>
          <table:table-cell office:value-type="float" office:value="6.8354759125" calcext:value-type="float">
            <text:p>6.83547591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97144" calcext:value-type="float">
            <text:p>6.797144</text:p>
          </table:table-cell>
          <table:table-cell office:value-type="float" office:value="6.8352331375" calcext:value-type="float">
            <text:p>6.83523313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98279" calcext:value-type="float">
            <text:p>6.798279</text:p>
          </table:table-cell>
          <table:table-cell office:value-type="float" office:value="6.834727425" calcext:value-type="float">
            <text:p>6.8347274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01796" calcext:value-type="float">
            <text:p>6.801796</text:p>
          </table:table-cell>
          <table:table-cell office:value-type="float" office:value="6.8339654" calcext:value-type="float">
            <text:p>6.833965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06929" calcext:value-type="float">
            <text:p>6.806929</text:p>
          </table:table-cell>
          <table:table-cell office:value-type="float" office:value="6.8329576125" calcext:value-type="float">
            <text:p>6.832957612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811304" calcext:value-type="float">
            <text:p>6.811304</text:p>
          </table:table-cell>
          <table:table-cell office:value-type="float" office:value="6.8317447375" calcext:value-type="float">
            <text:p>6.83174473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812341" calcext:value-type="float">
            <text:p>6.812341</text:p>
          </table:table-cell>
          <table:table-cell office:value-type="float" office:value="6.8304061125" calcext:value-type="float">
            <text:p>6.83040611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08327" calcext:value-type="float">
            <text:p>6.808327</text:p>
          </table:table-cell>
          <table:table-cell office:value-type="float" office:value="6.8290636125" calcext:value-type="float">
            <text:p>6.829063612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98855" calcext:value-type="float">
            <text:p>6.798855</text:p>
          </table:table-cell>
          <table:table-cell office:value-type="float" office:value="6.8285541875" calcext:value-type="float">
            <text:p>6.828554187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84672" calcext:value-type="float">
            <text:p>6.784672</text:p>
          </table:table-cell>
          <table:table-cell office:value-type="float" office:value="6.8271954875" calcext:value-type="float">
            <text:p>6.82719548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67141" calcext:value-type="float">
            <text:p>6.767141</text:p>
          </table:table-cell>
          <table:table-cell office:value-type="float" office:value="6.8261097375" calcext:value-type="float">
            <text:p>6.826109737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47644" calcext:value-type="float">
            <text:p>6.747644</text:p>
          </table:table-cell>
          <table:table-cell office:value-type="float" office:value="6.8253188375" calcext:value-type="float">
            <text:p>6.825318837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27194" calcext:value-type="float">
            <text:p>6.727194</text:p>
          </table:table-cell>
          <table:table-cell office:value-type="float" office:value="6.8248745375" calcext:value-type="float">
            <text:p>6.82487453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06369" calcext:value-type="float">
            <text:p>6.706369</text:p>
          </table:table-cell>
          <table:table-cell office:value-type="float" office:value="6.8248321625" calcext:value-type="float">
            <text:p>6.824832162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85465" calcext:value-type="float">
            <text:p>6.685465</text:p>
          </table:table-cell>
          <table:table-cell office:value-type="float" office:value="6.825239775" calcext:value-type="float">
            <text:p>6.82523977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64341" calcext:value-type="float">
            <text:p>6.664341</text:p>
          </table:table-cell>
          <table:table-cell office:value-type="float" office:value="6.8261275875" calcext:value-type="float">
            <text:p>6.82612758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40331" calcext:value-type="float">
            <text:p>6.640331</text:p>
          </table:table-cell>
          <table:table-cell office:value-type="float" office:value="6.827506175" calcext:value-type="float">
            <text:p>6.82750617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586335" calcext:value-type="float">
            <text:p>6.586335</text:p>
          </table:table-cell>
          <table:table-cell office:value-type="float" office:value="6.8293983875" calcext:value-type="float">
            <text:p>6.82939838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30881" calcext:value-type="float">
            <text:p>6.830881</text:p>
          </table:table-cell>
          <table:table-cell office:value-type="float" office:value="6.8321485375" calcext:value-type="float">
            <text:p>6.83214853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12388" calcext:value-type="float">
            <text:p>6.712388</text:p>
          </table:table-cell>
          <table:table-cell office:value-type="float" office:value="6.8319792" calcext:value-type="float">
            <text:p>6.831979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08063" calcext:value-type="float">
            <text:p>6.708063</text:p>
          </table:table-cell>
          <table:table-cell office:value-type="float" office:value="6.83336615" calcext:value-type="float">
            <text:p>6.8333661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18933" calcext:value-type="float">
            <text:p>6.718933</text:p>
          </table:table-cell>
          <table:table-cell office:value-type="float" office:value="6.8348010375" calcext:value-type="float">
            <text:p>6.83480103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35649" calcext:value-type="float">
            <text:p>6.735649</text:p>
          </table:table-cell>
          <table:table-cell office:value-type="float" office:value="6.8359945125" calcext:value-type="float">
            <text:p>6.835994512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54492" calcext:value-type="float">
            <text:p>6.754492</text:p>
          </table:table-cell>
          <table:table-cell office:value-type="float" office:value="6.8367636875" calcext:value-type="float">
            <text:p>6.83676368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73426" calcext:value-type="float">
            <text:p>6.773426</text:p>
          </table:table-cell>
          <table:table-cell office:value-type="float" office:value="6.8369776625" calcext:value-type="float">
            <text:p>6.836977662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91267" calcext:value-type="float">
            <text:p>6.791267</text:p>
          </table:table-cell>
          <table:table-cell office:value-type="float" office:value="6.8365578125" calcext:value-type="float">
            <text:p>6.83655781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07104" calcext:value-type="float">
            <text:p>6.807104</text:p>
          </table:table-cell>
          <table:table-cell office:value-type="float" office:value="6.835487" calcext:value-type="float">
            <text:p>6.83548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19861" calcext:value-type="float">
            <text:p>6.819861</text:p>
          </table:table-cell>
          <table:table-cell office:value-type="float" office:value="6.8338145375" calcext:value-type="float">
            <text:p>6.83381453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28236" calcext:value-type="float">
            <text:p>6.828236</text:p>
          </table:table-cell>
          <table:table-cell office:value-type="float" office:value="6.8316463875" calcext:value-type="float">
            <text:p>6.831646387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831028" calcext:value-type="float">
            <text:p>6.831028</text:p>
          </table:table-cell>
          <table:table-cell office:value-type="float" office:value="6.829110025" calcext:value-type="float">
            <text:p>6.8291100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827617" calcext:value-type="float">
            <text:p>6.827617</text:p>
          </table:table-cell>
          <table:table-cell office:value-type="float" office:value="6.8262509125" calcext:value-type="float">
            <text:p>6.826250912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81828" calcext:value-type="float">
            <text:p>6.81828</text:p>
          </table:table-cell>
          <table:table-cell office:value-type="float" office:value="6.821639275" calcext:value-type="float">
            <text:p>6.82163927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04145" calcext:value-type="float">
            <text:p>6.804145</text:p>
          </table:table-cell>
          <table:table-cell office:value-type="float" office:value="6.820585675" calcext:value-type="float">
            <text:p>6.82058567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86834" calcext:value-type="float">
            <text:p>6.786834</text:p>
          </table:table-cell>
          <table:table-cell office:value-type="float" office:value="6.819319025" calcext:value-type="float">
            <text:p>6.81931902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68036" calcext:value-type="float">
            <text:p>6.768036</text:p>
          </table:table-cell>
          <table:table-cell office:value-type="float" office:value="6.81833545" calcext:value-type="float">
            <text:p>6.8183354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4928" calcext:value-type="float">
            <text:p>6.74928</text:p>
          </table:table-cell>
          <table:table-cell office:value-type="float" office:value="6.817766625" calcext:value-type="float">
            <text:p>6.8177666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32081" calcext:value-type="float">
            <text:p>6.732081</text:p>
          </table:table-cell>
          <table:table-cell office:value-type="float" office:value="6.8176625125" calcext:value-type="float">
            <text:p>6.81766251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18479" calcext:value-type="float">
            <text:p>6.718479</text:p>
          </table:table-cell>
          <table:table-cell office:value-type="float" office:value="6.8180218375" calcext:value-type="float">
            <text:p>6.81802183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12019" calcext:value-type="float">
            <text:p>6.712019</text:p>
          </table:table-cell>
          <table:table-cell office:value-type="float" office:value="6.8187914875" calcext:value-type="float">
            <text:p>6.818791487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20563" calcext:value-type="float">
            <text:p>6.720563</text:p>
          </table:table-cell>
          <table:table-cell office:value-type="float" office:value="6.8198519125" calcext:value-type="float">
            <text:p>6.819851912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7968" calcext:value-type="float">
            <text:p>6.77968</text:p>
          </table:table-cell>
          <table:table-cell office:value-type="float" office:value="6.8209694125" calcext:value-type="float">
            <text:p>6.820969412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221722" calcext:value-type="float">
            <text:p>6.221722</text:p>
          </table:table-cell>
          <table:table-cell office:value-type="float" office:value="6.8214569" calcext:value-type="float">
            <text:p>6.821456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22987" calcext:value-type="float">
            <text:p>6.622987</text:p>
          </table:table-cell>
          <table:table-cell office:value-type="float" office:value="6.8289704375" calcext:value-type="float">
            <text:p>6.82897043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77594" calcext:value-type="float">
            <text:p>6.677594</text:p>
          </table:table-cell>
          <table:table-cell office:value-type="float" office:value="6.831464525" calcext:value-type="float">
            <text:p>6.8314645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11731" calcext:value-type="float">
            <text:p>6.711731</text:p>
          </table:table-cell>
          <table:table-cell office:value-type="float" office:value="6.8332221125" calcext:value-type="float">
            <text:p>6.83322211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36737" calcext:value-type="float">
            <text:p>6.736737</text:p>
          </table:table-cell>
          <table:table-cell office:value-type="float" office:value="6.834455125" calcext:value-type="float">
            <text:p>6.8344551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54366" calcext:value-type="float">
            <text:p>6.754366</text:p>
          </table:table-cell>
          <table:table-cell office:value-type="float" office:value="6.8352401625" calcext:value-type="float">
            <text:p>6.835240162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66498" calcext:value-type="float">
            <text:p>6.766498</text:p>
          </table:table-cell>
          <table:table-cell office:value-type="float" office:value="6.835637575" calcext:value-type="float">
            <text:p>6.8356375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7578" calcext:value-type="float">
            <text:p>6.77578</text:p>
          </table:table-cell>
          <table:table-cell office:value-type="float" office:value="6.835689575" calcext:value-type="float">
            <text:p>6.83568957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84481" calcext:value-type="float">
            <text:p>6.784481</text:p>
          </table:table-cell>
          <table:table-cell office:value-type="float" office:value="6.835413075" calcext:value-type="float">
            <text:p>6.83541307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93359" calcext:value-type="float">
            <text:p>6.793359</text:p>
          </table:table-cell>
          <table:table-cell office:value-type="float" office:value="6.8348118125" calcext:value-type="float">
            <text:p>6.834811812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01406" calcext:value-type="float">
            <text:p>6.801406</text:p>
          </table:table-cell>
          <table:table-cell office:value-type="float" office:value="6.8339098375" calcext:value-type="float">
            <text:p>6.833909837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06514" calcext:value-type="float">
            <text:p>6.806514</text:p>
          </table:table-cell>
          <table:table-cell office:value-type="float" office:value="6.8328021625" calcext:value-type="float">
            <text:p>6.83280216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06568" calcext:value-type="float">
            <text:p>6.806568</text:p>
          </table:table-cell>
          <table:table-cell office:value-type="float" office:value="6.8317631125" calcext:value-type="float">
            <text:p>6.83176311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0035" calcext:value-type="float">
            <text:p>6.80035</text:p>
          </table:table-cell>
          <table:table-cell office:value-type="float" office:value="6.832386525" calcext:value-type="float">
            <text:p>6.83238652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87946" calcext:value-type="float">
            <text:p>6.787946</text:p>
          </table:table-cell>
          <table:table-cell office:value-type="float" office:value="6.828789925" calcext:value-type="float">
            <text:p>6.8287899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70615" calcext:value-type="float">
            <text:p>6.770615</text:p>
          </table:table-cell>
          <table:table-cell office:value-type="float" office:value="6.82665765" calcext:value-type="float">
            <text:p>6.8266576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50338" calcext:value-type="float">
            <text:p>6.750338</text:p>
          </table:table-cell>
          <table:table-cell office:value-type="float" office:value="6.825254225" calcext:value-type="float">
            <text:p>6.82525422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29243" calcext:value-type="float">
            <text:p>6.729243</text:p>
          </table:table-cell>
          <table:table-cell office:value-type="float" office:value="6.8245529375" calcext:value-type="float">
            <text:p>6.824552937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09055" calcext:value-type="float">
            <text:p>6.709055</text:p>
          </table:table-cell>
          <table:table-cell office:value-type="float" office:value="6.82455685" calcext:value-type="float">
            <text:p>6.8245568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90634" calcext:value-type="float">
            <text:p>6.690634</text:p>
          </table:table-cell>
          <table:table-cell office:value-type="float" office:value="6.8252276125" calcext:value-type="float">
            <text:p>6.825227612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73448" calcext:value-type="float">
            <text:p>6.673448</text:p>
          </table:table-cell>
          <table:table-cell office:value-type="float" office:value="6.82648175" calcext:value-type="float">
            <text:p>6.8264817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5397" calcext:value-type="float">
            <text:p>6.65397</text:p>
          </table:table-cell>
          <table:table-cell office:value-type="float" office:value="6.8282153875" calcext:value-type="float">
            <text:p>6.828215387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1373" calcext:value-type="float">
            <text:p>6.61373</text:p>
          </table:table-cell>
          <table:table-cell office:value-type="float" office:value="6.83035985" calcext:value-type="float">
            <text:p>6.8303598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.371081" calcext:value-type="float">
            <text:p>13.371081</text:p>
          </table:table-cell>
          <table:table-cell office:value-type="float" office:value="6.8330867625" calcext:value-type="float">
            <text:p>6.83308676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57292" calcext:value-type="float">
            <text:p>6.757292</text:p>
          </table:table-cell>
          <table:table-cell office:value-type="float" office:value="6.75135715" calcext:value-type="float">
            <text:p>6.7513571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2795" calcext:value-type="float">
            <text:p>6.72795</text:p>
          </table:table-cell>
          <table:table-cell office:value-type="float" office:value="6.752257" calcext:value-type="float">
            <text:p>6.75225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25364" calcext:value-type="float">
            <text:p>6.725364</text:p>
          </table:table-cell>
          <table:table-cell office:value-type="float" office:value="6.7534326875" calcext:value-type="float">
            <text:p>6.75343268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3244" calcext:value-type="float">
            <text:p>6.73244</text:p>
          </table:table-cell>
          <table:table-cell office:value-type="float" office:value="6.75449795" calcext:value-type="float">
            <text:p>6.7544979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45457" calcext:value-type="float">
            <text:p>6.745457</text:p>
          </table:table-cell>
          <table:table-cell office:value-type="float" office:value="6.7552766125" calcext:value-type="float">
            <text:p>6.75527661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62316" calcext:value-type="float">
            <text:p>6.762316</text:p>
          </table:table-cell>
          <table:table-cell office:value-type="float" office:value="6.75564535" calcext:value-type="float">
            <text:p>6.7556453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8087" calcext:value-type="float">
            <text:p>6.78087</text:p>
          </table:table-cell>
          <table:table-cell office:value-type="float" office:value="6.7555263" calcext:value-type="float">
            <text:p>6.755526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98793" calcext:value-type="float">
            <text:p>6.798793</text:p>
          </table:table-cell>
          <table:table-cell office:value-type="float" office:value="6.75489385" calcext:value-type="float">
            <text:p>6.7548938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13901" calcext:value-type="float">
            <text:p>6.813901</text:p>
          </table:table-cell>
          <table:table-cell office:value-type="float" office:value="6.7537703875" calcext:value-type="float">
            <text:p>6.75377038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24535" calcext:value-type="float">
            <text:p>6.824535</text:p>
          </table:table-cell>
          <table:table-cell office:value-type="float" office:value="6.752206125" calcext:value-type="float">
            <text:p>6.7522061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29742" calcext:value-type="float">
            <text:p>6.829742</text:p>
          </table:table-cell>
          <table:table-cell office:value-type="float" office:value="6.7502433625" calcext:value-type="float">
            <text:p>6.75024336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829211" calcext:value-type="float">
            <text:p>6.829211</text:p>
          </table:table-cell>
          <table:table-cell office:value-type="float" office:value="6.7478321625" calcext:value-type="float">
            <text:p>6.74783216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23074" calcext:value-type="float">
            <text:p>6.823074</text:p>
          </table:table-cell>
          <table:table-cell office:value-type="float" office:value="6.744088925" calcext:value-type="float">
            <text:p>6.7440889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11751" calcext:value-type="float">
            <text:p>6.811751</text:p>
          </table:table-cell>
          <table:table-cell office:value-type="float" office:value="6.744645575" calcext:value-type="float">
            <text:p>6.7446455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95983" calcext:value-type="float">
            <text:p>6.795983</text:p>
          </table:table-cell>
          <table:table-cell office:value-type="float" office:value="6.7438040125" calcext:value-type="float">
            <text:p>6.743804012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7701" calcext:value-type="float">
            <text:p>6.77701</text:p>
          </table:table-cell>
          <table:table-cell office:value-type="float" office:value="6.7429814" calcext:value-type="float">
            <text:p>6.742981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6687" calcext:value-type="float">
            <text:p>6.756687</text:p>
          </table:table-cell>
          <table:table-cell office:value-type="float" office:value="6.7424542125" calcext:value-type="float">
            <text:p>6.74245421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37317" calcext:value-type="float">
            <text:p>6.737317</text:p>
          </table:table-cell>
          <table:table-cell office:value-type="float" office:value="6.7423357875" calcext:value-type="float">
            <text:p>6.742335787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21173" calcext:value-type="float">
            <text:p>6.721173</text:p>
          </table:table-cell>
          <table:table-cell office:value-type="float" office:value="6.7426487375" calcext:value-type="float">
            <text:p>6.742648737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09899" calcext:value-type="float">
            <text:p>6.709899</text:p>
          </table:table-cell>
          <table:table-cell office:value-type="float" office:value="6.7433509875" calcext:value-type="float">
            <text:p>6.743350987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04214" calcext:value-type="float">
            <text:p>6.704214</text:p>
          </table:table-cell>
          <table:table-cell office:value-type="float" office:value="6.744363575" calcext:value-type="float">
            <text:p>6.7443635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04941" calcext:value-type="float">
            <text:p>6.704941</text:p>
          </table:table-cell>
          <table:table-cell office:value-type="float" office:value="6.7455965" calcext:value-type="float">
            <text:p>6.745596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67573" calcext:value-type="float">
            <text:p>6.767573</text:p>
          </table:table-cell>
          <table:table-cell office:value-type="float" office:value="6.7469516125" calcext:value-type="float">
            <text:p>6.746951612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90159" calcext:value-type="float">
            <text:p>6.690159</text:p>
          </table:table-cell>
          <table:table-cell office:value-type="float" office:value="6.7476339375" calcext:value-type="float">
            <text:p>6.747633937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97812" calcext:value-type="float">
            <text:p>6.697812</text:p>
          </table:table-cell>
          <table:table-cell office:value-type="float" office:value="6.7493604125" calcext:value-type="float">
            <text:p>6.74936041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03869" calcext:value-type="float">
            <text:p>6.703869</text:p>
          </table:table-cell>
          <table:table-cell office:value-type="float" office:value="6.7510149125" calcext:value-type="float">
            <text:p>6.751014912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121" calcext:value-type="float">
            <text:p>6.7121</text:p>
          </table:table-cell>
          <table:table-cell office:value-type="float" office:value="6.752545275" calcext:value-type="float">
            <text:p>6.7525452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23804" calcext:value-type="float">
            <text:p>6.723804</text:p>
          </table:table-cell>
          <table:table-cell office:value-type="float" office:value="6.7538395875" calcext:value-type="float">
            <text:p>6.75383958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38978" calcext:value-type="float">
            <text:p>6.738978</text:p>
          </table:table-cell>
          <table:table-cell office:value-type="float" office:value="6.7547691125" calcext:value-type="float">
            <text:p>6.754769112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5649" calcext:value-type="float">
            <text:p>6.75649</text:p>
          </table:table-cell>
          <table:table-cell office:value-type="float" office:value="6.7552206625" calcext:value-type="float">
            <text:p>6.755220662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74628" calcext:value-type="float">
            <text:p>6.774628</text:p>
          </table:table-cell>
          <table:table-cell office:value-type="float" office:value="6.7551288" calcext:value-type="float">
            <text:p>6.755128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91708" calcext:value-type="float">
            <text:p>6.791708</text:p>
          </table:table-cell>
          <table:table-cell office:value-type="float" office:value="6.7544991625" calcext:value-type="float">
            <text:p>6.754499162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806347" calcext:value-type="float">
            <text:p>6.806347</text:p>
          </table:table-cell>
          <table:table-cell office:value-type="float" office:value="6.7534163125" calcext:value-type="float">
            <text:p>6.753416312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17334" calcext:value-type="float">
            <text:p>6.817334</text:p>
          </table:table-cell>
          <table:table-cell office:value-type="float" office:value="6.7520380875" calcext:value-type="float">
            <text:p>6.752038087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23344" calcext:value-type="float">
            <text:p>6.823344</text:p>
          </table:table-cell>
          <table:table-cell office:value-type="float" office:value="6.75059875" calcext:value-type="float">
            <text:p>6.7505987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22854" calcext:value-type="float">
            <text:p>6.822854</text:p>
          </table:table-cell>
          <table:table-cell office:value-type="float" office:value="6.7496284875" calcext:value-type="float">
            <text:p>6.74962848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14411" calcext:value-type="float">
            <text:p>6.814411</text:p>
          </table:table-cell>
          <table:table-cell office:value-type="float" office:value="6.7464419625" calcext:value-type="float">
            <text:p>6.74644196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97183" calcext:value-type="float">
            <text:p>6.797183</text:p>
          </table:table-cell>
          <table:table-cell office:value-type="float" office:value="6.744719675" calcext:value-type="float">
            <text:p>6.74471967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7161" calcext:value-type="float">
            <text:p>6.77161</text:p>
          </table:table-cell>
          <table:table-cell office:value-type="float" office:value="6.7435463" calcext:value-type="float">
            <text:p>6.743546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39838" calcext:value-type="float">
            <text:p>6.739838</text:p>
          </table:table-cell>
          <table:table-cell office:value-type="float" office:value="6.7428964125" calcext:value-type="float">
            <text:p>6.74289641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05602" calcext:value-type="float">
            <text:p>6.705602</text:p>
          </table:table-cell>
          <table:table-cell office:value-type="float" office:value="6.7427920625" calcext:value-type="float">
            <text:p>6.742792062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73307" calcext:value-type="float">
            <text:p>6.673307</text:p>
          </table:table-cell>
          <table:table-cell office:value-type="float" office:value="6.7432438625" calcext:value-type="float">
            <text:p>6.743243862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46409" calcext:value-type="float">
            <text:p>6.646409</text:p>
          </table:table-cell>
          <table:table-cell office:value-type="float" office:value="6.7442321" calcext:value-type="float">
            <text:p>6.744232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25327" calcext:value-type="float">
            <text:p>6.625327</text:p>
          </table:table-cell>
          <table:table-cell office:value-type="float" office:value="6.7457048375" calcext:value-type="float">
            <text:p>6.74570483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02299" calcext:value-type="float">
            <text:p>6.602299</text:p>
          </table:table-cell>
          <table:table-cell office:value-type="float" office:value="6.74760025" calcext:value-type="float">
            <text:p>6.7476002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458686" calcext:value-type="float">
            <text:p>6.458686</text:p>
          </table:table-cell>
          <table:table-cell office:value-type="float" office:value="6.749937125" calcext:value-type="float">
            <text:p>6.7499371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33992" calcext:value-type="float">
            <text:p>6.733992</text:p>
          </table:table-cell>
          <table:table-cell office:value-type="float" office:value="6.7541967125" calcext:value-type="float">
            <text:p>6.75419671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02813" calcext:value-type="float">
            <text:p>6.702813</text:p>
          </table:table-cell>
          <table:table-cell office:value-type="float" office:value="6.7550991125" calcext:value-type="float">
            <text:p>6.755099112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08148" calcext:value-type="float">
            <text:p>6.708148</text:p>
          </table:table-cell>
          <table:table-cell office:value-type="float" office:value="6.7564211875" calcext:value-type="float">
            <text:p>6.756421187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2253" calcext:value-type="float">
            <text:p>6.72253</text:p>
          </table:table-cell>
          <table:table-cell office:value-type="float" office:value="6.7576469375" calcext:value-type="float">
            <text:p>6.75764693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40951" calcext:value-type="float">
            <text:p>6.740951</text:p>
          </table:table-cell>
          <table:table-cell office:value-type="float" office:value="6.7585999875" calcext:value-type="float">
            <text:p>6.75859998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60827" calcext:value-type="float">
            <text:p>6.760827</text:p>
          </table:table-cell>
          <table:table-cell office:value-type="float" office:value="6.7591623125" calcext:value-type="float">
            <text:p>6.759162312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80051" calcext:value-type="float">
            <text:p>6.780051</text:p>
          </table:table-cell>
          <table:table-cell office:value-type="float" office:value="6.7592453125" calcext:value-type="float">
            <text:p>6.759245312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96853" calcext:value-type="float">
            <text:p>6.796853</text:p>
          </table:table-cell>
          <table:table-cell office:value-type="float" office:value="6.7587914125" calcext:value-type="float">
            <text:p>6.75879141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09963" calcext:value-type="float">
            <text:p>6.809963</text:p>
          </table:table-cell>
          <table:table-cell office:value-type="float" office:value="6.7577832875" calcext:value-type="float">
            <text:p>6.757783287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18679" calcext:value-type="float">
            <text:p>6.818679</text:p>
          </table:table-cell>
          <table:table-cell office:value-type="float" office:value="6.756250375" calcext:value-type="float">
            <text:p>6.75625037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22805" calcext:value-type="float">
            <text:p>6.822805</text:p>
          </table:table-cell>
          <table:table-cell office:value-type="float" office:value="6.7542610875" calcext:value-type="float">
            <text:p>6.754261087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22514" calcext:value-type="float">
            <text:p>6.822514</text:p>
          </table:table-cell>
          <table:table-cell office:value-type="float" office:value="6.7518744375" calcext:value-type="float">
            <text:p>6.75187443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18201" calcext:value-type="float">
            <text:p>6.818201</text:p>
          </table:table-cell>
          <table:table-cell office:value-type="float" office:value="6.7488552" calcext:value-type="float">
            <text:p>6.748855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10372" calcext:value-type="float">
            <text:p>6.810372</text:p>
          </table:table-cell>
          <table:table-cell office:value-type="float" office:value="6.752712375" calcext:value-type="float">
            <text:p>6.75271237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9954" calcext:value-type="float">
            <text:p>6.79954</text:p>
          </table:table-cell>
          <table:table-cell office:value-type="float" office:value="6.751876175" calcext:value-type="float">
            <text:p>6.75187617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86159" calcext:value-type="float">
            <text:p>6.786159</text:p>
          </table:table-cell>
          <table:table-cell office:value-type="float" office:value="6.751012175" calcext:value-type="float">
            <text:p>6.7510121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70658" calcext:value-type="float">
            <text:p>6.770658</text:p>
          </table:table-cell>
          <table:table-cell office:value-type="float" office:value="6.75040095" calcext:value-type="float">
            <text:p>6.7504009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5366" calcext:value-type="float">
            <text:p>6.75366</text:p>
          </table:table-cell>
          <table:table-cell office:value-type="float" office:value="6.750133225" calcext:value-type="float">
            <text:p>6.7501332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3638" calcext:value-type="float">
            <text:p>6.73638</text:p>
          </table:table-cell>
          <table:table-cell office:value-type="float" office:value="6.7502464375" calcext:value-type="float">
            <text:p>6.750246437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21201" calcext:value-type="float">
            <text:p>6.721201</text:p>
          </table:table-cell>
          <table:table-cell office:value-type="float" office:value="6.7507473625" calcext:value-type="float">
            <text:p>6.750747362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12792" calcext:value-type="float">
            <text:p>6.712792</text:p>
          </table:table-cell>
          <table:table-cell office:value-type="float" office:value="6.7516044125" calcext:value-type="float">
            <text:p>6.75160441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2339" calcext:value-type="float">
            <text:p>6.72339</text:p>
          </table:table-cell>
          <table:table-cell office:value-type="float" office:value="6.7527182625" calcext:value-type="float">
            <text:p>6.75271826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56441" calcext:value-type="float">
            <text:p>6.856441</text:p>
          </table:table-cell>
          <table:table-cell office:value-type="float" office:value="6.75382585" calcext:value-type="float">
            <text:p>6.7538258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512622" calcext:value-type="float">
            <text:p>6.512622</text:p>
          </table:table-cell>
          <table:table-cell office:value-type="float" office:value="6.753361025" calcext:value-type="float">
            <text:p>6.75336102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17364" calcext:value-type="float">
            <text:p>6.617364</text:p>
          </table:table-cell>
          <table:table-cell office:value-type="float" office:value="6.7572420875" calcext:value-type="float">
            <text:p>6.75724208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58341" calcext:value-type="float">
            <text:p>6.658341</text:p>
          </table:table-cell>
          <table:table-cell office:value-type="float" office:value="6.759815525" calcext:value-type="float">
            <text:p>6.7598155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94235" calcext:value-type="float">
            <text:p>6.694235</text:p>
          </table:table-cell>
          <table:table-cell office:value-type="float" office:value="6.761830425" calcext:value-type="float">
            <text:p>6.76183042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29556" calcext:value-type="float">
            <text:p>6.729556</text:p>
          </table:table-cell>
          <table:table-cell office:value-type="float" office:value="6.7633026125" calcext:value-type="float">
            <text:p>6.76330261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62716" calcext:value-type="float">
            <text:p>6.762716</text:p>
          </table:table-cell>
          <table:table-cell office:value-type="float" office:value="6.7641935625" calcext:value-type="float">
            <text:p>6.764193562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90965" calcext:value-type="float">
            <text:p>6.790965</text:p>
          </table:table-cell>
          <table:table-cell office:value-type="float" office:value="6.7644889625" calcext:value-type="float">
            <text:p>6.76448896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12139" calcext:value-type="float">
            <text:p>6.812139</text:p>
          </table:table-cell>
          <table:table-cell office:value-type="float" office:value="6.764215975" calcext:value-type="float">
            <text:p>6.7642159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25527" calcext:value-type="float">
            <text:p>6.825527</text:p>
          </table:table-cell>
          <table:table-cell office:value-type="float" office:value="6.76343855" calcext:value-type="float">
            <text:p>6.7634385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31883" calcext:value-type="float">
            <text:p>6.831883</text:p>
          </table:table-cell>
          <table:table-cell office:value-type="float" office:value="6.7622412875" calcext:value-type="float">
            <text:p>6.762241287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32712" calcext:value-type="float">
            <text:p>6.832712</text:p>
          </table:table-cell>
          <table:table-cell office:value-type="float" office:value="6.76071055" calcext:value-type="float">
            <text:p>6.7607105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2928" calcext:value-type="float">
            <text:p>6.82928</text:p>
          </table:table-cell>
          <table:table-cell office:value-type="float" office:value="6.7589135625" calcext:value-type="float">
            <text:p>6.75891356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22005" calcext:value-type="float">
            <text:p>6.822005</text:p>
          </table:table-cell>
          <table:table-cell office:value-type="float" office:value="6.756816675" calcext:value-type="float">
            <text:p>6.75681667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10585" calcext:value-type="float">
            <text:p>6.810585</text:p>
          </table:table-cell>
          <table:table-cell office:value-type="float" office:value="6.7646478875" calcext:value-type="float">
            <text:p>6.76464788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94733" calcext:value-type="float">
            <text:p>6.794733</text:p>
          </table:table-cell>
          <table:table-cell office:value-type="float" office:value="6.763462025" calcext:value-type="float">
            <text:p>6.7634620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74956" calcext:value-type="float">
            <text:p>6.774956</text:p>
          </table:table-cell>
          <table:table-cell office:value-type="float" office:value="6.7623476" calcext:value-type="float">
            <text:p>6.762347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52792" calcext:value-type="float">
            <text:p>6.752792</text:p>
          </table:table-cell>
          <table:table-cell office:value-type="float" office:value="6.761523075" calcext:value-type="float">
            <text:p>6.76152307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30274" calcext:value-type="float">
            <text:p>6.730274</text:p>
          </table:table-cell>
          <table:table-cell office:value-type="float" office:value="6.7610885875" calcext:value-type="float">
            <text:p>6.76108858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08916" calcext:value-type="float">
            <text:p>6.708916</text:p>
          </table:table-cell>
          <table:table-cell office:value-type="float" office:value="6.7610924375" calcext:value-type="float">
            <text:p>6.761092437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8876" calcext:value-type="float">
            <text:p>6.68876</text:p>
          </table:table-cell>
          <table:table-cell office:value-type="float" office:value="6.761551625" calcext:value-type="float">
            <text:p>6.7615516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67514" calcext:value-type="float">
            <text:p>6.667514</text:p>
          </table:table-cell>
          <table:table-cell office:value-type="float" office:value="6.7624715125" calcext:value-type="float">
            <text:p>6.76247151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36846" calcext:value-type="float">
            <text:p>6.636846</text:p>
          </table:table-cell>
          <table:table-cell office:value-type="float" office:value="6.7638700875" calcext:value-type="float">
            <text:p>6.76387008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29752" calcext:value-type="float">
            <text:p>6.529752</text:p>
          </table:table-cell>
          <table:table-cell office:value-type="float" office:value="6.765847325" calcext:value-type="float">
            <text:p>6.76584732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67606" calcext:value-type="float">
            <text:p>6.867606</text:p>
          </table:table-cell>
          <table:table-cell office:value-type="float" office:value="6.76931565" calcext:value-type="float">
            <text:p>6.7693156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44426" calcext:value-type="float">
            <text:p>6.744426</text:p>
          </table:table-cell>
          <table:table-cell office:value-type="float" office:value="6.7686478" calcext:value-type="float">
            <text:p>6.768647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30174" calcext:value-type="float">
            <text:p>6.730174</text:p>
          </table:table-cell>
          <table:table-cell office:value-type="float" office:value="6.7695266125" calcext:value-type="float">
            <text:p>6.76952661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34835" calcext:value-type="float">
            <text:p>6.734835</text:p>
          </table:table-cell>
          <table:table-cell office:value-type="float" office:value="6.7705070875" calcext:value-type="float">
            <text:p>6.770507087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47213" calcext:value-type="float">
            <text:p>6.747213</text:p>
          </table:table-cell>
          <table:table-cell office:value-type="float" office:value="6.771278625" calcext:value-type="float">
            <text:p>6.77127862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62353" calcext:value-type="float">
            <text:p>6.762353</text:p>
          </table:table-cell>
          <table:table-cell office:value-type="float" office:value="6.771691025" calcext:value-type="float">
            <text:p>6.7716910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77353" calcext:value-type="float">
            <text:p>6.777353</text:p>
          </table:table-cell>
          <table:table-cell office:value-type="float" office:value="6.7716830875" calcext:value-type="float">
            <text:p>6.771683087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90906" calcext:value-type="float">
            <text:p>6.790906</text:p>
          </table:table-cell>
          <table:table-cell office:value-type="float" office:value="6.7712557875" calcext:value-type="float">
            <text:p>6.771255787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02848" calcext:value-type="float">
            <text:p>6.802848</text:p>
          </table:table-cell>
          <table:table-cell office:value-type="float" office:value="6.770442375" calcext:value-type="float">
            <text:p>6.7704423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1335" calcext:value-type="float">
            <text:p>6.81335</text:p>
          </table:table-cell>
          <table:table-cell office:value-type="float" office:value="6.7692773375" calcext:value-type="float">
            <text:p>6.769277337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22159" calcext:value-type="float">
            <text:p>6.822159</text:p>
          </table:table-cell>
          <table:table-cell office:value-type="float" office:value="6.7677708" calcext:value-type="float">
            <text:p>6.767770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28277" calcext:value-type="float">
            <text:p>6.828277</text:p>
          </table:table-cell>
          <table:table-cell office:value-type="float" office:value="6.765875125" calcext:value-type="float">
            <text:p>6.76587512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30172" calcext:value-type="float">
            <text:p>6.830172</text:p>
          </table:table-cell>
          <table:table-cell office:value-type="float" office:value="6.7633115125" calcext:value-type="float">
            <text:p>6.76331151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26298" calcext:value-type="float">
            <text:p>6.826298</text:p>
          </table:table-cell>
          <table:table-cell office:value-type="float" office:value="6.7523952125" calcext:value-type="float">
            <text:p>6.752395212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15645" calcext:value-type="float">
            <text:p>6.815645</text:p>
          </table:table-cell>
          <table:table-cell office:value-type="float" office:value="6.7523004875" calcext:value-type="float">
            <text:p>6.75230048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98166" calcext:value-type="float">
            <text:p>6.798166</text:p>
          </table:table-cell>
          <table:table-cell office:value-type="float" office:value="6.7515729625" calcext:value-type="float">
            <text:p>6.751572962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75102" calcext:value-type="float">
            <text:p>6.775102</text:p>
          </table:table-cell>
          <table:table-cell office:value-type="float" office:value="6.750880275" calcext:value-type="float">
            <text:p>6.7508802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49141" calcext:value-type="float">
            <text:p>6.749141</text:p>
          </table:table-cell>
          <table:table-cell office:value-type="float" office:value="6.7504648" calcext:value-type="float">
            <text:p>6.750464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24257" calcext:value-type="float">
            <text:p>6.724257</text:p>
          </table:table-cell>
          <table:table-cell office:value-type="float" office:value="6.7504633875" calcext:value-type="float">
            <text:p>6.750463387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0508" calcext:value-type="float">
            <text:p>6.70508</text:p>
          </table:table-cell>
          <table:table-cell office:value-type="float" office:value="6.7509341125" calcext:value-type="float">
            <text:p>6.75093411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96089" calcext:value-type="float">
            <text:p>6.696089</text:p>
          </table:table-cell>
          <table:table-cell office:value-type="float" office:value="6.7518511625" calcext:value-type="float">
            <text:p>6.751851162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02187" calcext:value-type="float">
            <text:p>6.702187</text:p>
          </table:table-cell>
          <table:table-cell office:value-type="float" office:value="6.7531013625" calcext:value-type="float">
            <text:p>6.75310136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45723" calcext:value-type="float">
            <text:p>6.745723</text:p>
          </table:table-cell>
          <table:table-cell office:value-type="float" office:value="6.75447575" calcext:value-type="float">
            <text:p>6.7544757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67932" calcext:value-type="float">
            <text:p>6.567932</text:p>
          </table:table-cell>
          <table:table-cell office:value-type="float" office:value="6.75545565" calcext:value-type="float">
            <text:p>6.7554556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76628" calcext:value-type="float">
            <text:p>6.676628</text:p>
          </table:table-cell>
          <table:table-cell office:value-type="float" office:value="6.758737575" calcext:value-type="float">
            <text:p>6.7587375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03313" calcext:value-type="float">
            <text:p>6.703313</text:p>
          </table:table-cell>
          <table:table-cell office:value-type="float" office:value="6.7606646625" calcext:value-type="float">
            <text:p>6.76066466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19619" calcext:value-type="float">
            <text:p>6.719619</text:p>
          </table:table-cell>
          <table:table-cell office:value-type="float" office:value="6.7621915375" calcext:value-type="float">
            <text:p>6.76219153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3149" calcext:value-type="float">
            <text:p>6.73149</text:p>
          </table:table-cell>
          <table:table-cell office:value-type="float" office:value="6.763388125" calcext:value-type="float">
            <text:p>6.7633881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41746" calcext:value-type="float">
            <text:p>6.741746</text:p>
          </table:table-cell>
          <table:table-cell office:value-type="float" office:value="6.7642615625" calcext:value-type="float">
            <text:p>6.76426156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52366" calcext:value-type="float">
            <text:p>6.752366</text:p>
          </table:table-cell>
          <table:table-cell office:value-type="float" office:value="6.7647948125" calcext:value-type="float">
            <text:p>6.764794812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64228" calcext:value-type="float">
            <text:p>6.764228</text:p>
          </table:table-cell>
          <table:table-cell office:value-type="float" office:value="6.764958375" calcext:value-type="float">
            <text:p>6.76495837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7696" calcext:value-type="float">
            <text:p>6.77696</text:p>
          </table:table-cell>
          <table:table-cell office:value-type="float" office:value="6.7647275" calcext:value-type="float">
            <text:p>6.764727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89249" calcext:value-type="float">
            <text:p>6.789249</text:p>
          </table:table-cell>
          <table:table-cell office:value-type="float" office:value="6.764102125" calcext:value-type="float">
            <text:p>6.76410212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99453" calcext:value-type="float">
            <text:p>6.799453</text:p>
          </table:table-cell>
          <table:table-cell office:value-type="float" office:value="6.76312285" calcext:value-type="float">
            <text:p>6.7631228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06184" calcext:value-type="float">
            <text:p>6.806184</text:p>
          </table:table-cell>
          <table:table-cell office:value-type="float" office:value="6.76188315" calcext:value-type="float">
            <text:p>6.7618831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08579" calcext:value-type="float">
            <text:p>6.808579</text:p>
          </table:table-cell>
          <table:table-cell office:value-type="float" office:value="6.7605674625" calcext:value-type="float">
            <text:p>6.76056746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06208" calcext:value-type="float">
            <text:p>6.806208</text:p>
          </table:table-cell>
          <table:table-cell office:value-type="float" office:value="6.7603302" calcext:value-type="float">
            <text:p>6.760330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98774" calcext:value-type="float">
            <text:p>6.798774</text:p>
          </table:table-cell>
          <table:table-cell office:value-type="float" office:value="6.7581906375" calcext:value-type="float">
            <text:p>6.758190637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85937" calcext:value-type="float">
            <text:p>6.785937</text:p>
          </table:table-cell>
          <table:table-cell office:value-type="float" office:value="6.75654605" calcext:value-type="float">
            <text:p>6.7565460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67467" calcext:value-type="float">
            <text:p>6.767467</text:p>
          </table:table-cell>
          <table:table-cell office:value-type="float" office:value="6.7553243125" calcext:value-type="float">
            <text:p>6.75532431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43739" calcext:value-type="float">
            <text:p>6.743739</text:p>
          </table:table-cell>
          <table:table-cell office:value-type="float" office:value="6.7546052" calcext:value-type="float">
            <text:p>6.754605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16203" calcext:value-type="float">
            <text:p>6.716203</text:p>
          </table:table-cell>
          <table:table-cell office:value-type="float" office:value="6.7544641625" calcext:value-type="float">
            <text:p>6.75446416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8733" calcext:value-type="float">
            <text:p>6.68733</text:p>
          </table:table-cell>
          <table:table-cell office:value-type="float" office:value="6.7549422875" calcext:value-type="float">
            <text:p>6.754942287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59536" calcext:value-type="float">
            <text:p>6.659536</text:p>
          </table:table-cell>
          <table:table-cell office:value-type="float" office:value="6.756037325" calcext:value-type="float">
            <text:p>6.75603732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31873" calcext:value-type="float">
            <text:p>6.631873</text:p>
          </table:table-cell>
          <table:table-cell office:value-type="float" office:value="6.7577129375" calcext:value-type="float">
            <text:p>6.757712937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80975" calcext:value-type="float">
            <text:p>6.580975</text:p>
          </table:table-cell>
          <table:table-cell office:value-type="float" office:value="6.7599454375" calcext:value-type="float">
            <text:p>6.75994543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126775" calcext:value-type="float">
            <text:p>7.126775</text:p>
          </table:table-cell>
          <table:table-cell office:value-type="float" office:value="6.7630002125" calcext:value-type="float">
            <text:p>6.76300021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43476" calcext:value-type="float">
            <text:p>6.743476</text:p>
          </table:table-cell>
          <table:table-cell office:value-type="float" office:value="6.75937985" calcext:value-type="float">
            <text:p>6.7593798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3042" calcext:value-type="float">
            <text:p>6.73042</text:p>
          </table:table-cell>
          <table:table-cell office:value-type="float" office:value="6.76063415" calcext:value-type="float">
            <text:p>6.7606341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37261" calcext:value-type="float">
            <text:p>6.737261</text:p>
          </table:table-cell>
          <table:table-cell office:value-type="float" office:value="6.7620405625" calcext:value-type="float">
            <text:p>6.76204056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4924" calcext:value-type="float">
            <text:p>6.74924</text:p>
          </table:table-cell>
          <table:table-cell office:value-type="float" office:value="6.7632307125" calcext:value-type="float">
            <text:p>6.76323071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62717" calcext:value-type="float">
            <text:p>6.762717</text:p>
          </table:table-cell>
          <table:table-cell office:value-type="float" office:value="6.7640126" calcext:value-type="float">
            <text:p>6.764012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76454" calcext:value-type="float">
            <text:p>6.776454</text:p>
          </table:table-cell>
          <table:table-cell office:value-type="float" office:value="6.764257475" calcext:value-type="float">
            <text:p>6.76425747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89765" calcext:value-type="float">
            <text:p>6.789765</text:p>
          </table:table-cell>
          <table:table-cell office:value-type="float" office:value="6.763897775" calcext:value-type="float">
            <text:p>6.76389777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019" calcext:value-type="float">
            <text:p>6.8019</text:p>
          </table:table-cell>
          <table:table-cell office:value-type="float" office:value="6.7629400125" calcext:value-type="float">
            <text:p>6.762940012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11997" calcext:value-type="float">
            <text:p>6.811997</text:p>
          </table:table-cell>
          <table:table-cell office:value-type="float" office:value="6.7614662875" calcext:value-type="float">
            <text:p>6.76146628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19255" calcext:value-type="float">
            <text:p>6.819255</text:p>
          </table:table-cell>
          <table:table-cell office:value-type="float" office:value="6.7596114375" calcext:value-type="float">
            <text:p>6.759611437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23107" calcext:value-type="float">
            <text:p>6.823107</text:p>
          </table:table-cell>
          <table:table-cell office:value-type="float" office:value="6.757514375" calcext:value-type="float">
            <text:p>6.7575143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23239" calcext:value-type="float">
            <text:p>6.823239</text:p>
          </table:table-cell>
          <table:table-cell office:value-type="float" office:value="6.755226" calcext:value-type="float">
            <text:p>6.75522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819533" calcext:value-type="float">
            <text:p>6.819533</text:p>
          </table:table-cell>
          <table:table-cell office:value-type="float" office:value="6.751926375" calcext:value-type="float">
            <text:p>6.7519263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81201" calcext:value-type="float">
            <text:p>6.81201</text:p>
          </table:table-cell>
          <table:table-cell office:value-type="float" office:value="6.7512453" calcext:value-type="float">
            <text:p>6.751245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00832" calcext:value-type="float">
            <text:p>6.800832</text:p>
          </table:table-cell>
          <table:table-cell office:value-type="float" office:value="6.7502237375" calcext:value-type="float">
            <text:p>6.750223737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86348" calcext:value-type="float">
            <text:p>6.786348</text:p>
          </table:table-cell>
          <table:table-cell office:value-type="float" office:value="6.749338075" calcext:value-type="float">
            <text:p>6.74933807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69126" calcext:value-type="float">
            <text:p>6.769126</text:p>
          </table:table-cell>
          <table:table-cell office:value-type="float" office:value="6.7487154375" calcext:value-type="float">
            <text:p>6.74871543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49945" calcext:value-type="float">
            <text:p>6.749945</text:p>
          </table:table-cell>
          <table:table-cell office:value-type="float" office:value="6.7484407" calcext:value-type="float">
            <text:p>6.748440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29746" calcext:value-type="float">
            <text:p>6.729746</text:p>
          </table:table-cell>
          <table:table-cell office:value-type="float" office:value="6.7485796625" calcext:value-type="float">
            <text:p>6.74857966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09424" calcext:value-type="float">
            <text:p>6.709424</text:p>
          </table:table-cell>
          <table:table-cell office:value-type="float" office:value="6.7491729875" calcext:value-type="float">
            <text:p>6.749172987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88953" calcext:value-type="float">
            <text:p>6.688953</text:p>
          </table:table-cell>
          <table:table-cell office:value-type="float" office:value="6.75022965" calcext:value-type="float">
            <text:p>6.7502296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61529" calcext:value-type="float">
            <text:p>6.661529</text:p>
          </table:table-cell>
          <table:table-cell office:value-type="float" office:value="6.751735425" calcext:value-type="float">
            <text:p>6.75173542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448502" calcext:value-type="float">
            <text:p>7.448502</text:p>
          </table:table-cell>
          <table:table-cell office:value-type="float" office:value="6.7537395" calcext:value-type="float">
            <text:p>6.753739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15716" calcext:value-type="float">
            <text:p>6.715716</text:p>
          </table:table-cell>
          <table:table-cell office:value-type="float" office:value="6.7460069625" calcext:value-type="float">
            <text:p>6.74600696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05579" calcext:value-type="float">
            <text:p>6.705579</text:p>
          </table:table-cell>
          <table:table-cell office:value-type="float" office:value="6.7474673" calcext:value-type="float">
            <text:p>6.747467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08994" calcext:value-type="float">
            <text:p>6.708994</text:p>
          </table:table-cell>
          <table:table-cell office:value-type="float" office:value="6.7490123" calcext:value-type="float">
            <text:p>6.749012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18033" calcext:value-type="float">
            <text:p>6.718033</text:p>
          </table:table-cell>
          <table:table-cell office:value-type="float" office:value="6.7503961125" calcext:value-type="float">
            <text:p>6.75039611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30582" calcext:value-type="float">
            <text:p>6.730582</text:p>
          </table:table-cell>
          <table:table-cell office:value-type="float" office:value="6.7514792" calcext:value-type="float">
            <text:p>6.751479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45651" calcext:value-type="float">
            <text:p>6.745651</text:p>
          </table:table-cell>
          <table:table-cell office:value-type="float" office:value="6.752165625" calcext:value-type="float">
            <text:p>6.75216562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62351" calcext:value-type="float">
            <text:p>6.762351</text:p>
          </table:table-cell>
          <table:table-cell office:value-type="float" office:value="6.7523979" calcext:value-type="float">
            <text:p>6.752397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794" calcext:value-type="float">
            <text:p>6.7794</text:p>
          </table:table-cell>
          <table:table-cell office:value-type="float" office:value="6.7521609125" calcext:value-type="float">
            <text:p>6.75216091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95025" calcext:value-type="float">
            <text:p>6.795025</text:p>
          </table:table-cell>
          <table:table-cell office:value-type="float" office:value="6.751486775" calcext:value-type="float">
            <text:p>6.75148677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07218" calcext:value-type="float">
            <text:p>6.807218</text:p>
          </table:table-cell>
          <table:table-cell office:value-type="float" office:value="6.75045635" calcext:value-type="float">
            <text:p>6.7504563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14178" calcext:value-type="float">
            <text:p>6.814178</text:p>
          </table:table-cell>
          <table:table-cell office:value-type="float" office:value="6.7491978875" calcext:value-type="float">
            <text:p>6.74919788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14731" calcext:value-type="float">
            <text:p>6.814731</text:p>
          </table:table-cell>
          <table:table-cell office:value-type="float" office:value="6.7479018375" calcext:value-type="float">
            <text:p>6.747901837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08612" calcext:value-type="float">
            <text:p>6.808612</text:p>
          </table:table-cell>
          <table:table-cell office:value-type="float" office:value="6.7471293" calcext:value-type="float">
            <text:p>6.747129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96558" calcext:value-type="float">
            <text:p>6.796558</text:p>
          </table:table-cell>
          <table:table-cell office:value-type="float" office:value="6.7448879" calcext:value-type="float">
            <text:p>6.744887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80205" calcext:value-type="float">
            <text:p>6.780205</text:p>
          </table:table-cell>
          <table:table-cell office:value-type="float" office:value="6.7433921625" calcext:value-type="float">
            <text:p>6.74339216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1718" calcext:value-type="float">
            <text:p>6.761718</text:p>
          </table:table-cell>
          <table:table-cell office:value-type="float" office:value="6.7423056375" calcext:value-type="float">
            <text:p>6.742305637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43169" calcext:value-type="float">
            <text:p>6.743169</text:p>
          </table:table-cell>
          <table:table-cell office:value-type="float" office:value="6.74162555" calcext:value-type="float">
            <text:p>6.7416255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25833" calcext:value-type="float">
            <text:p>6.725833</text:p>
          </table:table-cell>
          <table:table-cell office:value-type="float" office:value="6.7413651125" calcext:value-type="float">
            <text:p>6.741365112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09645" calcext:value-type="float">
            <text:p>6.709645</text:p>
          </table:table-cell>
          <table:table-cell office:value-type="float" office:value="6.741528275" calcext:value-type="float">
            <text:p>6.74152827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92827" calcext:value-type="float">
            <text:p>6.692827</text:p>
          </table:table-cell>
          <table:table-cell office:value-type="float" office:value="6.7421118625" calcext:value-type="float">
            <text:p>6.742111862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70505" calcext:value-type="float">
            <text:p>6.670505</text:p>
          </table:table-cell>
          <table:table-cell office:value-type="float" office:value="6.7431199625" calcext:value-type="float">
            <text:p>6.74311996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23188" calcext:value-type="float">
            <text:p>6.623188</text:p>
          </table:table-cell>
          <table:table-cell office:value-type="float" office:value="6.74460215" calcext:value-type="float">
            <text:p>6.7446021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956868" calcext:value-type="float">
            <text:p>5.956868</text:p>
          </table:table-cell>
          <table:table-cell office:value-type="float" office:value="6.746839225" calcext:value-type="float">
            <text:p>6.74683922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1872" calcext:value-type="float">
            <text:p>6.81872</text:p>
          </table:table-cell>
          <table:table-cell office:value-type="float" office:value="6.757526925" calcext:value-type="float">
            <text:p>6.75752692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57443" calcext:value-type="float">
            <text:p>6.757443</text:p>
          </table:table-cell>
          <table:table-cell office:value-type="float" office:value="6.757510125" calcext:value-type="float">
            <text:p>6.75751012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42751" calcext:value-type="float">
            <text:p>6.742751</text:p>
          </table:table-cell>
          <table:table-cell office:value-type="float" office:value="6.7582617625" calcext:value-type="float">
            <text:p>6.758261762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41864" calcext:value-type="float">
            <text:p>6.741864</text:p>
          </table:table-cell>
          <table:table-cell office:value-type="float" office:value="6.7591219125" calcext:value-type="float">
            <text:p>6.759121912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49028" calcext:value-type="float">
            <text:p>6.749028</text:p>
          </table:table-cell>
          <table:table-cell office:value-type="float" office:value="6.75983755" calcext:value-type="float">
            <text:p>6.7598375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61915" calcext:value-type="float">
            <text:p>6.761915</text:p>
          </table:table-cell>
          <table:table-cell office:value-type="float" office:value="6.7602383" calcext:value-type="float">
            <text:p>6.760238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78444" calcext:value-type="float">
            <text:p>6.778444</text:p>
          </table:table-cell>
          <table:table-cell office:value-type="float" office:value="6.76020575" calcext:value-type="float">
            <text:p>6.7602057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96105" calcext:value-type="float">
            <text:p>6.796105</text:p>
          </table:table-cell>
          <table:table-cell office:value-type="float" office:value="6.7596745875" calcext:value-type="float">
            <text:p>6.75967458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12138" calcext:value-type="float">
            <text:p>6.812138</text:p>
          </table:table-cell>
          <table:table-cell office:value-type="float" office:value="6.75863215" calcext:value-type="float">
            <text:p>6.7586321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24115" calcext:value-type="float">
            <text:p>6.824115</text:p>
          </table:table-cell>
          <table:table-cell office:value-type="float" office:value="6.7571077" calcext:value-type="float">
            <text:p>6.757107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830486" calcext:value-type="float">
            <text:p>6.830486</text:p>
          </table:table-cell>
          <table:table-cell office:value-type="float" office:value="6.75514455" calcext:value-type="float">
            <text:p>6.7551445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830795" calcext:value-type="float">
            <text:p>6.830795</text:p>
          </table:table-cell>
          <table:table-cell office:value-type="float" office:value="6.7527179" calcext:value-type="float">
            <text:p>6.752717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825463" calcext:value-type="float">
            <text:p>6.825463</text:p>
          </table:table-cell>
          <table:table-cell office:value-type="float" office:value="6.7491350625" calcext:value-type="float">
            <text:p>6.749135062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815346" calcext:value-type="float">
            <text:p>6.815346</text:p>
          </table:table-cell>
          <table:table-cell office:value-type="float" office:value="6.750949725" calcext:value-type="float">
            <text:p>6.75094972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01365" calcext:value-type="float">
            <text:p>6.801365</text:p>
          </table:table-cell>
          <table:table-cell office:value-type="float" office:value="6.750350775" calcext:value-type="float">
            <text:p>6.75035077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84406" calcext:value-type="float">
            <text:p>6.784406</text:p>
          </table:table-cell>
          <table:table-cell office:value-type="float" office:value="6.7496528" calcext:value-type="float">
            <text:p>6.749652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65451" calcext:value-type="float">
            <text:p>6.765451</text:p>
          </table:table-cell>
          <table:table-cell office:value-type="float" office:value="6.749150825" calcext:value-type="float">
            <text:p>6.7491508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45758" calcext:value-type="float">
            <text:p>6.745758</text:p>
          </table:table-cell>
          <table:table-cell office:value-type="float" office:value="6.74896305" calcext:value-type="float">
            <text:p>6.7489630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2693" calcext:value-type="float">
            <text:p>6.72693</text:p>
          </table:table-cell>
          <table:table-cell office:value-type="float" office:value="6.749151325" calcext:value-type="float">
            <text:p>6.7491513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10907" calcext:value-type="float">
            <text:p>6.710907</text:p>
          </table:table-cell>
          <table:table-cell office:value-type="float" office:value="6.749741875" calcext:value-type="float">
            <text:p>6.7497418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00277" calcext:value-type="float">
            <text:p>6.700277</text:p>
          </table:table-cell>
          <table:table-cell office:value-type="float" office:value="6.7507215125" calcext:value-type="float">
            <text:p>6.750721512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00929" calcext:value-type="float">
            <text:p>6.700929</text:p>
          </table:table-cell>
          <table:table-cell office:value-type="float" office:value="6.752022075" calcext:value-type="float">
            <text:p>6.75202207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89598" calcext:value-type="float">
            <text:p>6.789598</text:p>
          </table:table-cell>
          <table:table-cell office:value-type="float" office:value="6.75347445" calcext:value-type="float">
            <text:p>6.7534744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35043" calcext:value-type="float">
            <text:p>6.635043</text:p>
          </table:table-cell>
          <table:table-cell office:value-type="float" office:value="6.7539263375" calcext:value-type="float">
            <text:p>6.75392633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67207" calcext:value-type="float">
            <text:p>6.667207</text:p>
          </table:table-cell>
          <table:table-cell office:value-type="float" office:value="6.7563523625" calcext:value-type="float">
            <text:p>6.756352362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88198" calcext:value-type="float">
            <text:p>6.688198</text:p>
          </table:table-cell>
          <table:table-cell office:value-type="float" office:value="6.7583513125" calcext:value-type="float">
            <text:p>6.75835131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09938" calcext:value-type="float">
            <text:p>6.709938</text:p>
          </table:table-cell>
          <table:table-cell office:value-type="float" office:value="6.7600026125" calcext:value-type="float">
            <text:p>6.76000261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32456" calcext:value-type="float">
            <text:p>6.732456</text:p>
          </table:table-cell>
          <table:table-cell office:value-type="float" office:value="6.761247375" calcext:value-type="float">
            <text:p>6.76124737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54453" calcext:value-type="float">
            <text:p>6.754453</text:p>
          </table:table-cell>
          <table:table-cell office:value-type="float" office:value="6.76203795" calcext:value-type="float">
            <text:p>6.7620379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74933" calcext:value-type="float">
            <text:p>6.774933</text:p>
          </table:table-cell>
          <table:table-cell office:value-type="float" office:value="6.7623554875" calcext:value-type="float">
            <text:p>6.762355487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93585" calcext:value-type="float">
            <text:p>6.793585</text:p>
          </table:table-cell>
          <table:table-cell office:value-type="float" office:value="6.7622080875" calcext:value-type="float">
            <text:p>6.762208087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10473" calcext:value-type="float">
            <text:p>6.810473</text:p>
          </table:table-cell>
          <table:table-cell office:value-type="float" office:value="6.7616240875" calcext:value-type="float">
            <text:p>6.761624087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25357" calcext:value-type="float">
            <text:p>6.825357</text:p>
          </table:table-cell>
          <table:table-cell office:value-type="float" office:value="6.7606475125" calcext:value-type="float">
            <text:p>6.76064751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37146" calcext:value-type="float">
            <text:p>6.837146</text:p>
          </table:table-cell>
          <table:table-cell office:value-type="float" office:value="6.7593389625" calcext:value-type="float">
            <text:p>6.75933896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4382" calcext:value-type="float">
            <text:p>6.84382</text:p>
          </table:table-cell>
          <table:table-cell office:value-type="float" office:value="6.7577795125" calcext:value-type="float">
            <text:p>6.75777951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42933" calcext:value-type="float">
            <text:p>6.842933</text:p>
          </table:table-cell>
          <table:table-cell office:value-type="float" office:value="6.7560637375" calcext:value-type="float">
            <text:p>6.756063737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32473" calcext:value-type="float">
            <text:p>6.832473</text:p>
          </table:table-cell>
          <table:table-cell office:value-type="float" office:value="6.7545353125" calcext:value-type="float">
            <text:p>6.754535312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11791" calcext:value-type="float">
            <text:p>6.811791</text:p>
          </table:table-cell>
          <table:table-cell office:value-type="float" office:value="6.75304605" calcext:value-type="float">
            <text:p>6.7530460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82307" calcext:value-type="float">
            <text:p>6.782307</text:p>
          </table:table-cell>
          <table:table-cell office:value-type="float" office:value="6.751850425" calcext:value-type="float">
            <text:p>6.7518504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47678" calcext:value-type="float">
            <text:p>6.747678</text:p>
          </table:table-cell>
          <table:table-cell office:value-type="float" office:value="6.7510866375" calcext:value-type="float">
            <text:p>6.75108663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13144" calcext:value-type="float">
            <text:p>6.713144</text:p>
          </table:table-cell>
          <table:table-cell office:value-type="float" office:value="6.7508478625" calcext:value-type="float">
            <text:p>6.750847862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84002" calcext:value-type="float">
            <text:p>6.684002</text:p>
          </table:table-cell>
          <table:table-cell office:value-type="float" office:value="6.7511682875" calcext:value-type="float">
            <text:p>6.751168287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63609" calcext:value-type="float">
            <text:p>6.663609</text:p>
          </table:table-cell>
          <table:table-cell office:value-type="float" office:value="6.7520161875" calcext:value-type="float">
            <text:p>6.752016187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5149" calcext:value-type="float">
            <text:p>6.65149</text:p>
          </table:table-cell>
          <table:table-cell office:value-type="float" office:value="6.753306225" calcext:value-type="float">
            <text:p>6.7533062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40037" calcext:value-type="float">
            <text:p>6.640037</text:p>
          </table:table-cell>
          <table:table-cell office:value-type="float" office:value="6.7549377125" calcext:value-type="float">
            <text:p>6.75493771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559269" calcext:value-type="float">
            <text:p>6.559269</text:p>
          </table:table-cell>
          <table:table-cell office:value-type="float" office:value="6.756881675" calcext:value-type="float">
            <text:p>6.75688167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65047" calcext:value-type="float">
            <text:p>6.765047</text:p>
          </table:table-cell>
          <table:table-cell office:value-type="float" office:value="6.7599648625" calcext:value-type="float">
            <text:p>6.759964862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30285" calcext:value-type="float">
            <text:p>6.730285</text:p>
          </table:table-cell>
          <table:table-cell office:value-type="float" office:value="6.76055265" calcext:value-type="float">
            <text:p>6.7605526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29979" calcext:value-type="float">
            <text:p>6.729979</text:p>
          </table:table-cell>
          <table:table-cell office:value-type="float" office:value="6.7615898875" calcext:value-type="float">
            <text:p>6.76158988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36537" calcext:value-type="float">
            <text:p>6.736537</text:p>
          </table:table-cell>
          <table:table-cell office:value-type="float" office:value="6.762577825" calcext:value-type="float">
            <text:p>6.76257782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47147" calcext:value-type="float">
            <text:p>6.747147</text:p>
          </table:table-cell>
          <table:table-cell office:value-type="float" office:value="6.7633612125" calcext:value-type="float">
            <text:p>6.76336121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61062" calcext:value-type="float">
            <text:p>6.761062</text:p>
          </table:table-cell>
          <table:table-cell office:value-type="float" office:value="6.7638258875" calcext:value-type="float">
            <text:p>6.763825887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77212" calcext:value-type="float">
            <text:p>6.777212</text:p>
          </table:table-cell>
          <table:table-cell office:value-type="float" office:value="6.7638802" calcext:value-type="float">
            <text:p>6.763880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93957" calcext:value-type="float">
            <text:p>6.793957</text:p>
          </table:table-cell>
          <table:table-cell office:value-type="float" office:value="6.7634625875" calcext:value-type="float">
            <text:p>6.763462587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09415" calcext:value-type="float">
            <text:p>6.809415</text:p>
          </table:table-cell>
          <table:table-cell office:value-type="float" office:value="6.7625472375" calcext:value-type="float">
            <text:p>6.762547237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21855" calcext:value-type="float">
            <text:p>6.821855</text:p>
          </table:table-cell>
          <table:table-cell office:value-type="float" office:value="6.761142225" calcext:value-type="float">
            <text:p>6.76114222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29899" calcext:value-type="float">
            <text:p>6.829899</text:p>
          </table:table-cell>
          <table:table-cell office:value-type="float" office:value="6.759277875" calcext:value-type="float">
            <text:p>6.7592778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32543" calcext:value-type="float">
            <text:p>6.832543</text:p>
          </table:table-cell>
          <table:table-cell office:value-type="float" office:value="6.756966675" calcext:value-type="float">
            <text:p>6.75696667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29179" calcext:value-type="float">
            <text:p>6.829179</text:p>
          </table:table-cell>
          <table:table-cell office:value-type="float" office:value="6.7539598375" calcext:value-type="float">
            <text:p>6.75395983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819699" calcext:value-type="float">
            <text:p>6.819699</text:p>
          </table:table-cell>
          <table:table-cell office:value-type="float" office:value="6.7699711625" calcext:value-type="float">
            <text:p>6.769971162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0468" calcext:value-type="float">
            <text:p>6.80468</text:p>
          </table:table-cell>
          <table:table-cell office:value-type="float" office:value="6.7692576125" calcext:value-type="float">
            <text:p>6.769257612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85496" calcext:value-type="float">
            <text:p>6.785496</text:p>
          </table:table-cell>
          <table:table-cell office:value-type="float" office:value="6.7683856375" calcext:value-type="float">
            <text:p>6.768385637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64233" calcext:value-type="float">
            <text:p>6.764233</text:p>
          </table:table-cell>
          <table:table-cell office:value-type="float" office:value="6.7677614375" calcext:value-type="float">
            <text:p>6.76776143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43392" calcext:value-type="float">
            <text:p>6.743392</text:p>
          </table:table-cell>
          <table:table-cell office:value-type="float" office:value="6.7675169625" calcext:value-type="float">
            <text:p>6.767516962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25469" calcext:value-type="float">
            <text:p>6.725469</text:p>
          </table:table-cell>
          <table:table-cell office:value-type="float" office:value="6.767694225" calcext:value-type="float">
            <text:p>6.7676942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12591" calcext:value-type="float">
            <text:p>6.712591</text:p>
          </table:table-cell>
          <table:table-cell office:value-type="float" office:value="6.76828245" calcext:value-type="float">
            <text:p>6.7682824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06541" calcext:value-type="float">
            <text:p>6.706541</text:p>
          </table:table-cell>
          <table:table-cell office:value-type="float" office:value="6.7692309875" calcext:value-type="float">
            <text:p>6.76923098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10494" calcext:value-type="float">
            <text:p>6.710494</text:p>
          </table:table-cell>
          <table:table-cell office:value-type="float" office:value="6.770451275" calcext:value-type="float">
            <text:p>6.77045127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52928" calcext:value-type="float">
            <text:p>6.752928</text:p>
          </table:table-cell>
          <table:table-cell office:value-type="float" office:value="6.7717946125" calcext:value-type="float">
            <text:p>6.77179461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293" calcext:value-type="float">
            <text:p>6.6293</text:p>
          </table:table-cell>
          <table:table-cell office:value-type="float" office:value="6.77273415" calcext:value-type="float">
            <text:p>6.7727341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76899" calcext:value-type="float">
            <text:p>6.676899</text:p>
          </table:table-cell>
          <table:table-cell office:value-type="float" office:value="6.7752811125" calcext:value-type="float">
            <text:p>6.77528111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93283" calcext:value-type="float">
            <text:p>6.693283</text:p>
          </table:table-cell>
          <table:table-cell office:value-type="float" office:value="6.777220175" calcext:value-type="float">
            <text:p>6.77722017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07311" calcext:value-type="float">
            <text:p>6.707311</text:p>
          </table:table-cell>
          <table:table-cell office:value-type="float" office:value="6.7788673125" calcext:value-type="float">
            <text:p>6.778867312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22334" calcext:value-type="float">
            <text:p>6.722334</text:p>
          </table:table-cell>
          <table:table-cell office:value-type="float" office:value="6.7801896875" calcext:value-type="float">
            <text:p>6.780189687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38886" calcext:value-type="float">
            <text:p>6.738886</text:p>
          </table:table-cell>
          <table:table-cell office:value-type="float" office:value="6.7811326625" calcext:value-type="float">
            <text:p>6.781132662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56332" calcext:value-type="float">
            <text:p>6.756332</text:p>
          </table:table-cell>
          <table:table-cell office:value-type="float" office:value="6.781657725" calcext:value-type="float">
            <text:p>6.7816577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73475" calcext:value-type="float">
            <text:p>6.773475</text:p>
          </table:table-cell>
          <table:table-cell office:value-type="float" office:value="6.781753825" calcext:value-type="float">
            <text:p>6.78175382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8908" calcext:value-type="float">
            <text:p>6.78908</text:p>
          </table:table-cell>
          <table:table-cell office:value-type="float" office:value="6.78143655" calcext:value-type="float">
            <text:p>6.7814365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02154" calcext:value-type="float">
            <text:p>6.802154</text:p>
          </table:table-cell>
          <table:table-cell office:value-type="float" office:value="6.780738475" calcext:value-type="float">
            <text:p>6.78073847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11884" calcext:value-type="float">
            <text:p>6.811884</text:p>
          </table:table-cell>
          <table:table-cell office:value-type="float" office:value="6.779696275" calcext:value-type="float">
            <text:p>6.7796962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17376" calcext:value-type="float">
            <text:p>6.817376</text:p>
          </table:table-cell>
          <table:table-cell office:value-type="float" office:value="6.7783367625" calcext:value-type="float">
            <text:p>6.778336762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17574" calcext:value-type="float">
            <text:p>6.817574</text:p>
          </table:table-cell>
          <table:table-cell office:value-type="float" office:value="6.776627" calcext:value-type="float">
            <text:p>6.77662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11563" calcext:value-type="float">
            <text:p>6.811563</text:p>
          </table:table-cell>
          <table:table-cell office:value-type="float" office:value="6.76899915" calcext:value-type="float">
            <text:p>6.7689991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99115" calcext:value-type="float">
            <text:p>6.799115</text:p>
          </table:table-cell>
          <table:table-cell office:value-type="float" office:value="6.7677856375" calcext:value-type="float">
            <text:p>6.76778563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81088" calcext:value-type="float">
            <text:p>6.781088</text:p>
          </table:table-cell>
          <table:table-cell office:value-type="float" office:value="6.7665342375" calcext:value-type="float">
            <text:p>6.766534237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59311" calcext:value-type="float">
            <text:p>6.759311</text:p>
          </table:table-cell>
          <table:table-cell office:value-type="float" office:value="6.76550555" calcext:value-type="float">
            <text:p>6.7655055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35951" calcext:value-type="float">
            <text:p>6.735951</text:p>
          </table:table-cell>
          <table:table-cell office:value-type="float" office:value="6.764857125" calcext:value-type="float">
            <text:p>6.7648571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1271" calcext:value-type="float">
            <text:p>6.71271</text:p>
          </table:table-cell>
          <table:table-cell office:value-type="float" office:value="6.76469595" calcext:value-type="float">
            <text:p>6.7646959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90182" calcext:value-type="float">
            <text:p>6.690182</text:p>
          </table:table-cell>
          <table:table-cell office:value-type="float" office:value="6.7650834625" calcext:value-type="float">
            <text:p>6.76508346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67063" calcext:value-type="float">
            <text:p>6.667063</text:p>
          </table:table-cell>
          <table:table-cell office:value-type="float" office:value="6.76604445" calcext:value-type="float">
            <text:p>6.7660444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36354" calcext:value-type="float">
            <text:p>6.636354</text:p>
          </table:table-cell>
          <table:table-cell office:value-type="float" office:value="6.767588475" calcext:value-type="float">
            <text:p>6.76758847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44168" calcext:value-type="float">
            <text:p>6.544168</text:p>
          </table:table-cell>
          <table:table-cell office:value-type="float" office:value="6.7697825" calcext:value-type="float">
            <text:p>6.769782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970636" calcext:value-type="float">
            <text:p>6.970636</text:p>
          </table:table-cell>
          <table:table-cell office:value-type="float" office:value="6.773341675" calcext:value-type="float">
            <text:p>6.77334167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6743" calcext:value-type="float">
            <text:p>6.76743</text:p>
          </table:table-cell>
          <table:table-cell office:value-type="float" office:value="6.7717104875" calcext:value-type="float">
            <text:p>6.77171048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45527" calcext:value-type="float">
            <text:p>6.745527</text:p>
          </table:table-cell>
          <table:table-cell office:value-type="float" office:value="6.7726743875" calcext:value-type="float">
            <text:p>6.772674387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44248" calcext:value-type="float">
            <text:p>6.744248</text:p>
          </table:table-cell>
          <table:table-cell office:value-type="float" office:value="6.7738731875" calcext:value-type="float">
            <text:p>6.77387318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50429" calcext:value-type="float">
            <text:p>6.750429</text:p>
          </table:table-cell>
          <table:table-cell office:value-type="float" office:value="6.77495175" calcext:value-type="float">
            <text:p>6.7749517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6082" calcext:value-type="float">
            <text:p>6.76082</text:p>
          </table:table-cell>
          <table:table-cell office:value-type="float" office:value="6.7757240375" calcext:value-type="float">
            <text:p>6.775724037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74174" calcext:value-type="float">
            <text:p>6.774174</text:p>
          </table:table-cell>
          <table:table-cell office:value-type="float" office:value="6.77606025" calcext:value-type="float">
            <text:p>6.776060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89278" calcext:value-type="float">
            <text:p>6.789278</text:p>
          </table:table-cell>
          <table:table-cell office:value-type="float" office:value="6.7758719125" calcext:value-type="float">
            <text:p>6.775871912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04322" calcext:value-type="float">
            <text:p>6.804322</text:p>
          </table:table-cell>
          <table:table-cell office:value-type="float" office:value="6.7751139125" calcext:value-type="float">
            <text:p>6.775113912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17119" calcext:value-type="float">
            <text:p>6.817119</text:p>
          </table:table-cell>
          <table:table-cell office:value-type="float" office:value="6.7737819375" calcext:value-type="float">
            <text:p>6.77378193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25749" calcext:value-type="float">
            <text:p>6.825749</text:p>
          </table:table-cell>
          <table:table-cell office:value-type="float" office:value="6.7718920375" calcext:value-type="float">
            <text:p>6.771892037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29125" calcext:value-type="float">
            <text:p>6.829125</text:p>
          </table:table-cell>
          <table:table-cell office:value-type="float" office:value="6.7694205" calcext:value-type="float">
            <text:p>6.769420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27123" calcext:value-type="float">
            <text:p>6.827123</text:p>
          </table:table-cell>
          <table:table-cell office:value-type="float" office:value="6.766043425" calcext:value-type="float">
            <text:p>6.76604342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20302" calcext:value-type="float">
            <text:p>6.820302</text:p>
          </table:table-cell>
          <table:table-cell office:value-type="float" office:value="6.7532691125" calcext:value-type="float">
            <text:p>6.75326911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09519" calcext:value-type="float">
            <text:p>6.809519</text:p>
          </table:table-cell>
          <table:table-cell office:value-type="float" office:value="6.7534543125" calcext:value-type="float">
            <text:p>6.753454312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95702" calcext:value-type="float">
            <text:p>6.795702</text:p>
          </table:table-cell>
          <table:table-cell office:value-type="float" office:value="6.7526745125" calcext:value-type="float">
            <text:p>6.752674512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79856" calcext:value-type="float">
            <text:p>6.779856</text:p>
          </table:table-cell>
          <table:table-cell office:value-type="float" office:value="6.7518567625" calcext:value-type="float">
            <text:p>6.751856762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63141" calcext:value-type="float">
            <text:p>6.763141</text:p>
          </table:table-cell>
          <table:table-cell office:value-type="float" office:value="6.75128345" calcext:value-type="float">
            <text:p>6.7512834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46865" calcext:value-type="float">
            <text:p>6.746865</text:p>
          </table:table-cell>
          <table:table-cell office:value-type="float" office:value="6.751097225" calcext:value-type="float">
            <text:p>6.75109722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32347" calcext:value-type="float">
            <text:p>6.732347</text:p>
          </table:table-cell>
          <table:table-cell office:value-type="float" office:value="6.7513619" calcext:value-type="float">
            <text:p>6.7513619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20673" calcext:value-type="float">
            <text:p>6.720673</text:p>
          </table:table-cell>
          <table:table-cell office:value-type="float" office:value="6.752074825" calcext:value-type="float">
            <text:p>6.75207482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1239" calcext:value-type="float">
            <text:p>6.71239</text:p>
          </table:table-cell>
          <table:table-cell office:value-type="float" office:value="6.7531764125" calcext:value-type="float">
            <text:p>6.75317641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06558" calcext:value-type="float">
            <text:p>6.706558</text:p>
          </table:table-cell>
          <table:table-cell office:value-type="float" office:value="6.754567325" calcext:value-type="float">
            <text:p>6.75456732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20659" calcext:value-type="float">
            <text:p>6.720659</text:p>
          </table:table-cell>
          <table:table-cell office:value-type="float" office:value="6.7561411" calcext:value-type="float">
            <text:p>6.756141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13332" calcext:value-type="float">
            <text:p>6.713332</text:p>
          </table:table-cell>
          <table:table-cell office:value-type="float" office:value="6.7575678" calcext:value-type="float">
            <text:p>6.757567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16141" calcext:value-type="float">
            <text:p>6.716141</text:p>
          </table:table-cell>
          <table:table-cell office:value-type="float" office:value="6.7590396375" calcext:value-type="float">
            <text:p>6.75903963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21204" calcext:value-type="float">
            <text:p>6.721204</text:p>
          </table:table-cell>
          <table:table-cell office:value-type="float" office:value="6.7603654625" calcext:value-type="float">
            <text:p>6.760365462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28576" calcext:value-type="float">
            <text:p>6.728576</text:p>
          </table:table-cell>
          <table:table-cell office:value-type="float" office:value="6.7614680875" calcext:value-type="float">
            <text:p>6.761468087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38778" calcext:value-type="float">
            <text:p>6.738778</text:p>
          </table:table-cell>
          <table:table-cell office:value-type="float" office:value="6.76228945" calcext:value-type="float">
            <text:p>6.7622894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51834" calcext:value-type="float">
            <text:p>6.751834</text:p>
          </table:table-cell>
          <table:table-cell office:value-type="float" office:value="6.7627880375" calcext:value-type="float">
            <text:p>6.762788037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66812" calcext:value-type="float">
            <text:p>6.766812</text:p>
          </table:table-cell>
          <table:table-cell office:value-type="float" office:value="6.7629440375" calcext:value-type="float">
            <text:p>6.762944037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82009" calcext:value-type="float">
            <text:p>6.782009</text:p>
          </table:table-cell>
          <table:table-cell office:value-type="float" office:value="6.7627634375" calcext:value-type="float">
            <text:p>6.76276343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95554" calcext:value-type="float">
            <text:p>6.795554</text:p>
          </table:table-cell>
          <table:table-cell office:value-type="float" office:value="6.7622742625" calcext:value-type="float">
            <text:p>6.76227426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05924" calcext:value-type="float">
            <text:p>6.805924</text:p>
          </table:table-cell>
          <table:table-cell office:value-type="float" office:value="6.7615137875" calcext:value-type="float">
            <text:p>6.761513787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1207" calcext:value-type="float">
            <text:p>6.81207</text:p>
          </table:table-cell>
          <table:table-cell office:value-type="float" office:value="6.760511225" calcext:value-type="float">
            <text:p>6.7605112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13264" calcext:value-type="float">
            <text:p>6.813264</text:p>
          </table:table-cell>
          <table:table-cell office:value-type="float" office:value="6.759258025" calcext:value-type="float">
            <text:p>6.75925802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09014" calcext:value-type="float">
            <text:p>6.809014</text:p>
          </table:table-cell>
          <table:table-cell office:value-type="float" office:value="6.7572321" calcext:value-type="float">
            <text:p>6.757232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99208" calcext:value-type="float">
            <text:p>6.799208</text:p>
          </table:table-cell>
          <table:table-cell office:value-type="float" office:value="6.7562699375" calcext:value-type="float">
            <text:p>6.756269937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84321" calcext:value-type="float">
            <text:p>6.784321</text:p>
          </table:table-cell>
          <table:table-cell office:value-type="float" office:value="6.7551497375" calcext:value-type="float">
            <text:p>6.755149737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65407" calcext:value-type="float">
            <text:p>6.765407</text:p>
          </table:table-cell>
          <table:table-cell office:value-type="float" office:value="6.7541316625" calcext:value-type="float">
            <text:p>6.754131662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43803" calcext:value-type="float">
            <text:p>6.743803</text:p>
          </table:table-cell>
          <table:table-cell office:value-type="float" office:value="6.7533875375" calcext:value-type="float">
            <text:p>6.753387537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20729" calcext:value-type="float">
            <text:p>6.720729</text:p>
          </table:table-cell>
          <table:table-cell office:value-type="float" office:value="6.753065125" calcext:value-type="float">
            <text:p>6.75306512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97014" calcext:value-type="float">
            <text:p>6.697014</text:p>
          </table:table-cell>
          <table:table-cell office:value-type="float" office:value="6.753270975" calcext:value-type="float">
            <text:p>6.75327097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72707" calcext:value-type="float">
            <text:p>6.672707</text:p>
          </table:table-cell>
          <table:table-cell office:value-type="float" office:value="6.7540551625" calcext:value-type="float">
            <text:p>6.75405516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45003" calcext:value-type="float">
            <text:p>6.645003</text:p>
          </table:table-cell>
          <table:table-cell office:value-type="float" office:value="6.7554161" calcext:value-type="float">
            <text:p>6.7554161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91996" calcext:value-type="float">
            <text:p>6.591996</text:p>
          </table:table-cell>
          <table:table-cell office:value-type="float" office:value="6.75734785" calcext:value-type="float">
            <text:p>6.7573478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110085" calcext:value-type="float">
            <text:p>8.110085</text:p>
          </table:table-cell>
          <table:table-cell office:value-type="float" office:value="6.7600989375" calcext:value-type="float">
            <text:p>6.760098937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62615" calcext:value-type="float">
            <text:p>6.762615</text:p>
          </table:table-cell>
          <table:table-cell office:value-type="float" office:value="6.7439607375" calcext:value-type="float">
            <text:p>6.74396073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34922" calcext:value-type="float">
            <text:p>6.734922</text:p>
          </table:table-cell>
          <table:table-cell office:value-type="float" office:value="6.744687675" calcext:value-type="float">
            <text:p>6.74468767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3556" calcext:value-type="float">
            <text:p>6.73556</text:p>
          </table:table-cell>
          <table:table-cell office:value-type="float" office:value="6.7457185875" calcext:value-type="float">
            <text:p>6.74571858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44675" calcext:value-type="float">
            <text:p>6.744675</text:p>
          </table:table-cell>
          <table:table-cell office:value-type="float" office:value="6.7466281625" calcext:value-type="float">
            <text:p>6.74662816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57573" calcext:value-type="float">
            <text:p>6.757573</text:p>
          </table:table-cell>
          <table:table-cell office:value-type="float" office:value="6.7472287375" calcext:value-type="float">
            <text:p>6.747228737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72527" calcext:value-type="float">
            <text:p>6.772527</text:p>
          </table:table-cell>
          <table:table-cell office:value-type="float" office:value="6.7473902" calcext:value-type="float">
            <text:p>6.747390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88474" calcext:value-type="float">
            <text:p>6.788474</text:p>
          </table:table-cell>
          <table:table-cell office:value-type="float" office:value="6.7470255875" calcext:value-type="float">
            <text:p>6.74702558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04164" calcext:value-type="float">
            <text:p>6.804164</text:p>
          </table:table-cell>
          <table:table-cell office:value-type="float" office:value="6.74610895" calcext:value-type="float">
            <text:p>6.7461089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17961" calcext:value-type="float">
            <text:p>6.817961</text:p>
          </table:table-cell>
          <table:table-cell office:value-type="float" office:value="6.7446910375" calcext:value-type="float">
            <text:p>6.744691037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28091" calcext:value-type="float">
            <text:p>6.828091</text:p>
          </table:table-cell>
          <table:table-cell office:value-type="float" office:value="6.742891325" calcext:value-type="float">
            <text:p>6.7428913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33057" calcext:value-type="float">
            <text:p>6.833057</text:p>
          </table:table-cell>
          <table:table-cell office:value-type="float" office:value="6.7408587875" calcext:value-type="float">
            <text:p>6.740858787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32024" calcext:value-type="float">
            <text:p>6.832024</text:p>
          </table:table-cell>
          <table:table-cell office:value-type="float" office:value="6.738694725" calcext:value-type="float">
            <text:p>6.73869472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25054" calcext:value-type="float">
            <text:p>6.825054</text:p>
          </table:table-cell>
          <table:table-cell office:value-type="float" office:value="6.736003575" calcext:value-type="float">
            <text:p>6.73600357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13101" calcext:value-type="float">
            <text:p>6.813101</text:p>
          </table:table-cell>
          <table:table-cell office:value-type="float" office:value="6.7352233375" calcext:value-type="float">
            <text:p>6.735223337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97772" calcext:value-type="float">
            <text:p>6.797772</text:p>
          </table:table-cell>
          <table:table-cell office:value-type="float" office:value="6.7342238875" calcext:value-type="float">
            <text:p>6.734223887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80891" calcext:value-type="float">
            <text:p>6.780891</text:p>
          </table:table-cell>
          <table:table-cell office:value-type="float" office:value="6.7334226" calcext:value-type="float">
            <text:p>6.733422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6402" calcext:value-type="float">
            <text:p>6.76402</text:p>
          </table:table-cell>
          <table:table-cell office:value-type="float" office:value="6.7329076125" calcext:value-type="float">
            <text:p>6.732907612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48093" calcext:value-type="float">
            <text:p>6.748093</text:p>
          </table:table-cell>
          <table:table-cell office:value-type="float" office:value="6.7327252" calcext:value-type="float">
            <text:p>6.7327252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33234" calcext:value-type="float">
            <text:p>6.733234</text:p>
          </table:table-cell>
          <table:table-cell office:value-type="float" office:value="6.7329059875" calcext:value-type="float">
            <text:p>6.732905987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18778" calcext:value-type="float">
            <text:p>6.718778</text:p>
          </table:table-cell>
          <table:table-cell office:value-type="float" office:value="6.7334681125" calcext:value-type="float">
            <text:p>6.73346811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03123" calcext:value-type="float">
            <text:p>6.703123</text:p>
          </table:table-cell>
          <table:table-cell office:value-type="float" office:value="6.73441805" calcext:value-type="float">
            <text:p>6.7344180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80595" calcext:value-type="float">
            <text:p>6.680595</text:p>
          </table:table-cell>
          <table:table-cell office:value-type="float" office:value="6.735757625" calcext:value-type="float">
            <text:p>6.73575762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207346" calcext:value-type="float">
            <text:p>6.207346</text:p>
          </table:table-cell>
          <table:table-cell office:value-type="float" office:value="6.7375359" calcext:value-type="float">
            <text:p>6.7375359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14482" calcext:value-type="float">
            <text:p>6.714482</text:p>
          </table:table-cell>
          <table:table-cell office:value-type="float" office:value="6.74533205" calcext:value-type="float">
            <text:p>6.7453320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99003" calcext:value-type="float">
            <text:p>6.699003</text:p>
          </table:table-cell>
          <table:table-cell office:value-type="float" office:value="6.746826375" calcext:value-type="float">
            <text:p>6.7468263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98793" calcext:value-type="float">
            <text:p>6.698793</text:p>
          </table:table-cell>
          <table:table-cell office:value-type="float" office:value="6.7484842875" calcext:value-type="float">
            <text:p>6.748484287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07437" calcext:value-type="float">
            <text:p>6.707437</text:p>
          </table:table-cell>
          <table:table-cell office:value-type="float" office:value="6.750051" calcext:value-type="float">
            <text:p>6.75005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23057" calcext:value-type="float">
            <text:p>6.723057</text:p>
          </table:table-cell>
          <table:table-cell office:value-type="float" office:value="6.75135885" calcext:value-type="float">
            <text:p>6.7513588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43711" calcext:value-type="float">
            <text:p>6.743711</text:p>
          </table:table-cell>
          <table:table-cell office:value-type="float" office:value="6.75227285" calcext:value-type="float">
            <text:p>6.7522728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67061" calcext:value-type="float">
            <text:p>6.767061</text:p>
          </table:table-cell>
          <table:table-cell office:value-type="float" office:value="6.752693575" calcext:value-type="float">
            <text:p>6.75269357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90585" calcext:value-type="float">
            <text:p>6.790585</text:p>
          </table:table-cell>
          <table:table-cell office:value-type="float" office:value="6.7525653375" calcext:value-type="float">
            <text:p>6.752565337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11876" calcext:value-type="float">
            <text:p>6.811876</text:p>
          </table:table-cell>
          <table:table-cell office:value-type="float" office:value="6.75188415" calcext:value-type="float">
            <text:p>6.7518841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28902" calcext:value-type="float">
            <text:p>6.828902</text:p>
          </table:table-cell>
          <table:table-cell office:value-type="float" office:value="6.7507053875" calcext:value-type="float">
            <text:p>6.75070538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40141" calcext:value-type="float">
            <text:p>6.840141</text:p>
          </table:table-cell>
          <table:table-cell office:value-type="float" office:value="6.7491534" calcext:value-type="float">
            <text:p>6.749153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44542" calcext:value-type="float">
            <text:p>6.844542</text:p>
          </table:table-cell>
          <table:table-cell office:value-type="float" office:value="6.747452225" calcext:value-type="float">
            <text:p>6.74745222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41431" calcext:value-type="float">
            <text:p>6.841431</text:p>
          </table:table-cell>
          <table:table-cell office:value-type="float" office:value="6.7462752375" calcext:value-type="float">
            <text:p>6.746275237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30533" calcext:value-type="float">
            <text:p>6.830533</text:p>
          </table:table-cell>
          <table:table-cell office:value-type="float" office:value="6.743004125" calcext:value-type="float">
            <text:p>6.7430041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12212" calcext:value-type="float">
            <text:p>6.812212</text:p>
          </table:table-cell>
          <table:table-cell office:value-type="float" office:value="6.740844525" calcext:value-type="float">
            <text:p>6.74084452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87717" calcext:value-type="float">
            <text:p>6.787717</text:p>
          </table:table-cell>
          <table:table-cell office:value-type="float" office:value="6.739256975" calcext:value-type="float">
            <text:p>6.7392569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59107" calcext:value-type="float">
            <text:p>6.759107</text:p>
          </table:table-cell>
          <table:table-cell office:value-type="float" office:value="6.7382514" calcext:value-type="float">
            <text:p>6.7382514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28638" calcext:value-type="float">
            <text:p>6.728638</text:p>
          </table:table-cell>
          <table:table-cell office:value-type="float" office:value="6.7378520375" calcext:value-type="float">
            <text:p>6.737852037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97764" calcext:value-type="float">
            <text:p>6.697764</text:p>
          </table:table-cell>
          <table:table-cell office:value-type="float" office:value="6.738066125" calcext:value-type="float">
            <text:p>6.73806612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65927" calcext:value-type="float">
            <text:p>6.665927</text:p>
          </table:table-cell>
          <table:table-cell office:value-type="float" office:value="6.7388917625" calcext:value-type="float">
            <text:p>6.738891762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28026" calcext:value-type="float">
            <text:p>6.628026</text:p>
          </table:table-cell>
          <table:table-cell office:value-type="float" office:value="6.7403353" calcext:value-type="float">
            <text:p>6.740335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58959" calcext:value-type="float">
            <text:p>6.558959</text:p>
          </table:table-cell>
          <table:table-cell office:value-type="float" office:value="6.7424544625" calcext:value-type="float">
            <text:p>6.742454462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805178" calcext:value-type="float">
            <text:p>5.805178</text:p>
          </table:table-cell>
          <table:table-cell office:value-type="float" office:value="6.7455973" calcext:value-type="float">
            <text:p>6.745597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35118" calcext:value-type="float">
            <text:p>6.835118</text:p>
          </table:table-cell>
          <table:table-cell office:value-type="float" office:value="6.758256775" calcext:value-type="float">
            <text:p>6.75825677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47135" calcext:value-type="float">
            <text:p>6.747135</text:p>
          </table:table-cell>
          <table:table-cell office:value-type="float" office:value="6.7580560375" calcext:value-type="float">
            <text:p>6.758056037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30282" calcext:value-type="float">
            <text:p>6.730282</text:p>
          </table:table-cell>
          <table:table-cell office:value-type="float" office:value="6.758889775" calcext:value-type="float">
            <text:p>6.75888977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33991" calcext:value-type="float">
            <text:p>6.733991</text:p>
          </table:table-cell>
          <table:table-cell office:value-type="float" office:value="6.7598035625" calcext:value-type="float">
            <text:p>6.759803562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48243" calcext:value-type="float">
            <text:p>6.748243</text:p>
          </table:table-cell>
          <table:table-cell office:value-type="float" office:value="6.7604949" calcext:value-type="float">
            <text:p>6.760494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68039" calcext:value-type="float">
            <text:p>6.768039</text:p>
          </table:table-cell>
          <table:table-cell office:value-type="float" office:value="6.760804825" calcext:value-type="float">
            <text:p>6.76080482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89381" calcext:value-type="float">
            <text:p>6.789381</text:p>
          </table:table-cell>
          <table:table-cell office:value-type="float" office:value="6.76065015" calcext:value-type="float">
            <text:p>6.7606501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088" calcext:value-type="float">
            <text:p>6.8088</text:p>
          </table:table-cell>
          <table:table-cell office:value-type="float" office:value="6.7600063875" calcext:value-type="float">
            <text:p>6.760006387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23663" calcext:value-type="float">
            <text:p>6.823663</text:p>
          </table:table-cell>
          <table:table-cell office:value-type="float" office:value="6.7588978125" calcext:value-type="float">
            <text:p>6.758897812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3246" calcext:value-type="float">
            <text:p>6.83246</text:p>
          </table:table-cell>
          <table:table-cell office:value-type="float" office:value="6.7573814375" calcext:value-type="float">
            <text:p>6.757381437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34795" calcext:value-type="float">
            <text:p>6.834795</text:p>
          </table:table-cell>
          <table:table-cell office:value-type="float" office:value="6.7555159875" calcext:value-type="float">
            <text:p>6.755515987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31079" calcext:value-type="float">
            <text:p>6.831079</text:p>
          </table:table-cell>
          <table:table-cell office:value-type="float" office:value="6.753284225" calcext:value-type="float">
            <text:p>6.7532842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22207" calcext:value-type="float">
            <text:p>6.822207</text:p>
          </table:table-cell>
          <table:table-cell office:value-type="float" office:value="6.750092775" calcext:value-type="float">
            <text:p>6.75009277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09414" calcext:value-type="float">
            <text:p>6.809414</text:p>
          </table:table-cell>
          <table:table-cell office:value-type="float" office:value="6.7526427" calcext:value-type="float">
            <text:p>6.7526427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94285" calcext:value-type="float">
            <text:p>6.794285</text:p>
          </table:table-cell>
          <table:table-cell office:value-type="float" office:value="6.75229265" calcext:value-type="float">
            <text:p>6.7522926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78665" calcext:value-type="float">
            <text:p>6.778665</text:p>
          </table:table-cell>
          <table:table-cell office:value-type="float" office:value="6.7518164375" calcext:value-type="float">
            <text:p>6.75181643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64314" calcext:value-type="float">
            <text:p>6.764314</text:p>
          </table:table-cell>
          <table:table-cell office:value-type="float" office:value="6.7514979375" calcext:value-type="float">
            <text:p>6.751497937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52364" calcext:value-type="float">
            <text:p>6.752364</text:p>
          </table:table-cell>
          <table:table-cell office:value-type="float" office:value="6.7514237" calcext:value-type="float">
            <text:p>6.751423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42875" calcext:value-type="float">
            <text:p>6.742875</text:p>
          </table:table-cell>
          <table:table-cell office:value-type="float" office:value="6.751612975" calcext:value-type="float">
            <text:p>6.75161297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34716" calcext:value-type="float">
            <text:p>6.734716</text:p>
          </table:table-cell>
          <table:table-cell office:value-type="float" office:value="6.75205695" calcext:value-type="float">
            <text:p>6.7520569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25719" calcext:value-type="float">
            <text:p>6.725719</text:p>
          </table:table-cell>
          <table:table-cell office:value-type="float" office:value="6.7527455125" calcext:value-type="float">
            <text:p>6.752745512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11814" calcext:value-type="float">
            <text:p>6.711814</text:p>
          </table:table-cell>
          <table:table-cell office:value-type="float" office:value="6.7536875625" calcext:value-type="float">
            <text:p>6.753687562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5119" calcext:value-type="float">
            <text:p>6.65119</text:p>
          </table:table-cell>
          <table:table-cell office:value-type="float" office:value="6.7549367625" calcext:value-type="float">
            <text:p>6.75493676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32041" calcext:value-type="float">
            <text:p>6.732041</text:p>
          </table:table-cell>
          <table:table-cell office:value-type="float" office:value="6.7570597375" calcext:value-type="float">
            <text:p>6.757059737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09592" calcext:value-type="float">
            <text:p>6.709592</text:p>
          </table:table-cell>
          <table:table-cell office:value-type="float" office:value="6.7582553" calcext:value-type="float">
            <text:p>6.7582553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02875" calcext:value-type="float">
            <text:p>6.702875</text:p>
          </table:table-cell>
          <table:table-cell office:value-type="float" office:value="6.7597641" calcext:value-type="float">
            <text:p>6.7597641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05877" calcext:value-type="float">
            <text:p>6.705877</text:p>
          </table:table-cell>
          <table:table-cell office:value-type="float" office:value="6.76132495" calcext:value-type="float">
            <text:p>6.7613249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1801" calcext:value-type="float">
            <text:p>6.71801</text:p>
          </table:table-cell>
          <table:table-cell office:value-type="float" office:value="6.762746975" calcext:value-type="float">
            <text:p>6.76274697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37197" calcext:value-type="float">
            <text:p>6.737197</text:p>
          </table:table-cell>
          <table:table-cell office:value-type="float" office:value="6.7638519625" calcext:value-type="float">
            <text:p>6.76385196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59749" calcext:value-type="float">
            <text:p>6.759749</text:p>
          </table:table-cell>
          <table:table-cell office:value-type="float" office:value="6.76450045" calcext:value-type="float">
            <text:p>6.7645004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81582" calcext:value-type="float">
            <text:p>6.781582</text:p>
          </table:table-cell>
          <table:table-cell office:value-type="float" office:value="6.7646162375" calcext:value-type="float">
            <text:p>6.76461623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99543" calcext:value-type="float">
            <text:p>6.799543</text:p>
          </table:table-cell>
          <table:table-cell office:value-type="float" office:value="6.7641943875" calcext:value-type="float">
            <text:p>6.76419438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812083" calcext:value-type="float">
            <text:p>6.812083</text:p>
          </table:table-cell>
          <table:table-cell office:value-type="float" office:value="6.7632931125" calcext:value-type="float">
            <text:p>6.76329311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819029" calcext:value-type="float">
            <text:p>6.819029</text:p>
          </table:table-cell>
          <table:table-cell office:value-type="float" office:value="6.76201785" calcext:value-type="float">
            <text:p>6.7620178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2077" calcext:value-type="float">
            <text:p>6.82077</text:p>
          </table:table-cell>
          <table:table-cell office:value-type="float" office:value="6.760509275" calcext:value-type="float">
            <text:p>6.76050927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17395" calcext:value-type="float">
            <text:p>6.817395</text:p>
          </table:table-cell>
          <table:table-cell office:value-type="float" office:value="6.7589735125" calcext:value-type="float">
            <text:p>6.75897351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08326" calcext:value-type="float">
            <text:p>6.808326</text:p>
          </table:table-cell>
          <table:table-cell office:value-type="float" office:value="6.7565326" calcext:value-type="float">
            <text:p>6.7565326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92721" calcext:value-type="float">
            <text:p>6.792721</text:p>
          </table:table-cell>
          <table:table-cell office:value-type="float" office:value="6.75490495" calcext:value-type="float">
            <text:p>6.7549049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7049" calcext:value-type="float">
            <text:p>6.77049</text:p>
          </table:table-cell>
          <table:table-cell office:value-type="float" office:value="6.75364755" calcext:value-type="float">
            <text:p>6.75364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43358" calcext:value-type="float">
            <text:p>6.743358</text:p>
          </table:table-cell>
          <table:table-cell office:value-type="float" office:value="6.7528559" calcext:value-type="float">
            <text:p>6.7528559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15143" calcext:value-type="float">
            <text:p>6.715143</text:p>
          </table:table-cell>
          <table:table-cell office:value-type="float" office:value="6.7526130125" calcext:value-type="float">
            <text:p>6.752613012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90731" calcext:value-type="float">
            <text:p>6.690731</text:p>
          </table:table-cell>
          <table:table-cell office:value-type="float" office:value="6.7529463125" calcext:value-type="float">
            <text:p>6.75294631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73984" calcext:value-type="float">
            <text:p>6.673984</text:p>
          </table:table-cell>
          <table:table-cell office:value-type="float" office:value="6.7538110125" calcext:value-type="float">
            <text:p>6.753811012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65488" calcext:value-type="float">
            <text:p>6.665488</text:p>
          </table:table-cell>
          <table:table-cell office:value-type="float" office:value="6.7551008375" calcext:value-type="float">
            <text:p>6.755100837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59932" calcext:value-type="float">
            <text:p>6.659932</text:p>
          </table:table-cell>
          <table:table-cell office:value-type="float" office:value="6.756688275" calcext:value-type="float">
            <text:p>6.75668827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16732" calcext:value-type="float">
            <text:p>6.616732</text:p>
          </table:table-cell>
          <table:table-cell office:value-type="float" office:value="6.75849965" calcext:value-type="float">
            <text:p>6.7584996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62635" calcext:value-type="float">
            <text:p>6.762635</text:p>
          </table:table-cell>
          <table:table-cell office:value-type="float" office:value="6.7609588625" calcext:value-type="float">
            <text:p>6.760958862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33145" calcext:value-type="float">
            <text:p>6.733145</text:p>
          </table:table-cell>
          <table:table-cell office:value-type="float" office:value="6.761648775" calcext:value-type="float">
            <text:p>6.7616487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33669" calcext:value-type="float">
            <text:p>6.733669</text:p>
          </table:table-cell>
          <table:table-cell office:value-type="float" office:value="6.762704975" calcext:value-type="float">
            <text:p>6.76270497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39692" calcext:value-type="float">
            <text:p>6.739692</text:p>
          </table:table-cell>
          <table:table-cell office:value-type="float" office:value="6.7636967375" calcext:value-type="float">
            <text:p>6.763696737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49427" calcext:value-type="float">
            <text:p>6.749427</text:p>
          </table:table-cell>
          <table:table-cell office:value-type="float" office:value="6.76450895" calcext:value-type="float">
            <text:p>6.7645089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62556" calcext:value-type="float">
            <text:p>6.762556</text:p>
          </table:table-cell>
          <table:table-cell office:value-type="float" office:value="6.7650677625" calcext:value-type="float">
            <text:p>6.765067762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78204" calcext:value-type="float">
            <text:p>6.778204</text:p>
          </table:table-cell>
          <table:table-cell office:value-type="float" office:value="6.76532855" calcext:value-type="float">
            <text:p>6.7653285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94773" calcext:value-type="float">
            <text:p>6.794773</text:p>
          </table:table-cell>
          <table:table-cell office:value-type="float" office:value="6.7652783625" calcext:value-type="float">
            <text:p>6.765278362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10289" calcext:value-type="float">
            <text:p>6.810289</text:p>
          </table:table-cell>
          <table:table-cell office:value-type="float" office:value="6.7649245875" calcext:value-type="float">
            <text:p>6.764924587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22857" calcext:value-type="float">
            <text:p>6.822857</text:p>
          </table:table-cell>
          <table:table-cell office:value-type="float" office:value="6.7642655625" calcext:value-type="float">
            <text:p>6.764265562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31038" calcext:value-type="float">
            <text:p>6.831038</text:p>
          </table:table-cell>
          <table:table-cell office:value-type="float" office:value="6.76324505" calcext:value-type="float">
            <text:p>6.7632450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34028" calcext:value-type="float">
            <text:p>6.834028</text:p>
          </table:table-cell>
          <table:table-cell office:value-type="float" office:value="6.7616595125" calcext:value-type="float">
            <text:p>6.761659512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31636" calcext:value-type="float">
            <text:p>6.831636</text:p>
          </table:table-cell>
          <table:table-cell office:value-type="float" office:value="6.7586352125" calcext:value-type="float">
            <text:p>6.758635212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2413" calcext:value-type="float">
            <text:p>6.82413</text:p>
          </table:table-cell>
          <table:table-cell office:value-type="float" office:value="6.796577825" calcext:value-type="float">
            <text:p>6.79657782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12065" calcext:value-type="float">
            <text:p>6.812065</text:p>
          </table:table-cell>
          <table:table-cell office:value-type="float" office:value="6.7979155625" calcext:value-type="float">
            <text:p>6.79791556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96177" calcext:value-type="float">
            <text:p>6.796177</text:p>
          </table:table-cell>
          <table:table-cell office:value-type="float" office:value="6.7981675" calcext:value-type="float">
            <text:p>6.798167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77369" calcext:value-type="float">
            <text:p>6.777369</text:p>
          </table:table-cell>
          <table:table-cell office:value-type="float" office:value="6.7981413375" calcext:value-type="float">
            <text:p>6.798141337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56802" calcext:value-type="float">
            <text:p>6.756802</text:p>
          </table:table-cell>
          <table:table-cell office:value-type="float" office:value="6.7981472375" calcext:value-type="float">
            <text:p>6.79814723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3609" calcext:value-type="float">
            <text:p>6.73609</text:p>
          </table:table-cell>
          <table:table-cell office:value-type="float" office:value="6.79837635" calcext:value-type="float">
            <text:p>6.7983763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17575" calcext:value-type="float">
            <text:p>6.717575</text:p>
          </table:table-cell>
          <table:table-cell office:value-type="float" office:value="6.79894875" calcext:value-type="float">
            <text:p>6.7989487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04743" calcext:value-type="float">
            <text:p>6.704743</text:p>
          </table:table-cell>
          <table:table-cell office:value-type="float" office:value="6.7999120875" calcext:value-type="float">
            <text:p>6.799912087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04047" calcext:value-type="float">
            <text:p>6.704047</text:p>
          </table:table-cell>
          <table:table-cell office:value-type="float" office:value="6.8012265625" calcext:value-type="float">
            <text:p>6.801226562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50383" calcext:value-type="float">
            <text:p>6.750383</text:p>
          </table:table-cell>
          <table:table-cell office:value-type="float" office:value="6.80272895" calcext:value-type="float">
            <text:p>6.8027289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79742" calcext:value-type="float">
            <text:p>6.579742</text:p>
          </table:table-cell>
          <table:table-cell office:value-type="float" office:value="6.8037841125" calcext:value-type="float">
            <text:p>6.803784112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57765" calcext:value-type="float">
            <text:p>6.657765</text:p>
          </table:table-cell>
          <table:table-cell office:value-type="float" office:value="6.807034175" calcext:value-type="float">
            <text:p>6.80703417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85208" calcext:value-type="float">
            <text:p>6.685208</text:p>
          </table:table-cell>
          <table:table-cell office:value-type="float" office:value="6.809292725" calcext:value-type="float">
            <text:p>6.80929272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07271" calcext:value-type="float">
            <text:p>6.707271</text:p>
          </table:table-cell>
          <table:table-cell office:value-type="float" office:value="6.8111179875" calcext:value-type="float">
            <text:p>6.811117987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27158" calcext:value-type="float">
            <text:p>6.727158</text:p>
          </table:table-cell>
          <table:table-cell office:value-type="float" office:value="6.812514475" calcext:value-type="float">
            <text:p>6.81251447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45765" calcext:value-type="float">
            <text:p>6.745765</text:p>
          </table:table-cell>
          <table:table-cell office:value-type="float" office:value="6.81346125" calcext:value-type="float">
            <text:p>6.8134612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63815" calcext:value-type="float">
            <text:p>6.763815</text:p>
          </table:table-cell>
          <table:table-cell office:value-type="float" office:value="6.8139429" calcext:value-type="float">
            <text:p>6.8139429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8141" calcext:value-type="float">
            <text:p>6.78141</text:p>
          </table:table-cell>
          <table:table-cell office:value-type="float" office:value="6.8139545625" calcext:value-type="float">
            <text:p>6.813954562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97559" calcext:value-type="float">
            <text:p>6.797559</text:p>
          </table:table-cell>
          <table:table-cell office:value-type="float" office:value="6.8135125625" calcext:value-type="float">
            <text:p>6.81351256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810386" calcext:value-type="float">
            <text:p>6.810386</text:p>
          </table:table-cell>
          <table:table-cell office:value-type="float" office:value="6.8126691625" calcext:value-type="float">
            <text:p>6.812669162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17936" calcext:value-type="float">
            <text:p>6.817936</text:p>
          </table:table-cell>
          <table:table-cell office:value-type="float" office:value="6.8115226625" calcext:value-type="float">
            <text:p>6.811522662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19059" calcext:value-type="float">
            <text:p>6.819059</text:p>
          </table:table-cell>
          <table:table-cell office:value-type="float" office:value="6.810223325" calcext:value-type="float">
            <text:p>6.81022332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13834" calcext:value-type="float">
            <text:p>6.813834</text:p>
          </table:table-cell>
          <table:table-cell office:value-type="float" office:value="6.8090328875" calcext:value-type="float">
            <text:p>6.809032887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03385" calcext:value-type="float">
            <text:p>6.803385</text:p>
          </table:table-cell>
          <table:table-cell office:value-type="float" office:value="6.8207164" calcext:value-type="float">
            <text:p>6.820716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89298" calcext:value-type="float">
            <text:p>6.789298</text:p>
          </table:table-cell>
          <table:table-cell office:value-type="float" office:value="6.8188718625" calcext:value-type="float">
            <text:p>6.81887186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73037" calcext:value-type="float">
            <text:p>6.773037</text:p>
          </table:table-cell>
          <table:table-cell office:value-type="float" office:value="6.8174862125" calcext:value-type="float">
            <text:p>6.817486212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55665" calcext:value-type="float">
            <text:p>6.755665</text:p>
          </table:table-cell>
          <table:table-cell office:value-type="float" office:value="6.8164969375" calcext:value-type="float">
            <text:p>6.816496937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3788" calcext:value-type="float">
            <text:p>6.73788</text:p>
          </table:table-cell>
          <table:table-cell office:value-type="float" office:value="6.8159434375" calcext:value-type="float">
            <text:p>6.815943437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20114" calcext:value-type="float">
            <text:p>6.720114</text:p>
          </table:table-cell>
          <table:table-cell office:value-type="float" office:value="6.81586915" calcext:value-type="float">
            <text:p>6.8158691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02353" calcext:value-type="float">
            <text:p>6.702353</text:p>
          </table:table-cell>
          <table:table-cell office:value-type="float" office:value="6.8162956375" calcext:value-type="float">
            <text:p>6.81629563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83224" calcext:value-type="float">
            <text:p>6.683224</text:p>
          </table:table-cell>
          <table:table-cell office:value-type="float" office:value="6.8172151125" calcext:value-type="float">
            <text:p>6.817215112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56254" calcext:value-type="float">
            <text:p>6.656254</text:p>
          </table:table-cell>
          <table:table-cell office:value-type="float" office:value="6.818606925" calcext:value-type="float">
            <text:p>6.81860692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75763" calcext:value-type="float">
            <text:p>6.575763</text:p>
          </table:table-cell>
          <table:table-cell office:value-type="float" office:value="6.8205096125" calcext:value-type="float">
            <text:p>6.820509612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026201" calcext:value-type="float">
            <text:p>7.026201</text:p>
          </table:table-cell>
          <table:table-cell office:value-type="float" office:value="6.8235218625" calcext:value-type="float">
            <text:p>6.823521862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8141" calcext:value-type="float">
            <text:p>6.78141</text:p>
          </table:table-cell>
          <table:table-cell office:value-type="float" office:value="6.8209346125" calcext:value-type="float">
            <text:p>6.820934612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56188" calcext:value-type="float">
            <text:p>6.756188</text:p>
          </table:table-cell>
          <table:table-cell office:value-type="float" office:value="6.821369" calcext:value-type="float">
            <text:p>6.82136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53185" calcext:value-type="float">
            <text:p>6.753185</text:p>
          </table:table-cell>
          <table:table-cell office:value-type="float" office:value="6.8220178625" calcext:value-type="float">
            <text:p>6.822017862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58375" calcext:value-type="float">
            <text:p>6.758375</text:p>
          </table:table-cell>
          <table:table-cell office:value-type="float" office:value="6.8225505375" calcext:value-type="float">
            <text:p>6.822550537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67506" calcext:value-type="float">
            <text:p>6.767506</text:p>
          </table:table-cell>
          <table:table-cell office:value-type="float" office:value="6.82282415" calcext:value-type="float">
            <text:p>6.8228241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78393" calcext:value-type="float">
            <text:p>6.778393</text:p>
          </table:table-cell>
          <table:table-cell office:value-type="float" office:value="6.822763075" calcext:value-type="float">
            <text:p>6.82276307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89801" calcext:value-type="float">
            <text:p>6.789801</text:p>
          </table:table-cell>
          <table:table-cell office:value-type="float" office:value="6.8223323" calcext:value-type="float">
            <text:p>6.822332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801083" calcext:value-type="float">
            <text:p>6.801083</text:p>
          </table:table-cell>
          <table:table-cell office:value-type="float" office:value="6.82152195" calcext:value-type="float">
            <text:p>6.8215219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1175" calcext:value-type="float">
            <text:p>6.81175</text:p>
          </table:table-cell>
          <table:table-cell office:value-type="float" office:value="6.8203336" calcext:value-type="float">
            <text:p>6.8203336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21028" calcext:value-type="float">
            <text:p>6.821028</text:p>
          </table:table-cell>
          <table:table-cell office:value-type="float" office:value="6.8187686" calcext:value-type="float">
            <text:p>6.8187686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27686" calcext:value-type="float">
            <text:p>6.827686</text:p>
          </table:table-cell>
          <table:table-cell office:value-type="float" office:value="6.81680885" calcext:value-type="float">
            <text:p>6.8168088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30296" calcext:value-type="float">
            <text:p>6.830296</text:p>
          </table:table-cell>
          <table:table-cell office:value-type="float" office:value="6.81430635" calcext:value-type="float">
            <text:p>6.8143063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27743" calcext:value-type="float">
            <text:p>6.827743</text:p>
          </table:table-cell>
          <table:table-cell office:value-type="float" office:value="6.8077114125" calcext:value-type="float">
            <text:p>6.807711412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19639" calcext:value-type="float">
            <text:p>6.819639</text:p>
          </table:table-cell>
          <table:table-cell office:value-type="float" office:value="6.8070241625" calcext:value-type="float">
            <text:p>6.807024162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06409" calcext:value-type="float">
            <text:p>6.806409</text:p>
          </table:table-cell>
          <table:table-cell office:value-type="float" office:value="6.8059135625" calcext:value-type="float">
            <text:p>6.805913562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89076" calcext:value-type="float">
            <text:p>6.789076</text:p>
          </table:table-cell>
          <table:table-cell office:value-type="float" office:value="6.8049648375" calcext:value-type="float">
            <text:p>6.804964837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69012" calcext:value-type="float">
            <text:p>6.769012</text:p>
          </table:table-cell>
          <table:table-cell office:value-type="float" office:value="6.804389725" calcext:value-type="float">
            <text:p>6.80438972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47834" calcext:value-type="float">
            <text:p>6.747834</text:p>
          </table:table-cell>
          <table:table-cell office:value-type="float" office:value="6.8042936125" calcext:value-type="float">
            <text:p>6.804293612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27441" calcext:value-type="float">
            <text:p>6.727441</text:p>
          </table:table-cell>
          <table:table-cell office:value-type="float" office:value="6.8047063" calcext:value-type="float">
            <text:p>6.8047063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10062" calcext:value-type="float">
            <text:p>6.710062</text:p>
          </table:table-cell>
          <table:table-cell office:value-type="float" office:value="6.805594225" calcext:value-type="float">
            <text:p>6.80559422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98343" calcext:value-type="float">
            <text:p>6.698343</text:p>
          </table:table-cell>
          <table:table-cell office:value-type="float" office:value="6.80687345" calcext:value-type="float">
            <text:p>6.8068734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97909" calcext:value-type="float">
            <text:p>6.697909</text:p>
          </table:table-cell>
          <table:table-cell office:value-type="float" office:value="6.8084211625" calcext:value-type="float">
            <text:p>6.80842116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22122" calcext:value-type="float">
            <text:p>6.622122</text:p>
          </table:table-cell>
          <table:table-cell office:value-type="float" office:value="6.810049125" calcext:value-type="float">
            <text:p>6.81004912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78114" calcext:value-type="float">
            <text:p>6.678114</text:p>
          </table:table-cell>
          <table:table-cell office:value-type="float" office:value="6.812658575" calcext:value-type="float">
            <text:p>6.81265857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92129" calcext:value-type="float">
            <text:p>6.692129</text:p>
          </table:table-cell>
          <table:table-cell office:value-type="float" office:value="6.81456195" calcext:value-type="float">
            <text:p>6.8145619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07158" calcext:value-type="float">
            <text:p>6.707158</text:p>
          </table:table-cell>
          <table:table-cell office:value-type="float" office:value="6.8162361125" calcext:value-type="float">
            <text:p>6.816236112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23927" calcext:value-type="float">
            <text:p>6.723927</text:p>
          </table:table-cell>
          <table:table-cell office:value-type="float" office:value="6.817610975" calcext:value-type="float">
            <text:p>6.8176109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41807" calcext:value-type="float">
            <text:p>6.741807</text:p>
          </table:table-cell>
          <table:table-cell office:value-type="float" office:value="6.818606" calcext:value-type="float">
            <text:p>6.81860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59907" calcext:value-type="float">
            <text:p>6.759907</text:p>
          </table:table-cell>
          <table:table-cell office:value-type="float" office:value="6.819162875" calcext:value-type="float">
            <text:p>6.81916287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7717" calcext:value-type="float">
            <text:p>6.77717</text:p>
          </table:table-cell>
          <table:table-cell office:value-type="float" office:value="6.8192624625" calcext:value-type="float">
            <text:p>6.819262462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92483" calcext:value-type="float">
            <text:p>6.792483</text:p>
          </table:table-cell>
          <table:table-cell office:value-type="float" office:value="6.8189274375" calcext:value-type="float">
            <text:p>6.818927437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04842" calcext:value-type="float">
            <text:p>6.804842</text:p>
          </table:table-cell>
          <table:table-cell office:value-type="float" office:value="6.8182059375" calcext:value-type="float">
            <text:p>6.818205937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13469" calcext:value-type="float">
            <text:p>6.813469</text:p>
          </table:table-cell>
          <table:table-cell office:value-type="float" office:value="6.817141825" calcext:value-type="float">
            <text:p>6.8171418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17828" calcext:value-type="float">
            <text:p>6.817828</text:p>
          </table:table-cell>
          <table:table-cell office:value-type="float" office:value="6.81574165" calcext:value-type="float">
            <text:p>6.8157416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17641" calcext:value-type="float">
            <text:p>6.817641</text:p>
          </table:table-cell>
          <table:table-cell office:value-type="float" office:value="6.813913575" calcext:value-type="float">
            <text:p>6.81391357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1301" calcext:value-type="float">
            <text:p>6.81301</text:p>
          </table:table-cell>
          <table:table-cell office:value-type="float" office:value="6.810384475" calcext:value-type="float">
            <text:p>6.81038447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04669" calcext:value-type="float">
            <text:p>6.804669</text:p>
          </table:table-cell>
          <table:table-cell office:value-type="float" office:value="6.8093855" calcext:value-type="float">
            <text:p>6.809385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94132" calcext:value-type="float">
            <text:p>6.794132</text:p>
          </table:table-cell>
          <table:table-cell office:value-type="float" office:value="6.8078830875" calcext:value-type="float">
            <text:p>6.807883087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83419" calcext:value-type="float">
            <text:p>6.783419</text:p>
          </table:table-cell>
          <table:table-cell office:value-type="float" office:value="6.8063679375" calcext:value-type="float">
            <text:p>6.806367937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74189" calcext:value-type="float">
            <text:p>6.774189</text:p>
          </table:table-cell>
          <table:table-cell office:value-type="float" office:value="6.80507345" calcext:value-type="float">
            <text:p>6.8050734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66471" calcext:value-type="float">
            <text:p>6.766471</text:p>
          </table:table-cell>
          <table:table-cell office:value-type="float" office:value="6.80416155" calcext:value-type="float">
            <text:p>6.8041615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57567" calcext:value-type="float">
            <text:p>6.757567</text:p>
          </table:table-cell>
          <table:table-cell office:value-type="float" office:value="6.80372315" calcext:value-type="float">
            <text:p>6.8037231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41216" calcext:value-type="float">
            <text:p>6.741216</text:p>
          </table:table-cell>
          <table:table-cell office:value-type="float" office:value="6.8037931" calcext:value-type="float">
            <text:p>6.803793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04195" calcext:value-type="float">
            <text:p>6.704195</text:p>
          </table:table-cell>
          <table:table-cell office:value-type="float" office:value="6.80440315" calcext:value-type="float">
            <text:p>6.8044031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92084" calcext:value-type="float">
            <text:p>6.592084</text:p>
          </table:table-cell>
          <table:table-cell office:value-type="float" office:value="6.80570135" calcext:value-type="float">
            <text:p>6.8057013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867045" calcext:value-type="float">
            <text:p>9.867045</text:p>
          </table:table-cell>
          <table:table-cell office:value-type="float" office:value="6.808506975" calcext:value-type="float">
            <text:p>6.80850697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931149" calcext:value-type="float">
            <text:p>6.931149</text:p>
          </table:table-cell>
          <table:table-cell office:value-type="float" office:value="6.7703838875" calcext:value-type="float">
            <text:p>6.770383887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3222" calcext:value-type="float">
            <text:p>6.83222</text:p>
          </table:table-cell>
          <table:table-cell office:value-type="float" office:value="6.7689046625" calcext:value-type="float">
            <text:p>6.768904662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94084" calcext:value-type="float">
            <text:p>6.794084</text:p>
          </table:table-cell>
          <table:table-cell office:value-type="float" office:value="6.7685755625" calcext:value-type="float">
            <text:p>6.768575562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77841" calcext:value-type="float">
            <text:p>6.777841</text:p>
          </table:table-cell>
          <table:table-cell office:value-type="float" office:value="6.7686247625" calcext:value-type="float">
            <text:p>6.768624762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75131" calcext:value-type="float">
            <text:p>6.775131</text:p>
          </table:table-cell>
          <table:table-cell office:value-type="float" office:value="6.768773875" calcext:value-type="float">
            <text:p>6.76877387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81882" calcext:value-type="float">
            <text:p>6.781882</text:p>
          </table:table-cell>
          <table:table-cell office:value-type="float" office:value="6.7688466125" calcext:value-type="float">
            <text:p>6.768846612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94642" calcext:value-type="float">
            <text:p>6.794642</text:p>
          </table:table-cell>
          <table:table-cell office:value-type="float" office:value="6.76870785" calcext:value-type="float">
            <text:p>6.7687078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809901" calcext:value-type="float">
            <text:p>6.809901</text:p>
          </table:table-cell>
          <table:table-cell office:value-type="float" office:value="6.7682487625" calcext:value-type="float">
            <text:p>6.768248762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824238" calcext:value-type="float">
            <text:p>6.824238</text:p>
          </table:table-cell>
          <table:table-cell office:value-type="float" office:value="6.767380025" calcext:value-type="float">
            <text:p>6.7673800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834796" calcext:value-type="float">
            <text:p>6.834796</text:p>
          </table:table-cell>
          <table:table-cell office:value-type="float" office:value="6.7660208" calcext:value-type="float">
            <text:p>6.7660208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39747" calcext:value-type="float">
            <text:p>6.839747</text:p>
          </table:table-cell>
          <table:table-cell office:value-type="float" office:value="6.7640615375" calcext:value-type="float">
            <text:p>6.764061537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38449" calcext:value-type="float">
            <text:p>6.838449</text:p>
          </table:table-cell>
          <table:table-cell office:value-type="float" office:value="6.7611842125" calcext:value-type="float">
            <text:p>6.76118421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31229" calcext:value-type="float">
            <text:p>6.831229</text:p>
          </table:table-cell>
          <table:table-cell office:value-type="float" office:value="6.754612625" calcext:value-type="float">
            <text:p>6.75461262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1899" calcext:value-type="float">
            <text:p>6.81899</text:p>
          </table:table-cell>
          <table:table-cell office:value-type="float" office:value="6.7569226875" calcext:value-type="float">
            <text:p>6.756922687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029" calcext:value-type="float">
            <text:p>6.8029</text:p>
          </table:table-cell>
          <table:table-cell office:value-type="float" office:value="6.75674445" calcext:value-type="float">
            <text:p>6.7567444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84297" calcext:value-type="float">
            <text:p>6.784297</text:p>
          </table:table-cell>
          <table:table-cell office:value-type="float" office:value="6.7561992625" calcext:value-type="float">
            <text:p>6.756199262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64748" calcext:value-type="float">
            <text:p>6.764748</text:p>
          </table:table-cell>
          <table:table-cell office:value-type="float" office:value="6.755731775" calcext:value-type="float">
            <text:p>6.75573177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4605" calcext:value-type="float">
            <text:p>6.74605</text:p>
          </table:table-cell>
          <table:table-cell office:value-type="float" office:value="6.755554625" calcext:value-type="float">
            <text:p>6.75555462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30087" calcext:value-type="float">
            <text:p>6.730087</text:p>
          </table:table-cell>
          <table:table-cell office:value-type="float" office:value="6.755777075" calcext:value-type="float">
            <text:p>6.75577707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18666" calcext:value-type="float">
            <text:p>6.718666</text:p>
          </table:table-cell>
          <table:table-cell office:value-type="float" office:value="6.7564268" calcext:value-type="float">
            <text:p>6.7564268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13989" calcext:value-type="float">
            <text:p>6.713989</text:p>
          </table:table-cell>
          <table:table-cell office:value-type="float" office:value="6.757457875" calcext:value-type="float">
            <text:p>6.7574578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23824" calcext:value-type="float">
            <text:p>6.723824</text:p>
          </table:table-cell>
          <table:table-cell office:value-type="float" office:value="6.7587551375" calcext:value-type="float">
            <text:p>6.758755137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748515" calcext:value-type="float">
            <text:p>7.748515</text:p>
          </table:table-cell>
          <table:table-cell office:value-type="float" office:value="6.760078675" calcext:value-type="float">
            <text:p>6.76007867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55822" calcext:value-type="float">
            <text:p>6.655822</text:p>
          </table:table-cell>
          <table:table-cell office:value-type="float" office:value="6.748672125" calcext:value-type="float">
            <text:p>6.74867212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78446" calcext:value-type="float">
            <text:p>6.678446</text:p>
          </table:table-cell>
          <table:table-cell office:value-type="float" office:value="6.7509321875" calcext:value-type="float">
            <text:p>6.750932187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93895" calcext:value-type="float">
            <text:p>6.693895</text:p>
          </table:table-cell>
          <table:table-cell office:value-type="float" office:value="6.7528533625" calcext:value-type="float">
            <text:p>6.752853362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11385" calcext:value-type="float">
            <text:p>6.711385</text:p>
          </table:table-cell>
          <table:table-cell office:value-type="float" office:value="6.754469875" calcext:value-type="float">
            <text:p>6.75446987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31937" calcext:value-type="float">
            <text:p>6.731937</text:p>
          </table:table-cell>
          <table:table-cell office:value-type="float" office:value="6.755709925" calcext:value-type="float">
            <text:p>6.75570992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54233" calcext:value-type="float">
            <text:p>6.754233</text:p>
          </table:table-cell>
          <table:table-cell office:value-type="float" office:value="6.75650005" calcext:value-type="float">
            <text:p>6.7565000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75911" calcext:value-type="float">
            <text:p>6.775911</text:p>
          </table:table-cell>
          <table:table-cell office:value-type="float" office:value="6.756797875" calcext:value-type="float">
            <text:p>6.75679787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94569" calcext:value-type="float">
            <text:p>6.794569</text:p>
          </table:table-cell>
          <table:table-cell office:value-type="float" office:value="6.756608875" calcext:value-type="float">
            <text:p>6.75660887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08469" calcext:value-type="float">
            <text:p>6.808469</text:p>
          </table:table-cell>
          <table:table-cell office:value-type="float" office:value="6.755989875" calcext:value-type="float">
            <text:p>6.75598987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16743" calcext:value-type="float">
            <text:p>6.816743</text:p>
          </table:table-cell>
          <table:table-cell office:value-type="float" office:value="6.7550439875" calcext:value-type="float">
            <text:p>6.755043987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19221" calcext:value-type="float">
            <text:p>6.819221</text:p>
          </table:table-cell>
          <table:table-cell office:value-type="float" office:value="6.753918575" calcext:value-type="float">
            <text:p>6.75391857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16161" calcext:value-type="float">
            <text:p>6.816161</text:p>
          </table:table-cell>
          <table:table-cell office:value-type="float" office:value="6.7528357875" calcext:value-type="float">
            <text:p>6.752835787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08097" calcext:value-type="float">
            <text:p>6.808097</text:p>
          </table:table-cell>
          <table:table-cell office:value-type="float" office:value="6.752502275" calcext:value-type="float">
            <text:p>6.75250227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95799" calcext:value-type="float">
            <text:p>6.795799</text:p>
          </table:table-cell>
          <table:table-cell office:value-type="float" office:value="6.7498982875" calcext:value-type="float">
            <text:p>6.74989828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80264" calcext:value-type="float">
            <text:p>6.780264</text:p>
          </table:table-cell>
          <table:table-cell office:value-type="float" office:value="6.7484918375" calcext:value-type="float">
            <text:p>6.748491837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6262" calcext:value-type="float">
            <text:p>6.76262</text:p>
          </table:table-cell>
          <table:table-cell office:value-type="float" office:value="6.747617025" calcext:value-type="float">
            <text:p>6.7476170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43931" calcext:value-type="float">
            <text:p>6.743931</text:p>
          </table:table-cell>
          <table:table-cell office:value-type="float" office:value="6.747213125" calcext:value-type="float">
            <text:p>6.74721312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24973" calcext:value-type="float">
            <text:p>6.724973</text:p>
          </table:table-cell>
          <table:table-cell office:value-type="float" office:value="6.7472503375" calcext:value-type="float">
            <text:p>6.747250337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06015" calcext:value-type="float">
            <text:p>6.706015</text:p>
          </table:table-cell>
          <table:table-cell office:value-type="float" office:value="6.747696725" calcext:value-type="float">
            <text:p>6.74769672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8655" calcext:value-type="float">
            <text:p>6.68655</text:p>
          </table:table-cell>
          <table:table-cell office:value-type="float" office:value="6.748524525" calcext:value-type="float">
            <text:p>6.74852452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64248" calcext:value-type="float">
            <text:p>6.664248</text:p>
          </table:table-cell>
          <table:table-cell office:value-type="float" office:value="6.74972165" calcext:value-type="float">
            <text:p>6.7497216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27486" calcext:value-type="float">
            <text:p>6.627486</text:p>
          </table:table-cell>
          <table:table-cell office:value-type="float" office:value="6.7513123375" calcext:value-type="float">
            <text:p>6.75131233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302701" calcext:value-type="float">
            <text:p>6.302701</text:p>
          </table:table-cell>
          <table:table-cell office:value-type="float" office:value="6.753468025" calcext:value-type="float">
            <text:p>6.75346802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72763" calcext:value-type="float">
            <text:p>6.772763</text:p>
          </table:table-cell>
          <table:table-cell office:value-type="float" office:value="6.759774275" calcext:value-type="float">
            <text:p>6.75977427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30791" calcext:value-type="float">
            <text:p>6.730791</text:p>
          </table:table-cell>
          <table:table-cell office:value-type="float" office:value="6.76026735" calcext:value-type="float">
            <text:p>6.7602673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30511" calcext:value-type="float">
            <text:p>6.730511</text:p>
          </table:table-cell>
          <table:table-cell office:value-type="float" office:value="6.76129985" calcext:value-type="float">
            <text:p>6.7612998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43067" calcext:value-type="float">
            <text:p>6.743067</text:p>
          </table:table-cell>
          <table:table-cell office:value-type="float" office:value="6.7622828875" calcext:value-type="float">
            <text:p>6.762282887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61323" calcext:value-type="float">
            <text:p>6.761323</text:p>
          </table:table-cell>
          <table:table-cell office:value-type="float" office:value="6.762977175" calcext:value-type="float">
            <text:p>6.76297717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80849" calcext:value-type="float">
            <text:p>6.780849</text:p>
          </table:table-cell>
          <table:table-cell office:value-type="float" office:value="6.7632380875" calcext:value-type="float">
            <text:p>6.763238087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98475" calcext:value-type="float">
            <text:p>6.798475</text:p>
          </table:table-cell>
          <table:table-cell office:value-type="float" office:value="6.7630000625" calcext:value-type="float">
            <text:p>6.763000062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124" calcext:value-type="float">
            <text:p>6.8124</text:p>
          </table:table-cell>
          <table:table-cell office:value-type="float" office:value="6.7622734" calcext:value-type="float">
            <text:p>6.7622734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2216" calcext:value-type="float">
            <text:p>6.82216</text:p>
          </table:table-cell>
          <table:table-cell office:value-type="float" office:value="6.76113075" calcext:value-type="float">
            <text:p>6.7611307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28146" calcext:value-type="float">
            <text:p>6.828146</text:p>
          </table:table-cell>
          <table:table-cell office:value-type="float" office:value="6.7596893125" calcext:value-type="float">
            <text:p>6.759689312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30878" calcext:value-type="float">
            <text:p>6.830878</text:p>
          </table:table-cell>
          <table:table-cell office:value-type="float" office:value="6.75810755" calcext:value-type="float">
            <text:p>6.7581075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30384" calcext:value-type="float">
            <text:p>6.830384</text:p>
          </table:table-cell>
          <table:table-cell office:value-type="float" office:value="6.75663675" calcext:value-type="float">
            <text:p>6.7566367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26062" calcext:value-type="float">
            <text:p>6.826062</text:p>
          </table:table-cell>
          <table:table-cell office:value-type="float" office:value="6.7560714625" calcext:value-type="float">
            <text:p>6.756071462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17147" calcext:value-type="float">
            <text:p>6.817147</text:p>
          </table:table-cell>
          <table:table-cell office:value-type="float" office:value="6.750710975" calcext:value-type="float">
            <text:p>6.75071097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03529" calcext:value-type="float">
            <text:p>6.803529</text:p>
          </table:table-cell>
          <table:table-cell office:value-type="float" office:value="6.748480775" calcext:value-type="float">
            <text:p>6.74848077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86357" calcext:value-type="float">
            <text:p>6.786357</text:p>
          </table:table-cell>
          <table:table-cell office:value-type="float" office:value="6.7471682375" calcext:value-type="float">
            <text:p>6.747168237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67874" calcext:value-type="float">
            <text:p>6.767874</text:p>
          </table:table-cell>
          <table:table-cell office:value-type="float" office:value="6.7466483" calcext:value-type="float">
            <text:p>6.7466483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50368" calcext:value-type="float">
            <text:p>6.750368</text:p>
          </table:table-cell>
          <table:table-cell office:value-type="float" office:value="6.746844775" calcext:value-type="float">
            <text:p>6.7468447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34763" calcext:value-type="float">
            <text:p>6.734763</text:p>
          </table:table-cell>
          <table:table-cell office:value-type="float" office:value="6.747630925" calcext:value-type="float">
            <text:p>6.7476309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19713" calcext:value-type="float">
            <text:p>6.719713</text:p>
          </table:table-cell>
          <table:table-cell office:value-type="float" office:value="6.7477938101" calcext:value-type="float">
            <text:p>6.747793810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01455" calcext:value-type="float">
            <text:p>6.701455</text:p>
          </table:table-cell>
          <table:table-cell office:value-type="float" office:value="6.7481538205" calcext:value-type="float">
            <text:p>6.748153820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71582" calcext:value-type="float">
            <text:p>6.671582</text:p>
          </table:table-cell>
          <table:table-cell office:value-type="float" office:value="6.7487602987" calcext:value-type="float">
            <text:p>6.748760298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35313" calcext:value-type="float">
            <text:p>6.535313</text:p>
          </table:table-cell>
          <table:table-cell office:value-type="float" office:value="6.7497758026" calcext:value-type="float">
            <text:p>6.749775802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33092" calcext:value-type="float">
            <text:p>6.733092</text:p>
          </table:table-cell>
          <table:table-cell office:value-type="float" office:value="6.7526353067" calcext:value-type="float">
            <text:p>6.75263530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84476" calcext:value-type="float">
            <text:p>6.684476</text:p>
          </table:table-cell>
          <table:table-cell office:value-type="float" office:value="6.7528994054" calcext:value-type="float">
            <text:p>6.7528994054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7292" calcext:value-type="float">
            <text:p>6.67292</text:p>
          </table:table-cell>
          <table:table-cell office:value-type="float" office:value="6.7538367123" calcext:value-type="float">
            <text:p>6.753836712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7986" calcext:value-type="float">
            <text:p>6.67986</text:p>
          </table:table-cell>
          <table:table-cell office:value-type="float" office:value="6.7549605556" calcext:value-type="float">
            <text:p>6.7549605556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01237" calcext:value-type="float">
            <text:p>6.701237</text:p>
          </table:table-cell>
          <table:table-cell office:value-type="float" office:value="6.7560183099" calcext:value-type="float">
            <text:p>6.7560183099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31399" calcext:value-type="float">
            <text:p>6.731399</text:p>
          </table:table-cell>
          <table:table-cell office:value-type="float" office:value="6.7568009" calcext:value-type="float">
            <text:p>6.7568009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63163" calcext:value-type="float">
            <text:p>6.763163</text:p>
          </table:table-cell>
          <table:table-cell office:value-type="float" office:value="6.7571690435" calcext:value-type="float">
            <text:p>6.757169043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9002" calcext:value-type="float">
            <text:p>6.79002</text:p>
          </table:table-cell>
          <table:table-cell office:value-type="float" office:value="6.7570808971" calcext:value-type="float">
            <text:p>6.757080897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08051" calcext:value-type="float">
            <text:p>6.808051</text:p>
          </table:table-cell>
          <table:table-cell office:value-type="float" office:value="6.7565892687" calcext:value-type="float">
            <text:p>6.756589268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16534" calcext:value-type="float">
            <text:p>6.816534</text:p>
          </table:table-cell>
          <table:table-cell office:value-type="float" office:value="6.7558095455" calcext:value-type="float">
            <text:p>6.755809545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17198" calcext:value-type="float">
            <text:p>6.817198</text:p>
          </table:table-cell>
          <table:table-cell office:value-type="float" office:value="6.7548753231" calcext:value-type="float">
            <text:p>6.754875323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12811" calcext:value-type="float">
            <text:p>6.812811</text:p>
          </table:table-cell>
          <table:table-cell office:value-type="float" office:value="6.7539015313" calcext:value-type="float">
            <text:p>6.753901531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05892" calcext:value-type="float">
            <text:p>6.805892</text:p>
          </table:table-cell>
          <table:table-cell office:value-type="float" office:value="6.7529664603" calcext:value-type="float">
            <text:p>6.7529664603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9802" calcext:value-type="float">
            <text:p>6.79802</text:p>
          </table:table-cell>
          <table:table-cell office:value-type="float" office:value="6.7521128226" calcext:value-type="float">
            <text:p>6.752112822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8977" calcext:value-type="float">
            <text:p>6.78977</text:p>
          </table:table-cell>
          <table:table-cell office:value-type="float" office:value="6.7513602459" calcext:value-type="float">
            <text:p>6.7513602459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8095" calcext:value-type="float">
            <text:p>6.78095</text:p>
          </table:table-cell>
          <table:table-cell office:value-type="float" office:value="6.7507200833" calcext:value-type="float">
            <text:p>6.75072008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70781" calcext:value-type="float">
            <text:p>6.770781</text:p>
          </table:table-cell>
          <table:table-cell office:value-type="float" office:value="6.7502077119" calcext:value-type="float">
            <text:p>6.7502077119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57915" calcext:value-type="float">
            <text:p>6.757915</text:p>
          </table:table-cell>
          <table:table-cell office:value-type="float" office:value="6.749853" calcext:value-type="float">
            <text:p>6.749853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40402" calcext:value-type="float">
            <text:p>6.740402</text:p>
          </table:table-cell>
          <table:table-cell office:value-type="float" office:value="6.7497115614" calcext:value-type="float">
            <text:p>6.749711561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155" calcext:value-type="float">
            <text:p>6.7155</text:p>
          </table:table-cell>
          <table:table-cell office:value-type="float" office:value="6.7498778036" calcext:value-type="float">
            <text:p>6.7498778036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78055" calcext:value-type="float">
            <text:p>6.678055</text:p>
          </table:table-cell>
          <table:table-cell office:value-type="float" office:value="6.7505028545" calcext:value-type="float">
            <text:p>6.750502854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09561" calcext:value-type="float">
            <text:p>6.609561</text:p>
          </table:table-cell>
          <table:table-cell office:value-type="float" office:value="6.7518444815" calcext:value-type="float">
            <text:p>6.751844481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312722" calcext:value-type="float">
            <text:p>6.312722</text:p>
          </table:table-cell>
          <table:table-cell office:value-type="float" office:value="6.7545290755" calcext:value-type="float">
            <text:p>6.754529075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016034" calcext:value-type="float">
            <text:p>7.016034</text:p>
          </table:table-cell>
          <table:table-cell office:value-type="float" office:value="6.7630253654" calcext:value-type="float">
            <text:p>6.7630253654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04731" calcext:value-type="float">
            <text:p>6.804731</text:p>
          </table:table-cell>
          <table:table-cell office:value-type="float" office:value="6.7580644118" calcext:value-type="float">
            <text:p>6.758064411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59285" calcext:value-type="float">
            <text:p>6.759285</text:p>
          </table:table-cell>
          <table:table-cell office:value-type="float" office:value="6.75713108" calcext:value-type="float">
            <text:p>6.7571310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46898" calcext:value-type="float">
            <text:p>6.746898</text:p>
          </table:table-cell>
          <table:table-cell office:value-type="float" office:value="6.7570871224" calcext:value-type="float">
            <text:p>6.7570871224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50576" calcext:value-type="float">
            <text:p>6.750576</text:p>
          </table:table-cell>
          <table:table-cell office:value-type="float" office:value="6.7572993958" calcext:value-type="float">
            <text:p>6.7572993958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63846" calcext:value-type="float">
            <text:p>6.763846</text:p>
          </table:table-cell>
          <table:table-cell office:value-type="float" office:value="6.7574424468" calcext:value-type="float">
            <text:p>6.7574424468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82065" calcext:value-type="float">
            <text:p>6.782065</text:p>
          </table:table-cell>
          <table:table-cell office:value-type="float" office:value="6.7573032391" calcext:value-type="float">
            <text:p>6.757303239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01152" calcext:value-type="float">
            <text:p>6.801152</text:p>
          </table:table-cell>
          <table:table-cell office:value-type="float" office:value="6.7567529778" calcext:value-type="float">
            <text:p>6.756752977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1777" calcext:value-type="float">
            <text:p>6.81777</text:p>
          </table:table-cell>
          <table:table-cell office:value-type="float" office:value="6.7557439091" calcext:value-type="float">
            <text:p>6.75574390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29707" calcext:value-type="float">
            <text:p>6.829707</text:p>
          </table:table-cell>
          <table:table-cell office:value-type="float" office:value="6.7543014419" calcext:value-type="float">
            <text:p>6.7543014419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35991" calcext:value-type="float">
            <text:p>6.835991</text:p>
          </table:table-cell>
          <table:table-cell office:value-type="float" office:value="6.7525060714" calcext:value-type="float">
            <text:p>6.752506071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36627" calcext:value-type="float">
            <text:p>6.836627</text:p>
          </table:table-cell>
          <table:table-cell office:value-type="float" office:value="6.7504698537" calcext:value-type="float">
            <text:p>6.750469853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3214" calcext:value-type="float">
            <text:p>6.83214</text:p>
          </table:table-cell>
          <table:table-cell office:value-type="float" office:value="6.748315925" calcext:value-type="float">
            <text:p>6.7483159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23216" calcext:value-type="float">
            <text:p>6.823216</text:p>
          </table:table-cell>
          <table:table-cell office:value-type="float" office:value="6.7461665897" calcext:value-type="float">
            <text:p>6.7461665897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10589" calcext:value-type="float">
            <text:p>6.810589</text:p>
          </table:table-cell>
          <table:table-cell office:value-type="float" office:value="6.7441389737" calcext:value-type="float">
            <text:p>6.744138973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95147" calcext:value-type="float">
            <text:p>6.795147</text:p>
          </table:table-cell>
          <table:table-cell office:value-type="float" office:value="6.742343027" calcext:value-type="float">
            <text:p>6.74234302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78059" calcext:value-type="float">
            <text:p>6.778059</text:p>
          </table:table-cell>
          <table:table-cell office:value-type="float" office:value="6.74087625" calcext:value-type="float">
            <text:p>6.7408762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60791" calcext:value-type="float">
            <text:p>6.760791</text:p>
          </table:table-cell>
          <table:table-cell office:value-type="float" office:value="6.7398138857" calcext:value-type="float">
            <text:p>6.739813885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45049" calcext:value-type="float">
            <text:p>6.745049</text:p>
          </table:table-cell>
          <table:table-cell office:value-type="float" office:value="6.7391969118" calcext:value-type="float">
            <text:p>6.739196911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32798" calcext:value-type="float">
            <text:p>6.732798</text:p>
          </table:table-cell>
          <table:table-cell office:value-type="float" office:value="6.7390195758" calcext:value-type="float">
            <text:p>6.739019575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2671" calcext:value-type="float">
            <text:p>6.72671</text:p>
          </table:table-cell>
          <table:table-cell office:value-type="float" office:value="6.739214" calcext:value-type="float">
            <text:p>6.739214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32598" calcext:value-type="float">
            <text:p>6.732598</text:p>
          </table:table-cell>
          <table:table-cell office:value-type="float" office:value="6.7396173548" calcext:value-type="float">
            <text:p>6.7396173548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8948" calcext:value-type="float">
            <text:p>6.78948</text:p>
          </table:table-cell>
          <table:table-cell office:value-type="float" office:value="6.7398513333" calcext:value-type="float">
            <text:p>6.7398513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99778" calcext:value-type="float">
            <text:p>6.599778</text:p>
          </table:table-cell>
          <table:table-cell office:value-type="float" office:value="6.73814" calcext:value-type="float">
            <text:p>6.73814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83283" calcext:value-type="float">
            <text:p>6.683283</text:p>
          </table:table-cell>
          <table:table-cell office:value-type="float" office:value="6.7430815" calcext:value-type="float">
            <text:p>6.743081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10279" calcext:value-type="float">
            <text:p>6.710279</text:p>
          </table:table-cell>
          <table:table-cell office:value-type="float" office:value="6.7452962593" calcext:value-type="float">
            <text:p>6.745296259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30308" calcext:value-type="float">
            <text:p>6.730308</text:p>
          </table:table-cell>
          <table:table-cell office:value-type="float" office:value="6.7466430769" calcext:value-type="float">
            <text:p>6.746643076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46908" calcext:value-type="float">
            <text:p>6.746908</text:p>
          </table:table-cell>
          <table:table-cell office:value-type="float" office:value="6.74729648" calcext:value-type="float">
            <text:p>6.7472964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60684" calcext:value-type="float">
            <text:p>6.760684</text:p>
          </table:table-cell>
          <table:table-cell office:value-type="float" office:value="6.7473126667" calcext:value-type="float">
            <text:p>6.74731266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72239" calcext:value-type="float">
            <text:p>6.772239</text:p>
          </table:table-cell>
          <table:table-cell office:value-type="float" office:value="6.7467313043" calcext:value-type="float">
            <text:p>6.746731304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8232" calcext:value-type="float">
            <text:p>6.78232</text:p>
          </table:table-cell>
          <table:table-cell office:value-type="float" office:value="6.7455718636" calcext:value-type="float">
            <text:p>6.745571863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91503" calcext:value-type="float">
            <text:p>6.791503</text:p>
          </table:table-cell>
          <table:table-cell office:value-type="float" office:value="6.7438219524" calcext:value-type="float">
            <text:p>6.7438219524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99941" calcext:value-type="float">
            <text:p>6.799941</text:p>
          </table:table-cell>
          <table:table-cell office:value-type="float" office:value="6.7414379" calcext:value-type="float">
            <text:p>6.741437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07201" calcext:value-type="float">
            <text:p>6.807201</text:p>
          </table:table-cell>
          <table:table-cell office:value-type="float" office:value="6.7383587895" calcext:value-type="float">
            <text:p>6.7383587895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12209" calcext:value-type="float">
            <text:p>6.812209</text:p>
          </table:table-cell>
          <table:table-cell office:value-type="float" office:value="6.7345342222" calcext:value-type="float">
            <text:p>6.73453422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13391" calcext:value-type="float">
            <text:p>6.813391</text:p>
          </table:table-cell>
          <table:table-cell office:value-type="float" office:value="6.7299651176" calcext:value-type="float">
            <text:p>6.729965117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09154" calcext:value-type="float">
            <text:p>6.809154</text:p>
          </table:table-cell>
          <table:table-cell office:value-type="float" office:value="6.724751" calcext:value-type="float">
            <text:p>6.724751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9861" calcext:value-type="float">
            <text:p>6.79861</text:p>
          </table:table-cell>
          <table:table-cell office:value-type="float" office:value="6.7191241333" calcext:value-type="float">
            <text:p>6.7191241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82196" calcext:value-type="float">
            <text:p>6.782196</text:p>
          </table:table-cell>
          <table:table-cell office:value-type="float" office:value="6.7134465714" calcext:value-type="float">
            <text:p>6.7134465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61807" calcext:value-type="float">
            <text:p>6.761807</text:p>
          </table:table-cell>
          <table:table-cell office:value-type="float" office:value="6.7081581538" calcext:value-type="float">
            <text:p>6.708158153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40342" calcext:value-type="float">
            <text:p>6.740342</text:p>
          </table:table-cell>
          <table:table-cell office:value-type="float" office:value="6.7036874167" calcext:value-type="float">
            <text:p>6.70368741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20988" calcext:value-type="float">
            <text:p>6.720988</text:p>
          </table:table-cell>
          <table:table-cell office:value-type="float" office:value="6.7003551818" calcext:value-type="float">
            <text:p>6.700355181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06845" calcext:value-type="float">
            <text:p>6.706845</text:p>
          </table:table-cell>
          <table:table-cell office:value-type="float" office:value="6.6982919" calcext:value-type="float">
            <text:p>6.698291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01605" calcext:value-type="float">
            <text:p>6.701605</text:p>
          </table:table-cell>
          <table:table-cell office:value-type="float" office:value="6.6973415556" calcext:value-type="float">
            <text:p>6.6973415556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13214" calcext:value-type="float">
            <text:p>6.713214</text:p>
          </table:table-cell>
          <table:table-cell office:value-type="float" office:value="6.696808625" calcext:value-type="float">
            <text:p>6.6968086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85161" calcext:value-type="float">
            <text:p>6.785161</text:p>
          </table:table-cell>
          <table:table-cell office:value-type="float" office:value="6.694465" calcext:value-type="float">
            <text:p>6.69446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397223" calcext:value-type="float">
            <text:p>6.397223</text:p>
          </table:table-cell>
          <table:table-cell office:value-type="float" office:value="6.679349" calcext:value-type="float">
            <text:p>6.679349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38731" calcext:value-type="float">
            <text:p>6.638731</text:p>
          </table:table-cell>
          <table:table-cell office:value-type="float" office:value="6.7357742" calcext:value-type="float">
            <text:p>6.735774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98526" calcext:value-type="float">
            <text:p>6.698526</text:p>
          </table:table-cell>
          <table:table-cell office:value-type="float" office:value="6.760035" calcext:value-type="float">
            <text:p>6.76003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44762" calcext:value-type="float">
            <text:p>6.744762</text:p>
          </table:table-cell>
          <table:table-cell office:value-type="float" office:value="6.780538" calcext:value-type="float">
            <text:p>6.780538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83592" calcext:value-type="float">
            <text:p>6.783592</text:p>
          </table:table-cell>
          <table:table-cell office:value-type="float" office:value="6.798426" calcext:value-type="float">
            <text:p>6.798426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81326" calcext:value-type="float">
            <text:p>6.813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48:17.549591852</dc:date>
    <meta:document-statistic meta:table-count="1" meta:cell-count="3175" meta:object-count="0"/>
    <meta:generator>LibreOffice/4.2.7.2$Linux_X86_64 LibreOffice_project/420m0$Build-2</meta:generator>
  </office:meta>
</office:document-meta>
</file>